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5.542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6.997cm"/>
    </style:style>
    <style:style style:name="co6" style:family="table-column">
      <style:table-column-properties fo:break-before="auto" style:column-width="9.051cm"/>
    </style:style>
    <style:style style:name="co7" style:family="table-column">
      <style:table-column-properties fo:break-before="auto" style:column-width="8.551cm"/>
    </style:style>
    <style:style style:name="co8" style:family="table-column">
      <style:table-column-properties fo:break-before="auto" style:column-width="4.831cm"/>
    </style:style>
    <style:style style:name="co9" style:family="table-column">
      <style:table-column-properties fo:break-before="auto" style:column-width="11.659cm"/>
    </style:style>
    <style:style style:name="co10" style:family="table-column">
      <style:table-column-properties fo:break-before="auto" style:column-width="7.602cm"/>
    </style:style>
    <style:style style:name="co11" style:family="table-column">
      <style:table-column-properties fo:break-before="auto" style:column-width="1.961cm"/>
    </style:style>
    <style:style style:name="co12" style:family="table-column">
      <style:table-column-properties fo:break-before="auto" style:column-width="8.58cm"/>
    </style:style>
    <style:style style:name="co13" style:family="table-column">
      <style:table-column-properties fo:break-before="auto" style:column-width="3.595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0.593cm"/>
    </style:style>
    <style:style style:name="co18" style:family="table-column">
      <style:table-column-properties fo:break-before="auto" style:column-width="6.248cm"/>
    </style:style>
    <style:style style:name="co19" style:family="table-column">
      <style:table-column-properties fo:break-before="auto" style:column-width="2.058cm"/>
    </style:style>
    <style:style style:name="co20" style:family="table-column">
      <style:table-column-properties fo:break-before="auto" style:column-width="5.831cm"/>
    </style:style>
    <style:style style:name="co17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1.988cm"/>
    </style:style>
    <style:style style:name="co29" style:family="table-column">
      <style:table-column-properties fo:break-before="auto" style:column-width="2.568cm"/>
    </style:style>
    <style:style style:name="co30" style:family="table-column">
      <style:table-column-properties fo:break-before="auto" style:column-width="2.173cm"/>
    </style:style>
    <style:style style:name="co24" style:family="table-column">
      <style:table-column-properties fo:break-before="auto" style:column-width="6.387cm"/>
    </style:style>
    <style:style style:name="co31" style:family="table-column">
      <style:table-column-properties fo:break-before="auto" style:column-width="2.147cm"/>
    </style:style>
    <style:style style:name="co32" style:family="table-column">
      <style:table-column-properties fo:break-before="auto" style:column-width="5.043cm"/>
    </style:style>
    <style:style style:name="co33" style:family="table-column">
      <style:table-column-properties fo:break-before="auto" style:column-width="8.149cm"/>
    </style:style>
    <style:style style:name="co34" style:family="table-column">
      <style:table-column-properties fo:break-before="auto" style:column-width="11.072cm"/>
    </style:style>
    <style:style style:name="co35" style:family="table-column">
      <style:table-column-properties fo:break-before="auto" style:column-width="5.385cm"/>
    </style:style>
    <style:style style:name="co36" style:family="table-column">
      <style:table-column-properties fo:break-before="auto" style:column-width="8.123cm"/>
    </style:style>
    <style:style style:name="co37" style:family="table-column">
      <style:table-column-properties fo:break-before="auto" style:column-width="2.252cm"/>
    </style:style>
    <style:style style:name="co23" style:family="table-column">
      <style:table-column-properties fo:break-before="auto" style:column-width="2.279cm"/>
    </style:style>
    <style:style style:name="co39" style:family="table-column">
      <style:table-column-properties fo:break-before="auto" style:column-width="2.085cm"/>
    </style:style>
    <style:style style:name="co40" style:family="table-column">
      <style:table-column-properties fo:break-before="auto" style:column-width="2.695cm"/>
    </style:style>
    <style:style style:name="co41" style:family="table-column">
      <style:table-column-properties fo:break-before="auto" style:column-width="5.304cm"/>
    </style:style>
    <style:style style:name="co42" style:family="table-column">
      <style:table-column-properties fo:break-before="auto" style:column-width="7.519cm"/>
    </style:style>
    <style:style style:name="co43" style:family="table-column">
      <style:table-column-properties fo:break-before="auto" style:column-width="2.99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 style:data-style-name="N2"/>
    <style:style style:name="ce8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/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1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Rider</text:p>
          </table:table-cell>
          <table:table-cell office:value-type="string">
            <text:p>Group</text:p>
          </table:table-cell>
          <table:table-cell office:value-type="string">
            <text:p>Time</text:p>
          </table:table-cell>
          <table:table-cell office:value-type="string">
            <text:p>Instagram</text:p>
          </table:table-cell>
          <table:table-cell office:value-type="string">
            <text:p>Facebook</text:p>
          </table:table-cell>
          <table:table-cell office:value-type="string">
            <text:p>Youtube</text:p>
          </table:table-cell>
          <table:table-cell office:value-type="string">
            <text:p>Method</text:p>
          </table:table-cell>
          <table:table-cell office:value-type="string">
            <text:p>Link</text:p>
          </table:table-cell>
          <table:table-cell office:value-type="string">
            <text:p>Moto</text:p>
          </table:table-cell>
          <table:table-cell/>
          <table:table-cell office:value-type="string">
            <text:p>Type</text:p>
          </table:table-cell>
          <table:table-cell table:style-name="Default" office:value-type="string">
            <text:p>Tyres</text:p>
          </table:table-cell>
          <table:table-cell table:style-name="Default" office:value-type="string">
            <text:p>Date</text:p>
          </table:table-cell>
          <table:table-cell office:value-type="string">
            <text:p>Organizer</text:p>
          </table:table-cell>
          <table:table-cell office:value-type="string">
            <text:p>Se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bak#66_Grzegorz Hanuszewicz</text:p>
          </table:table-cell>
          <table:table-cell/>
          <table:table-cell office:value-type="float" office:value="41.76">
            <text:p>41,76</text:p>
          </table:table-cell>
          <table:table-cell office:value-type="string">
            <text:p>https://instagram.com/robak66rr</text:p>
          </table:table-cell>
          <table:table-cell/>
          <table:table-cell office:value-type="string">
            <text:p>https://www.youtube.com/watch?v=DVSyvmzuBZY</text:p>
          </table:table-cell>
          <table:table-cell office:value-type="string">
            <text:p>AIM Solo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SM</text:p>
          </table:table-cell>
          <table:table-cell office:value-type="date" office:date-value="2020-08-20">
            <text:p>20.08.2020</text:p>
          </table:table-cell>
          <table:table-cell office:value-type="string">
            <text:p>TrackAttack.pl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otr Zuchniarz</text:p>
          </table:table-cell>
          <table:table-cell/>
          <table:table-cell office:value-type="float" office:value="42.05">
            <text:p>42,05</text:p>
          </table:table-cell>
          <table:table-cell/>
          <table:table-cell office:value-type="string">
            <text:p>https://facebook.com/profile.php?id=100009970063162</text:p>
          </table:table-cell>
          <table:table-cell office:value-type="string">
            <text:p>https://www.youtube.com/watch?v=HNgAaSlXTa0</text:p>
          </table:table-cell>
          <table:table-cell office:value-type="string">
            <text:p>LapTimer</text:p>
          </table:table-cell>
          <table:table-cell/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  <table:table-cell office:value-type="string">
            <text:p>Dunlop Sportmax D211+ K2</text:p>
          </table:table-cell>
          <table:table-cell table:style-name="Default" office:value-type="string">
            <text:p>14.08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zemysław Różyński</text:p>
          </table:table-cell>
          <table:table-cell/>
          <table:table-cell office:value-type="float" office:value="42.12">
            <text:p>42,12</text:p>
          </table:table-cell>
          <table:table-cell/>
          <table:table-cell office:value-type="string">
            <text:p>https://facebook.com/przemzrr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6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Pirelli Supercorsa SC1 + SC2</text:p>
          </table:table-cell>
          <table:table-cell office:value-type="date" office:date-value="2017-01-01">
            <text:p>1.01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wid Ustarbowski</text:p>
          </table:table-cell>
          <table:table-cell/>
          <table:table-cell office:value-type="float" office:value="42.45">
            <text:p>42,45</text:p>
          </table:table-cell>
          <table:table-cell/>
          <table:table-cell office:value-type="string">
            <text:p>https://facebook.com/dawid.ustarbowski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1</text:p>
          </table:table-cell>
          <table:table-cell office:value-type="float" office:value="2001">
            <text:p>2001</text:p>
          </table:table-cell>
          <table:table-cell office:value-type="string">
            <text:p>Sport</text:p>
          </table:table-cell>
          <table:table-cell office:value-type="string">
            <text:p>Dunlop D211 s, Metzeler Racetec K3</text:p>
          </table:table-cell>
          <table:table-cell table:style-name="Default" office:value-type="string">
            <text:p>18.07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am Jaszczak</text:p>
          </table:table-cell>
          <table:table-cell/>
          <table:table-cell office:value-type="float" office:value="42.46">
            <text:p>42,46</text:p>
          </table:table-cell>
          <table:table-cell office:value-type="string">
            <text:p>https://instagram.com/848.braaaap</text:p>
          </table:table-cell>
          <table:table-cell table:number-columns-repeated="2"/>
          <table:table-cell office:value-type="string">
            <text:p>AIM Solo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RR Slick K2</text:p>
          </table:table-cell>
          <table:table-cell table:style-name="Default" office:value-type="string">
            <text:p>02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n Dumara</text:p>
          </table:table-cell>
          <table:table-cell/>
          <table:table-cell office:value-type="float" office:value="42.63">
            <text:p>42,63</text:p>
          </table:table-cell>
          <table:table-cell office:value-type="string">
            <text:p>https://instagram.com/janekdumara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  <table:table-cell office:value-type="string">
            <text:p>Bridgestone Battlax Racing V02R Soft</text:p>
          </table:table-cell>
          <table:table-cell table:style-name="Default"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n Dumara</text:p>
          </table:table-cell>
          <table:table-cell/>
          <table:table-cell office:value-type="float" office:value="42.77">
            <text:p>42,77</text:p>
          </table:table-cell>
          <table:table-cell office:value-type="string">
            <text:p>https://instagram.com/janekdumara</text:p>
          </table:table-cell>
          <table:table-cell/>
          <table:table-cell office:value-type="string">
            <text:p>https://www.youtube.com/watch?v=UG2P0IQbdBs</text:p>
          </table:table-cell>
          <table:table-cell office:value-type="string">
            <text:p>LapTimer</text:p>
          </table:table-cell>
          <table:table-cell/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08.09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otr Stachlewski</text:p>
          </table:table-cell>
          <table:table-cell/>
          <table:table-cell office:value-type="float" office:value="43.38">
            <text:p>43,38</text:p>
          </table:table-cell>
          <table:table-cell/>
          <table:table-cell office:value-type="string">
            <text:p>https://facebook.com/profile.php?id=10009188327023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4a1679954a76481131b423c</text:p>
          </table:table-cell>
          <table:table-cell office:value-type="string">
            <text:p>Honda CBR600RR</text:p>
          </table:table-cell>
          <table:table-cell/>
          <table:table-cell office:value-type="string">
            <text:p>Sport</text:p>
          </table:table-cell>
          <table:table-cell office:value-type="string">
            <text:p>Metzeler Racetec TD</text:p>
          </table:table-cell>
          <table:table-cell table:style-name="Default" office:value-type="string">
            <text:p>02.07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rzysztof Komornicki</text:p>
          </table:table-cell>
          <table:table-cell/>
          <table:table-cell office:value-type="float" office:value="43.42">
            <text:p>43,42</text:p>
          </table:table-cell>
          <table:table-cell office:value-type="string">
            <text:p>https://instagram.com/komornicki_888</text:p>
          </table:table-cell>
          <table:table-cell table:number-columns-repeated="2"/>
          <table:table-cell office:value-type="string">
            <text:p>PZRacing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SM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ilosz Kurkul</text:p>
          </table:table-cell>
          <table:table-cell/>
          <table:table-cell office:value-type="float" office:value="43.48">
            <text:p>43,48</text:p>
          </table:table-cell>
          <table:table-cell table:number-columns-repeated="2"/>
          <table:table-cell office:value-type="string">
            <text:p>https://www.youtube.com/watch?v=ugJNTPsMuMY</text:p>
          </table:table-cell>
          <table:table-cell office:value-type="string">
            <text:p>RaceBox</text:p>
          </table:table-cell>
          <table:table-cell/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3.05.2018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obert Robson</text:p>
          </table:table-cell>
          <table:table-cell/>
          <table:table-cell office:value-type="float" office:value="43.55">
            <text:p>43,55</text:p>
          </table:table-cell>
          <table:table-cell office:value-type="string">
            <text:p>https://instagram.com/robson1000rr</text:p>
          </table:table-cell>
          <table:table-cell table:number-columns-repeated="2"/>
          <table:table-cell office:value-type="string">
            <text:p>AIM Solo</text:p>
          </table:table-cell>
          <table:table-cell/>
          <table:table-cell office:value-type="string">
            <text:p>Honda CRF 450 R</text:p>
          </table:table-cell>
          <table:table-cell/>
          <table:table-cell office:value-type="string">
            <text:p>SuperMoto</text:p>
          </table:table-cell>
          <table:table-cell office:value-type="string">
            <text:p>Michelin Power Supermoto B, Metzeler K1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ichał Rainbow</text:p>
          </table:table-cell>
          <table:table-cell/>
          <table:table-cell office:value-type="float" office:value="43.55">
            <text:p>43,55</text:p>
          </table:table-cell>
          <table:table-cell office:value-type="string">
            <text:p>https://instagram.com/rainbowmichal</text:p>
          </table:table-cell>
          <table:table-cell table:number-columns-repeated="2"/>
          <table:table-cell office:value-type="string">
            <text:p>PZRacing</text:p>
          </table:table-cell>
          <table:table-cell/>
          <table:table-cell office:value-type="string">
            <text:p>BMW 1000RR HP4</text:p>
          </table:table-cell>
          <table:table-cell office:value-type="float" office:value="2014">
            <text:p>2014</text:p>
          </table:table-cell>
          <table:table-cell office:value-type="string">
            <text:p>Sport</text:p>
          </table:table-cell>
          <table:table-cell office:value-type="string">
            <text:p>Dunlop KR</text:p>
          </table:table-cell>
          <table:table-cell table:style-name="Default"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otr Stachlewski</text:p>
          </table:table-cell>
          <table:table-cell/>
          <table:table-cell office:value-type="float" office:value="43.6">
            <text:p>43,6</text:p>
          </table:table-cell>
          <table:table-cell/>
          <table:table-cell office:value-type="string">
            <text:p>https://facebook.com/profile.php?id=10009188327023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4d3c73a75a0a6cdcf1b423c</text:p>
          </table:table-cell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  <table:table-cell office:value-type="string">
            <text:p>Dunlop d213</text:p>
          </table:table-cell>
          <table:table-cell table:style-name="Default" office:value-type="string">
            <text:p>09.08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rek Mordecki</text:p>
          </table:table-cell>
          <table:table-cell/>
          <table:table-cell office:value-type="float" office:value="43.65">
            <text:p>43,65</text:p>
          </table:table-cell>
          <table:table-cell office:value-type="string">
            <text:p>https://instagram.com/mirekmordecki</text:p>
          </table:table-cell>
          <table:table-cell table:number-columns-repeated="2"/>
          <table:table-cell office:value-type="string">
            <text:p>RaceBox</text:p>
          </table:table-cell>
          <table:table-cell/>
          <table:table-cell office:value-type="string">
            <text:p>Honda CBR 6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Pirelli Supercorsa SP V02</text:p>
          </table:table-cell>
          <table:table-cell table:style-name="Default"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sy#84</text:p>
          </table:table-cell>
          <table:table-cell/>
          <table:table-cell office:value-type="float" office:value="43.69">
            <text:p>43,69</text:p>
          </table:table-cell>
          <table:table-cell table:number-columns-repeated="2"/>
          <table:table-cell office:value-type="string">
            <text:p>https://www.youtube.com/watch?v=zTMPzs5I0Og</text:p>
          </table:table-cell>
          <table:table-cell office:value-type="string">
            <text:p>LapTimer</text:p>
          </table:table-cell>
          <table:table-cell/>
          <table:table-cell office:value-type="string">
            <text:p>Honda CBR1000RR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01.05.2019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ukasz Knapik</text:p>
          </table:table-cell>
          <table:table-cell/>
          <table:table-cell office:value-type="float" office:value="43.78">
            <text:p>43,78</text:p>
          </table:table-cell>
          <table:table-cell/>
          <table:table-cell office:value-type="string">
            <text:p>https://facebook.com/loki.balboa.3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Yamaha R6 – 2005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  <table:table-cell office:value-type="string">
            <text:p>Pirelli SuperCorsa 2 &amp; 1</text:p>
          </table:table-cell>
          <table:table-cell table:style-name="Default" office:value-type="string">
            <text:p>03.06.2025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nk</text:p>
          </table:table-cell>
          <table:table-cell/>
          <table:table-cell office:value-type="float" office:value="43.96">
            <text:p>43,96</text:p>
          </table:table-cell>
          <table:table-cell office:value-type="string">
            <text:p>https://instagram.com/cnk.moto</text:p>
          </table:table-cell>
          <table:table-cell/>
          <table:table-cell office:value-type="string">
            <text:p>https://www.youtube.com/watch?v=dKhD-9K65kI</text:p>
          </table:table-cell>
          <table:table-cell office:value-type="string">
            <text:p>Dragy</text:p>
          </table:table-cell>
          <table:table-cell/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1 &amp; 3</text:p>
          </table:table-cell>
          <table:table-cell table:style-name="Default" office:value-type="string">
            <text:p>27.08.201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ciej Markowski</text:p>
          </table:table-cell>
          <table:table-cell/>
          <table:table-cell office:value-type="float" office:value="44.03">
            <text:p>44,03</text:p>
          </table:table-cell>
          <table:table-cell/>
          <table:table-cell office:value-type="string">
            <text:p>https://facebook.com/profile.php?id=10007800214515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b9b7d223b7d5453c270af7</text:p>
          </table:table-cell>
          <table:table-cell office:value-type="string">
            <text:p>Ducati Panigale V4S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P V4</text:p>
          </table:table-cell>
          <table:table-cell table:style-name="Default" office:value-type="string">
            <text:p>04.09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ut (Tomek Rutecki)</text:p>
          </table:table-cell>
          <table:table-cell/>
          <table:table-cell office:value-type="float" office:value="44.05">
            <text:p>44,05</text:p>
          </table:table-cell>
          <table:table-cell/>
          <table:table-cell office:value-type="string">
            <text:p>https://facebook.com/tomek.rutecki.7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Triumph Street Triple 1200RS</text:p>
          </table:table-cell>
          <table:table-cell/>
          <table:table-cell office:value-type="string">
            <text:p>Naked</text:p>
          </table:table-cell>
          <table:table-cell office:value-type="string">
            <text:p>Metzeler Racetec K3</text:p>
          </table:table-cell>
          <table:table-cell table:style-name="Default" office:value-type="string">
            <text:p>25.08.201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ławomir Bławat</text:p>
          </table:table-cell>
          <table:table-cell/>
          <table:table-cell office:value-type="float" office:value="44.19">
            <text:p>44,19</text:p>
          </table:table-cell>
          <table:table-cell/>
          <table:table-cell office:value-type="string">
            <text:p>https://facebook.com/profile.php?id=100001693468146</text:p>
          </table:table-cell>
          <table:table-cell/>
          <table:table-cell office:value-type="string">
            <text:p>QSTARZ</text:p>
          </table:table-cell>
          <table:table-cell/>
          <table:table-cell office:value-type="string">
            <text:p>YCF 190 SM</text:p>
          </table:table-cell>
          <table:table-cell/>
          <table:table-cell office:value-type="string">
            <text:p>PitBike</text:p>
          </table:table-cell>
          <table:table-cell office:value-type="string">
            <text:p>PMT Super Soft</text:p>
          </table:table-cell>
          <table:table-cell table:style-name="Default"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float" office:value="44.21">
            <text:p>44,21</text:p>
          </table:table-cell>
          <table:table-cell office:value-type="string">
            <text:p>https://instagram.com/byku_98</text:p>
          </table:table-cell>
          <table:table-cell/>
          <table:table-cell office:value-type="string">
            <text:p>https://www.youtube.com/watch?v=9RfWD7viUCc</text:p>
          </table:table-cell>
          <table:table-cell office:value-type="string">
            <text:p>LapTimer</text:p>
          </table:table-cell>
          <table:table-cell/>
          <table:table-cell office:value-type="string">
            <text:p>Suzuki GSX-R 750 K7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Metzeller Racetec TD slick &amp; <text:s/>Bridgestone V02 soft</text:p>
          </table:table-cell>
          <table:table-cell table:style-name="Default" office:value-type="string">
            <text:p>29.09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ek Mierzejewski</text:p>
          </table:table-cell>
          <table:table-cell/>
          <table:table-cell office:value-type="float" office:value="44.35">
            <text:p>44,35</text:p>
          </table:table-cell>
          <table:table-cell/>
          <table:table-cell office:value-type="string">
            <text:p>https://facebook.com/arek.mierzejewski.77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  <table:table-cell office:value-type="string">
            <text:p>Pirelli SuperCorsa SC1, Metzeler K2</text:p>
          </table:table-cell>
          <table:table-cell table:style-name="Default"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iotr Stachlewski</text:p>
          </table:table-cell>
          <table:table-cell/>
          <table:table-cell office:value-type="float" office:value="44.48">
            <text:p>44,48</text:p>
          </table:table-cell>
          <table:table-cell table:number-columns-repeated="2"/>
          <table:table-cell office:value-type="string">
            <text:p>https://www.youtube.com/watch?v=pFAJ_RTTp4k</text:p>
          </table:table-cell>
          <table:table-cell office:value-type="string">
            <text:p>RaceBox</text:p>
          </table:table-cell>
          <table:table-cell office:value-type="string">
            <text:p>https://www.racebox.pro/webapp/session/6829fe06c264e95f5c423d89</text:p>
          </table:table-cell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9.05.2025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arol Brzoskowski</text:p>
          </table:table-cell>
          <table:table-cell/>
          <table:table-cell office:value-type="float" office:value="44.75">
            <text:p>44,75</text:p>
          </table:table-cell>
          <table:table-cell/>
          <table:table-cell office:value-type="string">
            <text:p>https://facebook.com/stefan.kowalski.927980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c3 tyl sc2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emur [SD990]Gdynia</text:p>
          </table:table-cell>
          <table:table-cell/>
          <table:table-cell office:value-type="float" office:value="44.8">
            <text:p>44,8</text:p>
          </table:table-cell>
          <table:table-cell/>
          <table:table-cell office:value-type="string">
            <text:p>https://facebook.com/mateusz.parchem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vjKZsW</text:p>
          </table:table-cell>
          <table:table-cell office:value-type="string">
            <text:p>KTM SD 990</text:p>
          </table:table-cell>
          <table:table-cell/>
          <table:table-cell office:value-type="string">
            <text:p>Naked</text:p>
          </table:table-cell>
          <table:table-cell office:value-type="string">
            <text:p>Pirelli SuperCorsa SP</text:p>
          </table:table-cell>
          <table:table-cell table:style-name="Default" office:value-type="string">
            <text:p>25.08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adek Witkowski</text:p>
          </table:table-cell>
          <table:table-cell/>
          <table:table-cell office:value-type="float" office:value="44.83">
            <text:p>44,83</text:p>
          </table:table-cell>
          <table:table-cell/>
          <table:table-cell office:value-type="string">
            <text:p>https://facebook.com/radek.witkowski.90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Yamaha Thunderace</text:p>
          </table:table-cell>
          <table:table-cell office:value-type="float" office:value="1996">
            <text:p>1996</text:p>
          </table:table-cell>
          <table:table-cell office:value-type="string">
            <text:p>Sport</text:p>
          </table:table-cell>
          <table:table-cell office:value-type="string">
            <text:p>Pirelli Diablo SuperCorsa v2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esy#84</text:p>
          </table:table-cell>
          <table:table-cell/>
          <table:table-cell office:value-type="float" office:value="44.89">
            <text:p>44,89</text:p>
          </table:table-cell>
          <table:table-cell table:number-columns-repeated="2"/>
          <table:table-cell office:value-type="string">
            <text:p>https://www.youtube.com/watch?v=kKTiMn7LqJ8</text:p>
          </table:table-cell>
          <table:table-cell office:value-type="string">
            <text:p>LapTimer</text:p>
          </table:table-cell>
          <table:table-cell/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6.09.2018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rzemo84Pila</text:p>
          </table:table-cell>
          <table:table-cell/>
          <table:table-cell office:value-type="float" office:value="44.91">
            <text:p>44,91</text:p>
          </table:table-cell>
          <table:table-cell office:value-type="string">
            <text:p>https://instagram.com/przemo84pila</text:p>
          </table:table-cell>
          <table:table-cell table:number-columns-repeated="2"/>
          <table:table-cell office:value-type="string">
            <text:p>Starlane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table:style-name="ce2" office:value-type="string">
            <text:p>Pirreli SuperBike SC2, Metzeler TD Slick</text:p>
          </table:table-cell>
          <table:table-cell table:style-name="Default" office:value-type="string">
            <text:p>02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iotrSy</text:p>
          </table:table-cell>
          <table:table-cell/>
          <table:table-cell office:value-type="float" office:value="44.94">
            <text:p>44,94</text:p>
          </table:table-cell>
          <table:table-cell/>
          <table:table-cell office:value-type="string">
            <text:p>https://facebook.com/piotrsyy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</text:p>
          </table:table-cell>
          <table:table-cell table:style-name="Default"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nk</text:p>
          </table:table-cell>
          <table:table-cell/>
          <table:table-cell office:value-type="float" office:value="45.09">
            <text:p>45,09</text:p>
          </table:table-cell>
          <table:table-cell office:value-type="string">
            <text:p>https://instagram.com/cnk.moto</text:p>
          </table:table-cell>
          <table:table-cell/>
          <table:table-cell office:value-type="string">
            <text:p>https://www.youtube.com/watch?v=zdm_jxXtNu0</text:p>
          </table:table-cell>
          <table:table-cell office:value-type="string">
            <text:p>Dragy</text:p>
          </table:table-cell>
          <table:table-cell/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eszek Marek Grzybek</text:p>
          </table:table-cell>
          <table:table-cell/>
          <table:table-cell office:value-type="float" office:value="45.44">
            <text:p>45,44</text:p>
          </table:table-cell>
          <table:table-cell office:value-type="string">
            <text:p>https://instagram.com/szybkii93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Suzuki SV 650</text:p>
          </table:table-cell>
          <table:table-cell/>
          <table:table-cell office:value-type="string">
            <text:p>Naked</text:p>
          </table:table-cell>
          <table:table-cell office:value-type="string">
            <text:p>D212 GP Pro + SuperCorsa SC2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TRII</text:p>
          </table:table-cell>
          <table:table-cell/>
          <table:table-cell office:value-type="float" office:value="45.5">
            <text:p>45,5</text:p>
          </table:table-cell>
          <table:table-cell table:number-columns-repeated="2"/>
          <table:table-cell office:value-type="string">
            <text:p>https://www.youtube.com/watch?v=N-f5eo0UgVc</text:p>
          </table:table-cell>
          <table:table-cell office:value-type="string">
            <text:p>N/A</text:p>
          </table:table-cell>
          <table:table-cell/>
          <table:table-cell office:value-type="string">
            <text:p>Suzuki GSX-R 600 K4</text:p>
          </table:table-cell>
          <table:table-cell/>
          <table:table-cell office:value-type="string">
            <text:p>Sport</text:p>
          </table:table-cell>
          <table:table-cell office:value-type="string">
            <text:p>Dunlop Sportsmart TT</text:p>
          </table:table-cell>
          <table:table-cell table:style-name="Default" office:value-type="string">
            <text:p>15.09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ichał „Machu” Mach</text:p>
          </table:table-cell>
          <table:table-cell/>
          <table:table-cell office:value-type="float" office:value="45.72">
            <text:p>45,72</text:p>
          </table:table-cell>
          <table:table-cell office:value-type="string">
            <text:p>https://instagram.com/mikemachu</text:p>
          </table:table-cell>
          <table:table-cell table:number-columns-repeated="2"/>
          <table:table-cell office:value-type="string">
            <text:p>RaceBox</text:p>
          </table:table-cell>
          <table:table-cell/>
          <table:table-cell office:value-type="string">
            <text:p>Triumph Street Triple 1200 RS</text:p>
          </table:table-cell>
          <table:table-cell/>
          <table:table-cell office:value-type="string">
            <text:p>Naked</text:p>
          </table:table-cell>
          <table:table-cell office:value-type="string">
            <text:p>Pirelli Rosso IV Corsa</text:p>
          </table:table-cell>
          <table:table-cell table:style-name="Default" office:value-type="string">
            <text:p>06.09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aniele</text:p>
          </table:table-cell>
          <table:table-cell office:value-type="string">
            <text:p>Hot Head Bikers</text:p>
          </table:table-cell>
          <table:table-cell office:value-type="float" office:value="45.82">
            <text:p>45,82</text:p>
          </table:table-cell>
          <table:table-cell office:value-type="string">
            <text:p>https://instagram.com/dparodi72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Dunlop 212 &amp; Metzeler Racetec RR K3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float" office:value="45.86">
            <text:p>45,86</text:p>
          </table:table-cell>
          <table:table-cell office:value-type="string">
            <text:p>https://instagram.com/womer_1k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CBR1000RR-R SP</text:p>
          </table:table-cell>
          <table:table-cell/>
          <table:table-cell office:value-type="string">
            <text:p>Sport</text:p>
          </table:table-cell>
          <table:table-cell office:value-type="string">
            <text:p>Diablo Rosso Corsa 4</text:p>
          </table:table-cell>
          <table:table-cell table:style-name="Default" office:value-type="string">
            <text:p>04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float" office:value="47.97">
            <text:p>47,97</text:p>
          </table:table-cell>
          <table:table-cell office:value-type="string">
            <text:p>https://instagram.com/womer_1k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Fireblade CBR10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2-01-01">
            <text:p>1.01.2022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ukasz Wieczorek</text:p>
          </table:table-cell>
          <table:table-cell/>
          <table:table-cell office:value-type="float" office:value="45.96">
            <text:p>45,96</text:p>
          </table:table-cell>
          <table:table-cell/>
          <table:table-cell office:value-type="string">
            <text:p>https://facebook.com/hondaplaza</text:p>
          </table:table-cell>
          <table:table-cell office:value-type="string">
            <text:p>https://www.youtube.com/watch?v=TG_MpTk0tcI</text:p>
          </table:table-cell>
          <table:table-cell office:value-type="string">
            <text:p>LP-Cheetah</text:p>
          </table:table-cell>
          <table:table-cell/>
          <table:table-cell office:value-type="string">
            <text:p>Honda CBR250R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23.07.2016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max_s3</text:p>
          </table:table-cell>
          <table:table-cell/>
          <table:table-cell office:value-type="float" office:value="45.67">
            <text:p>45,67</text:p>
          </table:table-cell>
          <table:table-cell office:value-type="string">
            <text:p>https://instagram.com/imax_s3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Aprilia Tuono v4 1100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IV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esmomati</text:p>
          </table:table-cell>
          <table:table-cell office:value-type="string">
            <text:p>Hot Head Bikers</text:p>
          </table:table-cell>
          <table:table-cell office:value-type="float" office:value="46.12">
            <text:p>46,12</text:p>
          </table:table-cell>
          <table:table-cell office:value-type="string">
            <text:p>https://instagram.com/desmomati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Ducati Panigale V4R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P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dam</text:p>
          </table:table-cell>
          <table:table-cell office:value-type="string">
            <text:p>Hot Head Bikers</text:p>
          </table:table-cell>
          <table:table-cell office:value-type="float" office:value="46.18">
            <text:p>46,18</text:p>
          </table:table-cell>
          <table:table-cell office:value-type="string">
            <text:p>https://instagram.com/adas_r1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Yamaha R1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2-01-01">
            <text:p>1.01.2022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rek</text:p>
          </table:table-cell>
          <table:table-cell/>
          <table:table-cell office:value-type="float" office:value="46.38">
            <text:p>46,38</text:p>
          </table:table-cell>
          <table:table-cell/>
          <table:table-cell office:value-type="string">
            <text:p>https://facebook.com/fejkowy.fejk.50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TM Duke 79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 + Bridgestone Battlax S23</text:p>
          </table:table-cell>
          <table:table-cell table:style-name="Default" office:value-type="string">
            <text:p>03.09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teusz Karpiński</text:p>
          </table:table-cell>
          <table:table-cell/>
          <table:table-cell office:value-type="float" office:value="46.41">
            <text:p>46,41</text:p>
          </table:table-cell>
          <table:table-cell office:value-type="string">
            <text:p>https://instagram.com/motogyver</text:p>
          </table:table-cell>
          <table:table-cell/>
          <table:table-cell office:value-type="string">
            <text:p>https://www.youtube.com/watch?v=Rk9mtODkO1Y</text:p>
          </table:table-cell>
          <table:table-cell office:value-type="string">
            <text:p>RaceChrono</text:p>
          </table:table-cell>
          <table:table-cell/>
          <table:table-cell office:value-type="string">
            <text:p>Honda CB 600F Hornet</text:p>
          </table:table-cell>
          <table:table-cell office:value-type="float" office:value="2003">
            <text:p>2003</text:p>
          </table:table-cell>
          <table:table-cell office:value-type="string">
            <text:p>Naked</text:p>
          </table:table-cell>
          <table:table-cell office:value-type="string">
            <text:p>Michelin Power Cup 2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ejdi_kuki</text:p>
          </table:table-cell>
          <table:table-cell office:value-type="string">
            <text:p>Hot Head Bikers</text:p>
          </table:table-cell>
          <table:table-cell office:value-type="float" office:value="46.43">
            <text:p>46,43</text:p>
          </table:table-cell>
          <table:table-cell office:value-type="string">
            <text:p>https://instagram.com/lejdi.kuki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Kawasaki ZX-6R</text:p>
          </table:table-cell>
          <table:table-cell/>
          <table:table-cell office:value-type="string">
            <text:p>Sport</text:p>
          </table:table-cell>
          <table:table-cell office:value-type="string">
            <text:p>Dunlop d212</text:p>
          </table:table-cell>
          <table:table-cell table:style-name="Default" office:value-type="string">
            <text:p>24.08.2022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weł FZ125 GD</text:p>
          </table:table-cell>
          <table:table-cell/>
          <table:table-cell office:value-type="float" office:value="46.56">
            <text:p>46,56</text:p>
          </table:table-cell>
          <table:table-cell office:value-type="string">
            <text:p>https://instagram.com/elodylu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table:style-name="Default"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amil_Mal</text:p>
          </table:table-cell>
          <table:table-cell/>
          <table:table-cell office:value-type="float" office:value="46.62">
            <text:p>46,62</text:p>
          </table:table-cell>
          <table:table-cell office:value-type="string">
            <text:p>https://instagram.com/maliniak_765rs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table:style-name="Default" office:value-type="string">
            <text:p>04.06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Kamil_Mal</text:p>
          </table:table-cell>
          <table:table-cell/>
          <table:table-cell office:value-type="float" office:value="46.76">
            <text:p>46,76</text:p>
          </table:table-cell>
          <table:table-cell office:value-type="string">
            <text:p>https://instagram.com/maliniak_765rs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Triumph Street Triple 765 RS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SuperCorsa V3</text:p>
          </table:table-cell>
          <table:table-cell table:style-name="Default"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rek Marcinski</text:p>
          </table:table-cell>
          <table:table-cell/>
          <table:table-cell office:value-type="float" office:value="46.73">
            <text:p>46,73</text:p>
          </table:table-cell>
          <table:table-cell/>
          <table:table-cell office:value-type="string">
            <text:p>https://facebook.com/marek.marcinski1</text:p>
          </table:table-cell>
          <table:table-cell office:value-type="string">
            <text:p>https://www.youtube.com/watch?v=0_K1jzgGZp4</text:p>
          </table:table-cell>
          <table:table-cell office:value-type="string">
            <text:p>N/A</text:p>
          </table:table-cell>
          <table:table-cell/>
          <table:table-cell office:value-type="string">
            <text:p>Triumph Street Triple 765 R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IV</text:p>
          </table:table-cell>
          <table:table-cell table:style-name="Default" office:value-type="string">
            <text:p>31.05.2025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eloce_Sig</text:p>
          </table:table-cell>
          <table:table-cell office:value-type="string">
            <text:p>Hot Head Bikers</text:p>
          </table:table-cell>
          <table:table-cell office:value-type="float" office:value="46.75">
            <text:p>46,75</text:p>
          </table:table-cell>
          <table:table-cell/>
          <table:table-cell office:value-type="string">
            <text:p>https://facebook.com/tuurboos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Suzuki GSX-R 750 K6</text:p>
          </table:table-cell>
          <table:table-cell/>
          <table:table-cell office:value-type="string">
            <text:p>Sport</text:p>
          </table:table-cell>
          <table:table-cell office:value-type="string">
            <text:p>Pirelli SP + Bridgestone rs 10</text:p>
          </table:table-cell>
          <table:table-cell table:style-name="Default" office:value-type="string">
            <text:p>14.08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renergranat</text:p>
          </table:table-cell>
          <table:table-cell/>
          <table:table-cell office:value-type="float" office:value="46.47">
            <text:p>46,47</text:p>
          </table:table-cell>
          <table:table-cell office:value-type="string">
            <text:p>https://instagram.com/monster_sp_ducati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Ducati Monster 937 SP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SuperCorsa V4 SP</text:p>
          </table:table-cell>
          <table:table-cell table:style-name="Default"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ciej Furious</text:p>
          </table:table-cell>
          <table:table-cell/>
          <table:table-cell office:value-type="float" office:value="46.9">
            <text:p>46,9</text:p>
          </table:table-cell>
          <table:table-cell table:number-columns-repeated="3"/>
          <table:table-cell office:value-type="string">
            <text:p>RaceBox</text:p>
          </table:table-cell>
          <table:table-cell/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aniel Raczyło</text:p>
          </table:table-cell>
          <table:table-cell/>
          <table:table-cell office:value-type="float" office:value="47.17">
            <text:p>47,17</text:p>
          </table:table-cell>
          <table:table-cell/>
          <table:table-cell office:value-type="string">
            <text:p>https://facebook.com/profile.php?id=100029542363311</text:p>
          </table:table-cell>
          <table:table-cell/>
          <table:table-cell office:value-type="string">
            <text:p>PZRacing</text:p>
          </table:table-cell>
          <table:table-cell/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5-08-08">
            <text:p>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ina_Mloda_1000RR</text:p>
          </table:table-cell>
          <table:table-cell office:value-type="string">
            <text:p>Hot Head Bikers</text:p>
          </table:table-cell>
          <table:table-cell office:value-type="float" office:value="47.47">
            <text:p>47,47</text:p>
          </table:table-cell>
          <table:table-cell office:value-type="string">
            <text:p>https://instagram.com/toskawka93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BMW 1000RR</text:p>
          </table:table-cell>
          <table:table-cell office:value-type="float" office:value="2024">
            <text:p>2024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Wojtek- HHB</text:p>
          </table:table-cell>
          <table:table-cell/>
          <table:table-cell office:value-type="float" office:value="47.49">
            <text:p>47,49</text:p>
          </table:table-cell>
          <table:table-cell office:value-type="string">
            <text:p>https://instagram.com/superbikebtc</text:p>
          </table:table-cell>
          <table:table-cell table:number-columns-repeated="2"/>
          <table:table-cell office:value-type="string">
            <text:p>RaceBox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5.07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float" office:value="47.5">
            <text:p>47,5</text:p>
          </table:table-cell>
          <table:table-cell office:value-type="string">
            <text:p>https://instagram.com/byku_98</text:p>
          </table:table-cell>
          <table:table-cell/>
          <table:table-cell office:value-type="string">
            <text:p>https://www.youtube.com/watch?v=GPy7wa6-2rc</text:p>
          </table:table-cell>
          <table:table-cell office:value-type="string">
            <text:p>RaceChrono</text:p>
          </table:table-cell>
          <table:table-cell/>
          <table:table-cell office:value-type="string">
            <text:p>Triumph Street Triple 105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18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rcin - olo.scr</text:p>
          </table:table-cell>
          <table:table-cell/>
          <table:table-cell office:value-type="float" office:value="47.5">
            <text:p>47,5</text:p>
          </table:table-cell>
          <table:table-cell office:value-type="string">
            <text:p>https://instagram.com/olo.scr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  <table:table-cell office:value-type="string">
            <text:p>Pirelli SuperCorsa SP V4</text:p>
          </table:table-cell>
          <table:table-cell office:value-type="string">
            <text:p>20.07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Wojtek #251</text:p>
          </table:table-cell>
          <table:table-cell/>
          <table:table-cell office:value-type="float" office:value="47.51">
            <text:p>47,51</text:p>
          </table:table-cell>
          <table:table-cell office:value-type="string">
            <text:p>https://instagram.com/nixtend_</text:p>
          </table:table-cell>
          <table:table-cell table:number-columns-repeated="2"/>
          <table:table-cell office:value-type="string">
            <text:p>RaceBox</text:p>
          </table:table-cell>
          <table:table-cell office:value-type="string">
            <text:p>https://www.racebox.pro/webapp/session/68a5ee848762225130e40d8d</text:p>
          </table:table-cell>
          <table:table-cell office:value-type="string">
            <text:p>YCF 150 SM</text:p>
          </table:table-cell>
          <table:table-cell/>
          <table:table-cell office:value-type="string">
            <text:p>PitBike</text:p>
          </table:table-cell>
          <table:table-cell office:value-type="string">
            <text:p>PMT Soft</text:p>
          </table:table-cell>
          <table:table-cell office:value-type="string">
            <text:p>20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rek Boczula</text:p>
          </table:table-cell>
          <table:table-cell/>
          <table:table-cell office:value-type="float" office:value="47.66">
            <text:p>47,66</text:p>
          </table:table-cell>
          <table:table-cell office:value-type="string">
            <text:p>https://instagram.com/marek.boczula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Pu3pH7</text:p>
          </table:table-cell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II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awid Roda</text:p>
          </table:table-cell>
          <table:table-cell/>
          <table:table-cell office:value-type="float" office:value="47.8">
            <text:p>47,8</text:p>
          </table:table-cell>
          <table:table-cell table:number-columns-repeated="2"/>
          <table:table-cell office:value-type="string">
            <text:p>https://www.youtube.com/watch?v=etejhe2I4OQ</text:p>
          </table:table-cell>
          <table:table-cell office:value-type="string">
            <text:p>RaceChrono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3.05.2022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iratJerry(954 Fireblade)GA</text:p>
          </table:table-cell>
          <table:table-cell/>
          <table:table-cell office:value-type="float" office:value="46.84">
            <text:p>46,84</text:p>
          </table:table-cell>
          <table:table-cell office:value-type="string">
            <text:p>https://instagram.com/jerry.fireblade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Honda CBR1000RR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13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iotr Woronowicz</text:p>
          </table:table-cell>
          <table:table-cell/>
          <table:table-cell office:value-type="float" office:value="47.91">
            <text:p>47,91</text:p>
          </table:table-cell>
          <table:table-cell office:value-type="string">
            <text:p>https://instagram.com/woronowicz.p</text:p>
          </table:table-cell>
          <table:table-cell/>
          <table:table-cell office:value-type="string">
            <text:p>https://www.youtube.com/watch?v=j-Dms7XyWuA</text:p>
          </table:table-cell>
          <table:table-cell office:value-type="string">
            <text:p>RaceBox</text:p>
          </table:table-cell>
          <table:table-cell/>
          <table:table-cell office:value-type="string">
            <text:p>YCF K150 SM</text:p>
          </table:table-cell>
          <table:table-cell/>
          <table:table-cell office:value-type="string">
            <text:p>PitBike</text:p>
          </table:table-cell>
          <table:table-cell office:value-type="string">
            <text:p>PMT Soft</text:p>
          </table:table-cell>
          <table:table-cell office:value-type="string">
            <text:p>20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ati [MT07] Rumia</text:p>
          </table:table-cell>
          <table:table-cell/>
          <table:table-cell office:value-type="float" office:value="47.89">
            <text:p>47,89</text:p>
          </table:table-cell>
          <table:table-cell office:value-type="string">
            <text:p>https://instagram.com/moto_angry_girl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2nsoNH</text:p>
          </table:table-cell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3.09.2025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Ladydriver_GSX-R</text:p>
          </table:table-cell>
          <table:table-cell/>
          <table:table-cell office:value-type="float" office:value="47.95">
            <text:p>47,95</text:p>
          </table:table-cell>
          <table:table-cell office:value-type="string">
            <text:p>https://instagram.com/ladydriver_GSX-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Rosso IV Corsa</text:p>
          </table:table-cell>
          <table:table-cell office:value-type="string">
            <text:p>13.08.2025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zymon Schewe</text:p>
          </table:table-cell>
          <table:table-cell/>
          <table:table-cell office:value-type="float" office:value="48.04">
            <text:p>48,04</text:p>
          </table:table-cell>
          <table:table-cell/>
          <table:table-cell office:value-type="string">
            <text:p>https://facebook.com/szymon.schewe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Yamaha R1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ichał /Dziadek Z 750 Gdańsk</text:p>
          </table:table-cell>
          <table:table-cell/>
          <table:table-cell office:value-type="float" office:value="47.97">
            <text:p>47,97</text:p>
          </table:table-cell>
          <table:table-cell/>
          <table:table-cell office:value-type="string">
            <text:p>https://facebook.com/michal.starosz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awasaki Z75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rek Janikowski</text:p>
          </table:table-cell>
          <table:table-cell/>
          <table:table-cell office:value-type="float" office:value="48.3">
            <text:p>48,3</text:p>
          </table:table-cell>
          <table:table-cell table:number-columns-repeated="2"/>
          <table:table-cell office:value-type="string">
            <text:p>https://www.youtube.com/watch?v=R6DwZpXyc0c</text:p>
          </table:table-cell>
          <table:table-cell office:value-type="string">
            <text:p>N/A</text:p>
          </table:table-cell>
          <table:table-cell/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01.07.2019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teusz Muchlado</text:p>
          </table:table-cell>
          <table:table-cell/>
          <table:table-cell office:value-type="float" office:value="48.49">
            <text:p>48,49</text:p>
          </table:table-cell>
          <table:table-cell/>
          <table:table-cell office:value-type="string">
            <text:p>https://facebook.com/mateusz.muchlado.5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962592365a59e829aee2e1</text:p>
          </table:table-cell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rcin Sleziak</text:p>
          </table:table-cell>
          <table:table-cell/>
          <table:table-cell office:value-type="float" office:value="48.55">
            <text:p>48,55</text:p>
          </table:table-cell>
          <table:table-cell table:number-columns-repeated="2"/>
          <table:table-cell office:value-type="string">
            <text:p>https://www.youtube.com/watch?v=mtZYhxPiyCU</text:p>
          </table:table-cell>
          <table:table-cell office:value-type="string">
            <text:p>RaceChrono</text:p>
          </table:table-cell>
          <table:table-cell/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  <table:table-cell office:value-type="string">
            <text:p>Mitas, soft, tyl medium</text:p>
          </table:table-cell>
          <table:table-cell office:value-type="string">
            <text:p>31.05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redzio</text:p>
          </table:table-cell>
          <table:table-cell/>
          <table:table-cell office:value-type="float" office:value="48.01">
            <text:p>48,01</text:p>
          </table:table-cell>
          <table:table-cell office:value-type="string">
            <text:p>https://instagram.com/tredziu_01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CZKO</text:p>
          </table:table-cell>
          <table:table-cell office:value-type="string">
            <text:p>Hot Head Bikers</text:p>
          </table:table-cell>
          <table:table-cell office:value-type="float" office:value="48.77">
            <text:p>48,77</text:p>
          </table:table-cell>
          <table:table-cell/>
          <table:table-cell office:value-type="string">
            <text:p>https://facebook.com/G0OCZKO</text:p>
          </table:table-cell>
          <table:table-cell office:value-type="string">
            <text:p>https://www.youtube.com/watch?v=JJBhTNXK2pM</text:p>
          </table:table-cell>
          <table:table-cell office:value-type="string">
            <text:p>LapThrophy</text:p>
          </table:table-cell>
          <table:table-cell office:value-type="string">
            <text:p>https://www.laptrophy.com/sessions/pBpXcM</text:p>
          </table:table-cell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9.08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teusz Wrona</text:p>
          </table:table-cell>
          <table:table-cell/>
          <table:table-cell office:value-type="float" office:value="48.85">
            <text:p>48,85</text:p>
          </table:table-cell>
          <table:table-cell office:value-type="string">
            <text:p>https://instagram.com/maxiorsky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KTM SuperDuke 1290 GT</text:p>
          </table:table-cell>
          <table:table-cell/>
          <table:table-cell office:value-type="string">
            <text:p>Touring</text:p>
          </table:table-cell>
          <table:table-cell office:value-type="string">
            <text:p>Pirelli Diablo Corsa IV</text:p>
          </table:table-cell>
          <table:table-cell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Inmatefrompl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office:value-type="string">
            <text:p>https://www.youtube.com/watch?v=YyVmTd5NrWU</text:p>
          </table:table-cell>
          <table:table-cell office:value-type="string">
            <text:p>N/A</text:p>
          </table:table-cell>
          <table:table-cell/>
          <table:table-cell office:value-type="string">
            <text:p>Honda Hornet 600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18.09.2020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rek Marco Orłowski</text:p>
          </table:table-cell>
          <table:table-cell/>
          <table:table-cell office:value-type="float" office:value="49.08">
            <text:p>49,08</text:p>
          </table:table-cell>
          <table:table-cell/>
          <table:table-cell office:value-type="string">
            <text:p>https://facebook.com/profile.php?id=100001135339340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Metzeler M9RR</text:p>
          </table:table-cell>
          <table:table-cell office:value-type="string">
            <text:p>18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artoszbeny_</text:p>
          </table:table-cell>
          <table:table-cell/>
          <table:table-cell office:value-type="float" office:value="49.37">
            <text:p>49,37</text:p>
          </table:table-cell>
          <table:table-cell office:value-type="string">
            <text:p>https://instagram.com/bartoszbeny_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Konrad Bocian</text:p>
          </table:table-cell>
          <table:table-cell/>
          <table:table-cell office:value-type="float" office:value="49.43">
            <text:p>49,43</text:p>
          </table:table-cell>
          <table:table-cell office:value-type="string">
            <text:p>https://instagram.com/thunder_stork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  <table:table-cell office:value-type="string">
            <text:p>Metzeler Sportec M9 RR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Jakub Chwastek</text:p>
          </table:table-cell>
          <table:table-cell/>
          <table:table-cell office:value-type="float" office:value="49.65">
            <text:p>49,65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KTM Duke 690</text:p>
          </table:table-cell>
          <table:table-cell/>
          <table:table-cell office:value-type="string">
            <text:p>Naked</text:p>
          </table:table-cell>
          <table:table-cell office:value-type="string">
            <text:p>Metzeler Sportec M5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ateusz GSR750 GD</text:p>
          </table:table-cell>
          <table:table-cell/>
          <table:table-cell office:value-type="float" office:value="49.74">
            <text:p>49,74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Naked</text:p>
          </table:table-cell>
          <table:table-cell office:value-type="string">
            <text:p>Dunlop gpr300</text:p>
          </table:table-cell>
          <table:table-cell office:value-type="string">
            <text:p>29.06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BarKop</text:p>
          </table:table-cell>
          <table:table-cell/>
          <table:table-cell office:value-type="float" office:value="49.98">
            <text:p>49,98</text:p>
          </table:table-cell>
          <table:table-cell/>
          <table:table-cell office:value-type="string">
            <text:p>https://facebook.com/bartek.kopczynski.3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Triumph Street Triple 675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1</text:p>
          </table:table-cell>
          <table:table-cell office:value-type="string">
            <text:p>09.08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wojstarysolibudyn</text:p>
          </table:table-cell>
          <table:table-cell/>
          <table:table-cell office:value-type="float" office:value="49.98">
            <text:p>49,98</text:p>
          </table:table-cell>
          <table:table-cell office:value-type="string">
            <text:p>https://instagram.com/twojstarysolibudyn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X-S 100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6.07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tasienK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string">
            <text:p>https://www.youtube.com/watch?v=zlr0jZPrAj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24.04.2022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eba</text:p>
          </table:table-cell>
          <table:table-cell office:value-type="string">
            <text:p>Hot Head Bikers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https://facebook.com/sebastian.gajda.92775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Honda CBR 954RR Fireblade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1</text:p>
          </table:table-cell>
          <table:table-cell office:value-type="string">
            <text:p>05.06.2023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jkel - Michał Dembowski</text:p>
          </table:table-cell>
          <table:table-cell/>
          <table:table-cell office:value-type="float" office:value="50.1">
            <text:p>50,1</text:p>
          </table:table-cell>
          <table:table-cell/>
          <table:table-cell office:value-type="string">
            <text:p>https://facebook.com/profile.php?id=100001361930125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Suzuki GSX-8R</text:p>
          </table:table-cell>
          <table:table-cell/>
          <table:table-cell office:value-type="string">
            <text:p>Sport</text:p>
          </table:table-cell>
          <table:table-cell office:value-type="string">
            <text:p>DUNLOP SPORTMAX ROADSPORT 2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Kacper Malecki</text:p>
          </table:table-cell>
          <table:table-cell/>
          <table:table-cell office:value-type="float" office:value="50.11">
            <text:p>50,11</text:p>
          </table:table-cell>
          <table:table-cell table:number-columns-repeated="2"/>
          <table:table-cell office:value-type="string">
            <text:p>https://www.youtube.com/watch?v=jpMLFT5rWFQ</text:p>
          </table:table-cell>
          <table:table-cell office:value-type="string">
            <text:p>N/A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18.08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otocykle</text:p>
          </table:table-cell>
          <table:table-cell/>
          <table:table-cell office:value-type="float" office:value="50.4">
            <text:p>50,4</text:p>
          </table:table-cell>
          <table:table-cell table:number-columns-repeated="2"/>
          <table:table-cell office:value-type="string">
            <text:p>https://www.youtube.com/watch?v=8Cy3ZOiHk_k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4.08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luffy GSX-R750 Rotmanka</text:p>
          </table:table-cell>
          <table:table-cell/>
          <table:table-cell office:value-type="float" office:value="50.5">
            <text:p>50,5</text:p>
          </table:table-cell>
          <table:table-cell office:value-type="string">
            <text:p>https://instagram.com/marco.fluffy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R 75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9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Emil_Uciekinier</text:p>
          </table:table-cell>
          <table:table-cell/>
          <table:table-cell office:value-type="float" office:value="50.83">
            <text:p>50,83</text:p>
          </table:table-cell>
          <table:table-cell office:value-type="string">
            <text:p>https://instagram.com/emilh2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dam Szuba</text:p>
          </table:table-cell>
          <table:table-cell/>
          <table:table-cell office:value-type="float" office:value="50.99">
            <text:p>50,99</text:p>
          </table:table-cell>
          <table:table-cell/>
          <table:table-cell office:value-type="string">
            <text:p>https://facebook.com/profile.php?id=61551900655271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Metzeler Racetec TD Slick</text:p>
          </table:table-cell>
          <table:table-cell office:value-type="string">
            <text:p>19.09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zymon_ndg</text:p>
          </table:table-cell>
          <table:table-cell/>
          <table:table-cell office:value-type="float" office:value="51">
            <text:p>51</text:p>
          </table:table-cell>
          <table:table-cell table:number-columns-repeated="2"/>
          <table:table-cell office:value-type="string">
            <text:p>https://www.youtube.com/watch?v=sqgmlAghHsg</text:p>
          </table:table-cell>
          <table:table-cell table:number-columns-repeated="2"/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30.08.2023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ypical Seba</text:p>
          </table:table-cell>
          <table:table-cell/>
          <table:table-cell office:value-type="float" office:value="51">
            <text:p>51</text:p>
          </table:table-cell>
          <table:table-cell table:number-columns-repeated="3"/>
          <table:table-cell office:value-type="string">
            <text:p>N/A</text:p>
          </table:table-cell>
          <table:table-cell/>
          <table:table-cell office:value-type="string">
            <text:p>Ducati Monster 1200R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07.09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eszke Heszke</text:p>
          </table:table-cell>
          <table:table-cell/>
          <table:table-cell office:value-type="float" office:value="51.29">
            <text:p>51,29</text:p>
          </table:table-cell>
          <table:table-cell office:value-type="string">
            <text:p>https://instagram.com/lesgotob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sWe3OI</text:p>
          </table:table-cell>
          <table:table-cell office:value-type="string">
            <text:p>Kawasaki ZX-6R</text:p>
          </table:table-cell>
          <table:table-cell office:value-type="float" office:value="2008">
            <text:p>2008</text:p>
          </table:table-cell>
          <table:table-cell office:value-type="string">
            <text:p>Sport</text:p>
          </table:table-cell>
          <table:table-cell office:value-type="string">
            <text:p>Bridgestone Battlax S21</text:p>
          </table:table-cell>
          <table:table-cell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ateusz Kaczmi Kaczmarek</text:p>
          </table:table-cell>
          <table:table-cell/>
          <table:table-cell office:value-type="float" office:value="51.35">
            <text:p>51,35</text:p>
          </table:table-cell>
          <table:table-cell office:value-type="string">
            <text:p>https://instagram.com/suchykaczmii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FZ1-N</text:p>
          </table:table-cell>
          <table:table-cell/>
          <table:table-cell office:value-type="string">
            <text:p>Naked</text:p>
          </table:table-cell>
          <table:table-cell office:value-type="string">
            <text:p>Dunlop SportSmart 3</text:p>
          </table:table-cell>
          <table:table-cell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ateusz GSR750 GD</text:p>
          </table:table-cell>
          <table:table-cell/>
          <table:table-cell office:value-type="float" office:value="51.37">
            <text:p>51,37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GSR 750</text:p>
          </table:table-cell>
          <table:table-cell/>
          <table:table-cell office:value-type="string">
            <text:p>Naked</text:p>
          </table:table-cell>
          <table:table-cell office:value-type="string">
            <text:p>Dunlop gpr300</text:p>
          </table:table-cell>
          <table:table-cell office:value-type="string">
            <text:p>05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arol Brzoskowski</text:p>
          </table:table-cell>
          <table:table-cell/>
          <table:table-cell office:value-type="float" office:value="50.41">
            <text:p>50,41</text:p>
          </table:table-cell>
          <table:table-cell/>
          <table:table-cell office:value-type="string">
            <text:p>https://facebook.com/stefan.kowalski.927980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MRF 160-R SM</text:p>
          </table:table-cell>
          <table:table-cell/>
          <table:table-cell office:value-type="string">
            <text:p>PitBike</text:p>
          </table:table-cell>
          <table:table-cell office:value-type="string">
            <text:p>Diablo Rosso Scooter SC</text:p>
          </table:table-cell>
          <table:table-cell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ukasz_FZ1_Gdansk</text:p>
          </table:table-cell>
          <table:table-cell/>
          <table:table-cell office:value-type="float" office:value="51.64">
            <text:p>51,64</text:p>
          </table:table-cell>
          <table:table-cell/>
          <table:table-cell office:value-type="string">
            <text:p>https://facebook.com/putek.putynkowski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QeHqzu</text:p>
          </table:table-cell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iotr Falcon</text:p>
          </table:table-cell>
          <table:table-cell/>
          <table:table-cell office:value-type="float" office:value="51.68">
            <text:p>51,68</text:p>
          </table:table-cell>
          <table:table-cell office:value-type="string">
            <text:p>https://instagram.com/piotrfalcon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MT09</text:p>
          </table:table-cell>
          <table:table-cell office:value-type="float" office:value="2024">
            <text:p>2024</text:p>
          </table:table-cell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iotr</text:p>
          </table:table-cell>
          <table:table-cell office:value-type="string">
            <text:p>Hot Head Bikers</text:p>
          </table:table-cell>
          <table:table-cell office:value-type="float" office:value="51.99">
            <text:p>51,99</text:p>
          </table:table-cell>
          <table:table-cell/>
          <table:table-cell office:value-type="string">
            <text:p>https://facebook.com/piotr.cieslik.161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3</text:p>
          </table:table-cell>
          <table:table-cell office:value-type="string">
            <text:p>05.07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zymon_ndg</text:p>
          </table:table-cell>
          <table:table-cell/>
          <table:table-cell office:value-type="float" office:value="52.01">
            <text:p>52,01</text:p>
          </table:table-cell>
          <table:table-cell table:number-columns-repeated="3"/>
          <table:table-cell office:value-type="string">
            <text:p>3MMRacing App</text:p>
          </table:table-cell>
          <table:table-cell/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  <table:table-cell/>
          <table:table-cell office:value-type="string">
            <text:p>28.08.2022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aweł (Sid) Dr-z 400 SM</text:p>
          </table:table-cell>
          <table:table-cell/>
          <table:table-cell office:value-type="float" office:value="52.02">
            <text:p>52,02</text:p>
          </table:table-cell>
          <table:table-cell office:value-type="string">
            <text:p>https://instagram.com/sidartistics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Suzuki DR-Z4SM</text:p>
          </table:table-cell>
          <table:table-cell/>
          <table:table-cell office:value-type="string">
            <text:p>SuperMoto</text:p>
          </table:table-cell>
          <table:table-cell office:value-type="string">
            <text:p>Pirelli Diablo Roso 2</text:p>
          </table:table-cell>
          <table:table-cell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ciek Jagiełło</text:p>
          </table:table-cell>
          <table:table-cell/>
          <table:table-cell office:value-type="float" office:value="52.24">
            <text:p>52,24</text:p>
          </table:table-cell>
          <table:table-cell office:value-type="string">
            <text:p>https://instagram.com/maciekzim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Honda CBR650R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Rosso IV</text:p>
          </table:table-cell>
          <table:table-cell office:value-type="string">
            <text:p>17.08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Bartosz Butajło</text:p>
          </table:table-cell>
          <table:table-cell/>
          <table:table-cell office:value-type="float" office:value="52.56">
            <text:p>52,56</text:p>
          </table:table-cell>
          <table:table-cell/>
          <table:table-cell office:value-type="string">
            <text:p>https://facebook.com/profile.php?id=100071721794049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Honda CB 600F Hornet</text:p>
          </table:table-cell>
          <table:table-cell/>
          <table:table-cell office:value-type="string">
            <text:p>Naked</text:p>
          </table:table-cell>
          <table:table-cell office:value-type="string">
            <text:p>Michelin PILOT POWER 2ct</text:p>
          </table:table-cell>
          <table:table-cell office:value-type="string">
            <text:p>17.08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ateusz Grzyb</text:p>
          </table:table-cell>
          <table:table-cell/>
          <table:table-cell office:value-type="float" office:value="52.59">
            <text:p>52,59</text:p>
          </table:table-cell>
          <table:table-cell/>
          <table:table-cell office:value-type="string">
            <text:p>https://facebook.com/mateusz.grzyb.31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Honda CB1000R</text:p>
          </table:table-cell>
          <table:table-cell office:value-type="float" office:value="2009">
            <text:p>2009</text:p>
          </table:table-cell>
          <table:table-cell office:value-type="string">
            <text:p>Naked</text:p>
          </table:table-cell>
          <table:table-cell office:value-type="string">
            <text:p>Bridgestone bt023+ Metzeler m7rr</text:p>
          </table:table-cell>
          <table:table-cell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ngy_S1000R GDA</text:p>
          </table:table-cell>
          <table:table-cell/>
          <table:table-cell office:value-type="float" office:value="52.69">
            <text:p>52,69</text:p>
          </table:table-cell>
          <table:table-cell office:value-type="string">
            <text:p>https://instagram.com/angy_s1000r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BMW S1000R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31.07.2024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ezyderiusz Łaszkiewicz</text:p>
          </table:table-cell>
          <table:table-cell/>
          <table:table-cell office:value-type="float" office:value="53">
            <text:p>53</text:p>
          </table:table-cell>
          <table:table-cell table:number-columns-repeated="2"/>
          <table:table-cell office:value-type="string">
            <text:p>https://www.youtube.com/watch?v=MBhLJZ8ToA0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/>
          <table:table-cell office:value-type="string">
            <text:p>02.07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aciej Badtke</text:p>
          </table:table-cell>
          <table:table-cell office:value-type="string">
            <text:p>Hot Head Bikers</text:p>
          </table:table-cell>
          <table:table-cell office:value-type="float" office:value="53">
            <text:p>53</text:p>
          </table:table-cell>
          <table:table-cell office:value-type="string">
            <text:p>https://instagram.com/maciejbadtke</text:p>
          </table:table-cell>
          <table:table-cell/>
          <table:table-cell office:value-type="string">
            <text:p>https://www.youtube.com/watch?v=3EqleyD0mDU</text:p>
          </table:table-cell>
          <table:table-cell office:value-type="string">
            <text:p>N/A</text:p>
          </table:table-cell>
          <table:table-cell/>
          <table:table-cell office:value-type="string">
            <text:p>Yamaha MT1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1.08.2024</text:p>
          </table:table-cell>
          <table:table-cell office:value-type="string">
            <text:p>MotoZon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BabyMonster MT-07 GD</text:p>
          </table:table-cell>
          <table:table-cell/>
          <table:table-cell office:value-type="float" office:value="53.46">
            <text:p>53,46</text:p>
          </table:table-cell>
          <table:table-cell office:value-type="string">
            <text:p>https://instagram.com/baby.monstermt07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  <table:table-cell office:value-type="string">
            <text:p>Michelin Road 5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drian (Trzonek)</text:p>
          </table:table-cell>
          <table:table-cell/>
          <table:table-cell office:value-type="float" office:value="50.74">
            <text:p>50,74</text:p>
          </table:table-cell>
          <table:table-cell/>
          <table:table-cell office:value-type="string">
            <text:p>https://facebook.com/trzonek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Yamaha Tracer 9 Sport Touring</text:p>
          </table:table-cell>
          <table:table-cell/>
          <table:table-cell office:value-type="string">
            <text:p>Touring</text:p>
          </table:table-cell>
          <table:table-cell office:value-type="string">
            <text:p>Metzeler RoadTec 01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Bartek Trident Gdansk</text:p>
          </table:table-cell>
          <table:table-cell/>
          <table:table-cell office:value-type="float" office:value="53.64">
            <text:p>53,64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Triumph Trident 660</text:p>
          </table:table-cell>
          <table:table-cell/>
          <table:table-cell office:value-type="string">
            <text:p>Naked</text:p>
          </table:table-cell>
          <table:table-cell office:value-type="string">
            <text:p>Michelin Road 5</text:p>
          </table:table-cell>
          <table:table-cell office:value-type="string">
            <text:p>19.07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Jacek|SV650N|3city Bojano</text:p>
          </table:table-cell>
          <table:table-cell/>
          <table:table-cell office:value-type="float" office:value="54.92">
            <text:p>54,92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SV 650N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2</text:p>
          </table:table-cell>
          <table:table-cell office:value-type="string">
            <text:p>29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lav_XX1100_Gdynia</text:p>
          </table:table-cell>
          <table:table-cell/>
          <table:table-cell office:value-type="float" office:value="55.99">
            <text:p>55,99</text:p>
          </table:table-cell>
          <table:table-cell/>
          <table:table-cell office:value-type="string">
            <text:p>https://facebook.com/SlavSkyxx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Honda CBR 1100XX Blackbird</text:p>
          </table:table-cell>
          <table:table-cell/>
          <table:table-cell office:value-type="string">
            <text:p>Sport</text:p>
          </table:table-cell>
          <table:table-cell office:value-type="string">
            <text:p>Pirelli Angel ST</text:p>
          </table:table-cell>
          <table:table-cell office:value-type="string">
            <text:p>16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Kinga xj600s 3miasto</text:p>
          </table:table-cell>
          <table:table-cell/>
          <table:table-cell office:value-type="float" office:value="56.96">
            <text:p>56,96</text:p>
          </table:table-cell>
          <table:table-cell office:value-type="string">
            <text:p>https://instagram.com/kina.urb</text:p>
          </table:table-cell>
          <table:table-cell table:number-columns-repeated="2"/>
          <table:table-cell office:value-type="string">
            <text:p>3MMRacing App</text:p>
          </table:table-cell>
          <table:table-cell/>
          <table:table-cell office:value-type="string">
            <text:p>Yamaha XJ600 Diversion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BugiiCb650r3city</text:p>
          </table:table-cell>
          <table:table-cell/>
          <table:table-cell office:value-type="float" office:value="58">
            <text:p>58</text:p>
          </table:table-cell>
          <table:table-cell table:number-columns-repeated="2"/>
          <table:table-cell office:value-type="string">
            <text:p>https://www.youtube.com/watch?v=NYLzNRK0rsI</text:p>
          </table:table-cell>
          <table:table-cell office:value-type="string">
            <text:p>N/A</text:p>
          </table:table-cell>
          <table:table-cell/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26.05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Javor Duke 390</text:p>
          </table:table-cell>
          <table:table-cell/>
          <table:table-cell office:value-type="float" office:value="58.44">
            <text:p>58,44</text:p>
          </table:table-cell>
          <table:table-cell/>
          <table:table-cell office:value-type="string">
            <text:p>https://facebook.com/Javor95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TM Duke 390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07.07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DenyMotoVlog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office:value-type="string">
            <text:p>https://www.youtube.com/watch?v=GgL4nH-ebqA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8.06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ateusz Nowak</text:p>
          </table:table-cell>
          <table:table-cell/>
          <table:table-cell office:value-type="float" office:value="59.12">
            <text:p>59,12</text:p>
          </table:table-cell>
          <table:table-cell/>
          <table:table-cell office:value-type="string">
            <text:p>https://facebook.com/profile.php?id=100009837462310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cQldYE</text:p>
          </table:table-cell>
          <table:table-cell office:value-type="string">
            <text:p>Yamaha R125</text:p>
          </table:table-cell>
          <table:table-cell office:value-type="float" office:value="2020">
            <text:p>2020</text:p>
          </table:table-cell>
          <table:table-cell office:value-type="string">
            <text:p>Sport</text:p>
          </table:table-cell>
          <table:table-cell office:value-type="string">
            <text:p>Michelin Pilot Street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tekMoto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string">
            <text:p>https://www.youtube.com/watch?v=7eRKsR6d5A4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office:value-type="string">
            <text:p>27.06.2021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iroslaw Kondracki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string">
            <text:p>https://www.youtube.com/watch?v=MURaILW-jbI</text:p>
          </table:table-cell>
          <table:table-cell office:value-type="string">
            <text:p>N/A</text:p>
          </table:table-cell>
          <table:table-cell/>
          <table:table-cell office:value-type="string">
            <text:p>Suzuki GSX-R 100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09.08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 table:number-rows-repeated="6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12"/>
          <table:table-cell table:style-name="ce3"/>
          <table:table-cell table:style-name="Default"/>
          <table:table-cell table:number-columns-repeated="3"/>
        </table:table-row>
      </table:table>
      <table:table table:name="motorcycl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6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1</text:p>
          </table:table-cell>
          <table:table-cell office:value-type="float" office:value="2001">
            <text:p>2001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600R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1"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CRF 450 R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BMW 1000RR HP4</text:p>
          </table:table-cell>
          <table:table-cell office:value-type="float" office:value="2014">
            <text:p>2014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 6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1000R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6 – 2005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Panigale V4S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1200R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CF 19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Suzuki GSX-R 750 K7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KTM SD 9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Thunderace</text:p>
          </table:table-cell>
          <table:table-cell office:value-type="float" office:value="1996">
            <text:p>199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SV 65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600 K4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1200 RS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1000RR-R SP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Fireblade CBR10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250R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Aprilia Tuono v4 110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Ducati Panigale V4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1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KTM Duke 7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 600F Hornet</text:p>
          </table:table-cell>
          <table:table-cell office:value-type="float" office:value="2003">
            <text:p>2003</text:p>
          </table:table-cell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6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765 RS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765 R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750 K6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Monster 937 SP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BMW 1000RR</text:p>
          </table:table-cell>
          <table:table-cell office:value-type="float" office:value="2024">
            <text:p>2024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10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CF 15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N/A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Honda CBR1000RR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YCF K15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1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Kawasaki Z7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</table:table-row>
        <table:table-row table:style-name="ro1">
          <table:table-cell office:value-type="string">
            <text:p>KTM SuperDuke 1290 GT</text:p>
          </table:table-cell>
          <table:table-cell/>
          <table:table-cell office:value-type="string">
            <text:p>Touring</text:p>
          </table:table-cell>
        </table:table-row>
        <table:table-row table:style-name="ro1">
          <table:table-cell office:value-type="string">
            <text:p>Honda Hornet 60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KTM Duke 6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GSX-R 7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Triumph Street Triple 675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GSX-S 100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N/A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CBR 954RR Fireblade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8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Suzuki GSR 75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Monster 1200R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6R</text:p>
          </table:table-cell>
          <table:table-cell office:value-type="float" office:value="2008">
            <text:p>2008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Yamaha FZ1-N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GSR 7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60-R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MT09</text:p>
          </table:table-cell>
          <table:table-cell office:value-type="float" office:value="2024">
            <text:p>2024</text:p>
          </table:table-cell>
          <table:table-cell office:value-type="string">
            <text:p>Naked</text:p>
          </table:table-cell>
        </table:table-row>
        <table:table-row table:style-name="ro2"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Suzuki DR-Z4SM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Honda CBR650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CB 600F Hornet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1000R</text:p>
          </table:table-cell>
          <table:table-cell office:value-type="float" office:value="2009">
            <text:p>2009</text:p>
          </table:table-cell>
          <table:table-cell office:value-type="string">
            <text:p>Naked</text:p>
          </table:table-cell>
        </table:table-row>
        <table:table-row table:style-name="ro1">
          <table:table-cell office:value-type="string">
            <text:p>BMW S1000R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Yamaha MT1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Tracer 9 Sport Touring</text:p>
          </table:table-cell>
          <table:table-cell/>
          <table:table-cell office:value-type="string">
            <text:p>Touring</text:p>
          </table:table-cell>
        </table:table-row>
        <table:table-row table:style-name="ro1">
          <table:table-cell office:value-type="string">
            <text:p>Triumph Trident 66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SV 650N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R 1100XX Blackbird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Yamaha XJ600 Diversion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</table:table-row>
        <table:table-row table:style-name="ro1">
          <table:table-cell office:value-type="string">
            <text:p>KTM Duke 3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Yamaha R125</text:p>
          </table:table-cell>
          <table:table-cell office:value-type="float" office:value="2020">
            <text:p>2020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N/A</text:p>
          </table:table-cell>
          <table:table-cell/>
          <table:table-cell office:value-type="string">
            <text:p>N/A</text:p>
          </table:table-cell>
        </table:table-row>
        <table:table-row table:style-name="ro2">
          <table:table-cell office:value-type="string">
            <text:p>Suzuki GSX-R 1000</text:p>
          </table:table-cell>
          <table:table-cell/>
          <table:table-cell office:value-type="string">
            <text:p>Sport</text:p>
          </table:table-cell>
        </table:table-row>
      </table:table>
      <table:table table:name="riders" table:style-name="ta1" table:print="false">
        <table:table-column table:style-name="co20" table:default-cell-style-name="Default"/>
        <table:table-column table:style-name="co3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Robak#66_Grzegorz Hanuszewicz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robak66rr</text:p>
          </table:table-cell>
          <table:table-cell table:number-columns-repeated="4"/>
        </table:table-row>
        <table:table-row table:style-name="ro1">
          <table:table-cell office:value-type="string">
            <text:p>Piotr Zuchniarz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profile.php?id=100009970063162</text:p>
          </table:table-cell>
          <table:table-cell table:number-columns-repeated="3"/>
        </table:table-row>
        <table:table-row table:style-name="ro1">
          <table:table-cell office:value-type="string">
            <text:p>Przemysław Różyński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przemzrr</text:p>
          </table:table-cell>
          <table:table-cell table:number-columns-repeated="3"/>
        </table:table-row>
        <table:table-row table:style-name="ro1">
          <table:table-cell office:value-type="string">
            <text:p>Dawid Ustarbowski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dawid.ustarbowski</text:p>
          </table:table-cell>
          <table:table-cell table:number-columns-repeated="3"/>
        </table:table-row>
        <table:table-row table:style-name="ro1">
          <table:table-cell office:value-type="string">
            <text:p>Adam Jaszczak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848.braaaap</text:p>
          </table:table-cell>
          <table:table-cell table:number-columns-repeated="4"/>
        </table:table-row>
        <table:table-row table:style-name="ro1">
          <table:table-cell office:value-type="string">
            <text:p>Jan Dumara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janekdumara</text:p>
          </table:table-cell>
          <table:table-cell table:number-columns-repeated="4"/>
        </table:table-row>
        <table:table-row table:style-name="ro1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/>
          <table:table-cell office:value-type="string">
            <text:p>https://facebook.com/profile.php?id=100091883270238</text:p>
          </table:table-cell>
          <table:table-cell table:number-columns-repeated="3"/>
        </table:table-row>
        <table:table-row table:style-name="ro1">
          <table:table-cell office:value-type="string">
            <text:p>Krzysztof Komornic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komornicki_888</text:p>
          </table:table-cell>
          <table:table-cell table:number-columns-repeated="4"/>
        </table:table-row>
        <table:table-row table:style-name="ro1">
          <table:table-cell office:value-type="string">
            <text:p>Milosz Kurkul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table:number-columns-repeated="5"/>
        </table:table-row>
        <table:table-row table:style-name="ro1">
          <table:table-cell office:value-type="string">
            <text:p>Robert Robson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robson1000rr</text:p>
          </table:table-cell>
          <table:table-cell table:number-columns-repeated="4"/>
        </table:table-row>
        <table:table-row table:style-name="ro1">
          <table:table-cell office:value-type="string">
            <text:p>Michał Rainbow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rainbowmichal</text:p>
          </table:table-cell>
          <table:table-cell table:number-columns-repeated="4"/>
        </table:table-row>
        <table:table-row table:style-name="ro1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/>
          <table:table-cell office:value-type="string">
            <text:p>https://facebook.com/profile.php?id=100091883270238</text:p>
          </table:table-cell>
          <table:table-cell table:number-columns-repeated="3"/>
        </table:table-row>
        <table:table-row table:style-name="ro1">
          <table:table-cell office:value-type="string">
            <text:p>Mirek Mordec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mirekmordecki</text:p>
          </table:table-cell>
          <table:table-cell table:number-columns-repeated="4"/>
        </table:table-row>
        <table:table-row table:style-name="ro1">
          <table:table-cell office:value-type="string">
            <text:p>Wesy#84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table:number-columns-repeated="5"/>
        </table:table-row>
        <table:table-row table:style-name="ro1">
          <table:table-cell office:value-type="string">
            <text:p>Lukasz Knapik</text:p>
          </table:table-cell>
          <table:table-cell/>
          <table:table-cell office:value-type="string">
            <text:p>male</text:p>
          </table:table-cell>
          <table:table-cell office:value-type="string">
            <text:p>semi-pro</text:p>
          </table:table-cell>
          <table:table-cell/>
          <table:table-cell office:value-type="string">
            <text:p>https://facebook.com/loki.balboa.3</text:p>
          </table:table-cell>
          <table:table-cell table:number-columns-repeated="3"/>
        </table:table-row>
        <table:table-row table:style-name="ro1">
          <table:table-cell office:value-type="string">
            <text:p>Cnk</text:p>
          </table:table-cell>
          <table:table-cell/>
          <table:table-cell office:value-type="string">
            <text:p>male</text:p>
          </table:table-cell>
          <table:table-cell office:value-type="string">
            <text:p>semi-pro</text:p>
          </table:table-cell>
          <table:table-cell office:value-type="string">
            <text:p>https://instagram.com/cnk.moto</text:p>
          </table:table-cell>
          <table:table-cell table:number-columns-repeated="4"/>
        </table:table-row>
        <table:table-row table:style-name="ro1">
          <table:table-cell office:value-type="string">
            <text:p>Maciej Mar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rofile.php?id=100078002145158</text:p>
          </table:table-cell>
          <table:table-cell table:number-columns-repeated="3"/>
        </table:table-row>
        <table:table-row table:style-name="ro1">
          <table:table-cell office:value-type="string">
            <text:p>Rut (Tomek Rutecki)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tomek.rutecki.7</text:p>
          </table:table-cell>
          <table:table-cell table:number-columns-repeated="3"/>
        </table:table-row>
        <table:table-row table:style-name="ro1">
          <table:table-cell office:value-type="string">
            <text:p>Sławomir Bławat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rofile.php?id=100001693468146</text:p>
          </table:table-cell>
          <table:table-cell table:number-columns-repeated="3"/>
        </table:table-row>
        <table:table-row table:style-name="ro1"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byku_98</text:p>
          </table:table-cell>
          <table:table-cell table:number-columns-repeated="4"/>
        </table:table-row>
        <table:table-row table:style-name="ro1">
          <table:table-cell office:value-type="string">
            <text:p>Arek Mierzeje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arek.mierzejewski.77</text:p>
          </table:table-cell>
          <table:table-cell table:number-columns-repeated="3"/>
        </table:table-row>
        <table:table-row table:style-name="ro1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1">
          <table:table-cell office:value-type="string">
            <text:p>Karol Brzos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stefan.kowalski.927980</text:p>
          </table:table-cell>
          <table:table-cell table:number-columns-repeated="3"/>
        </table:table-row>
        <table:table-row table:style-name="ro1">
          <table:table-cell office:value-type="string">
            <text:p>Lemur [SD990]Gdynia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mateusz.parchem</text:p>
          </table:table-cell>
          <table:table-cell table:number-columns-repeated="3"/>
        </table:table-row>
        <table:table-row table:style-name="ro1">
          <table:table-cell office:value-type="string">
            <text:p>Radek Wit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radek.witkowski.90</text:p>
          </table:table-cell>
          <table:table-cell table:number-columns-repeated="3"/>
        </table:table-row>
        <table:table-row table:style-name="ro1">
          <table:table-cell office:value-type="string">
            <text:p>Wesy#84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1">
          <table:table-cell office:value-type="string">
            <text:p>Przemo84Pila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przemo84pila</text:p>
          </table:table-cell>
          <table:table-cell table:number-columns-repeated="4"/>
        </table:table-row>
        <table:table-row table:style-name="ro1">
          <table:table-cell office:value-type="string">
            <text:p>PiotrSy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iotrsyy</text:p>
          </table:table-cell>
          <table:table-cell table:number-columns-repeated="3"/>
        </table:table-row>
        <table:table-row table:style-name="ro1">
          <table:table-cell office:value-type="string">
            <text:p>Cn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cnk.moto</text:p>
          </table:table-cell>
          <table:table-cell table:number-columns-repeated="4"/>
        </table:table-row>
        <table:table-row table:style-name="ro1">
          <table:table-cell office:value-type="string">
            <text:p>Leszek Marek Grzyb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szybkii93</text:p>
          </table:table-cell>
          <table:table-cell table:number-columns-repeated="4"/>
        </table:table-row>
        <table:table-row table:style-name="ro1">
          <table:table-cell office:value-type="string">
            <text:p>MATRI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1">
          <table:table-cell office:value-type="string">
            <text:p>Michał „Machu” Mach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mikemachu</text:p>
          </table:table-cell>
          <table:table-cell table:number-columns-repeated="4"/>
        </table:table-row>
        <table:table-row table:style-name="ro1">
          <table:table-cell office:value-type="string">
            <text:p>Daniele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dparodi72</text:p>
          </table:table-cell>
          <table:table-cell table:number-columns-repeated="4"/>
        </table:table-row>
        <table:table-row table:style-name="ro1"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womer_1k</text:p>
          </table:table-cell>
          <table:table-cell table:number-columns-repeated="4"/>
        </table:table-row>
        <table:table-row table:style-name="ro1">
          <table:table-cell office:value-type="string">
            <text:p>Lukasz Wieczor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hondaplaza</text:p>
          </table:table-cell>
          <table:table-cell table:number-columns-repeated="3"/>
        </table:table-row>
        <table:table-row table:style-name="ro1">
          <table:table-cell office:value-type="string">
            <text:p>Imax_s3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imax_s3</text:p>
          </table:table-cell>
          <table:table-cell table:number-columns-repeated="4"/>
        </table:table-row>
        <table:table-row table:style-name="ro1">
          <table:table-cell office:value-type="string">
            <text:p>Desmomati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desmomati</text:p>
          </table:table-cell>
          <table:table-cell table:number-columns-repeated="4"/>
        </table:table-row>
        <table:table-row table:style-name="ro1">
          <table:table-cell office:value-type="string">
            <text:p>Adam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adas_r1</text:p>
          </table:table-cell>
          <table:table-cell table:number-columns-repeated="4"/>
        </table:table-row>
        <table:table-row table:style-name="ro1">
          <table:table-cell office:value-type="string">
            <text:p>Ar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fejkowy.fejk.50</text:p>
          </table:table-cell>
          <table:table-cell table:number-columns-repeated="3"/>
        </table:table-row>
        <table:table-row table:style-name="ro1">
          <table:table-cell office:value-type="string">
            <text:p>Mateusz Karpiń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motogyver</text:p>
          </table:table-cell>
          <table:table-cell table:number-columns-repeated="4"/>
        </table:table-row>
        <table:table-row table:style-name="ro1">
          <table:table-cell office:value-type="string">
            <text:p>Lejdi_kuki</text:p>
          </table:table-cell>
          <table:table-cell office:value-type="string">
            <text:p>Hot Head Bikers</text:p>
          </table:table-cell>
          <table:table-cell office:value-type="string">
            <text:p>female</text:p>
          </table:table-cell>
          <table:table-cell office:value-type="string">
            <text:p>advanced</text:p>
          </table:table-cell>
          <table:table-cell office:value-type="string">
            <text:p>https://instagram.com/lejdi.kuki</text:p>
          </table:table-cell>
          <table:table-cell table:number-columns-repeated="4"/>
        </table:table-row>
        <table:table-row table:style-name="ro1">
          <table:table-cell office:value-type="string">
            <text:p>Paweł FZ125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elodylu</text:p>
          </table:table-cell>
          <table:table-cell table:number-columns-repeated="4"/>
        </table:table-row>
        <table:table-row table:style-name="ro1">
          <table:table-cell office:value-type="string">
            <text:p>Kamil_Ma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liniak_765rs</text:p>
          </table:table-cell>
          <table:table-cell table:number-columns-repeated="4"/>
        </table:table-row>
        <table:table-row table:style-name="ro1">
          <table:table-cell office:value-type="string">
            <text:p>Kamil_Ma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liniak_765rs</text:p>
          </table:table-cell>
          <table:table-cell table:number-columns-repeated="4"/>
        </table:table-row>
        <table:table-row table:style-name="ro1">
          <table:table-cell office:value-type="string">
            <text:p>Marek Marcin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arek.marcinski1</text:p>
          </table:table-cell>
          <table:table-cell table:number-columns-repeated="3"/>
        </table:table-row>
        <table:table-row table:style-name="ro1">
          <table:table-cell office:value-type="string">
            <text:p>Veloce_Sig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tuurboos</text:p>
          </table:table-cell>
          <table:table-cell table:number-columns-repeated="3"/>
        </table:table-row>
        <table:table-row table:style-name="ro1">
          <table:table-cell office:value-type="string">
            <text:p>Trenergranat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onster_sp_ducati</text:p>
          </table:table-cell>
          <table:table-cell table:number-columns-repeated="4"/>
        </table:table-row>
        <table:table-row table:style-name="ro1">
          <table:table-cell office:value-type="string">
            <text:p>Maciej Furious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Daniel Raczył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29542363311</text:p>
          </table:table-cell>
          <table:table-cell table:number-columns-repeated="3"/>
        </table:table-row>
        <table:table-row table:style-name="ro1">
          <table:table-cell office:value-type="string">
            <text:p>Tina_Mloda_1000RR</text:p>
          </table:table-cell>
          <table:table-cell office:value-type="string">
            <text:p>Hot Head Bikers</text:p>
          </table:table-cell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toskawka93</text:p>
          </table:table-cell>
          <table:table-cell table:number-columns-repeated="4"/>
        </table:table-row>
        <table:table-row table:style-name="ro1">
          <table:table-cell office:value-type="string">
            <text:p>Wojtek- HHB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superbikebtc</text:p>
          </table:table-cell>
          <table:table-cell table:number-columns-repeated="4"/>
        </table:table-row>
        <table:table-row table:style-name="ro1"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byku_98</text:p>
          </table:table-cell>
          <table:table-cell table:number-columns-repeated="4"/>
        </table:table-row>
        <table:table-row table:style-name="ro1">
          <table:table-cell office:value-type="string">
            <text:p>Marcin - olo.scr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olo.scr</text:p>
          </table:table-cell>
          <table:table-cell table:number-columns-repeated="4"/>
        </table:table-row>
        <table:table-row table:style-name="ro1">
          <table:table-cell office:value-type="string">
            <text:p>Wojtek #251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nixtend_</text:p>
          </table:table-cell>
          <table:table-cell table:number-columns-repeated="4"/>
        </table:table-row>
        <table:table-row table:style-name="ro1">
          <table:table-cell office:value-type="string">
            <text:p>Marek Boczul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rek.boczula</text:p>
          </table:table-cell>
          <table:table-cell table:number-columns-repeated="4"/>
        </table:table-row>
        <table:table-row table:style-name="ro1">
          <table:table-cell office:value-type="string">
            <text:p>Dawid Rod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PiratJerry(954 Fireblade)G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jerry.fireblade</text:p>
          </table:table-cell>
          <table:table-cell table:number-columns-repeated="4"/>
        </table:table-row>
        <table:table-row table:style-name="ro1">
          <table:table-cell office:value-type="string">
            <text:p>Piotr Woronowicz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woronowicz.p</text:p>
          </table:table-cell>
          <table:table-cell table:number-columns-repeated="4"/>
        </table:table-row>
        <table:table-row table:style-name="ro1">
          <table:table-cell office:value-type="string">
            <text:p>Pati [MT07] Rumia</text:p>
          </table:table-cell>
          <table:table-cell/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moto_angry_girl</text:p>
          </table:table-cell>
          <table:table-cell table:number-columns-repeated="4"/>
        </table:table-row>
        <table:table-row table:style-name="ro1">
          <table:table-cell office:value-type="string">
            <text:p>Ladydriver_GSX-R</text:p>
          </table:table-cell>
          <table:table-cell/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ladydriver_GSX-R</text:p>
          </table:table-cell>
          <table:table-cell table:number-columns-repeated="4"/>
        </table:table-row>
        <table:table-row table:style-name="ro1">
          <table:table-cell office:value-type="string">
            <text:p>Szymon Schew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zymon.schewe</text:p>
          </table:table-cell>
          <table:table-cell table:number-columns-repeated="3"/>
        </table:table-row>
        <table:table-row table:style-name="ro1">
          <table:table-cell office:value-type="string">
            <text:p>Michał /Dziadek Z 750 Gdańs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ichal.starosz</text:p>
          </table:table-cell>
          <table:table-cell table:number-columns-repeated="3"/>
        </table:table-row>
        <table:table-row table:style-name="ro1">
          <table:table-cell office:value-type="string">
            <text:p>Marek Janik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ateusz Muchlad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ateusz.muchlado.5</text:p>
          </table:table-cell>
          <table:table-cell table:number-columns-repeated="3"/>
        </table:table-row>
        <table:table-row table:style-name="ro1">
          <table:table-cell office:value-type="string">
            <text:p>Marcin Slezia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Tredzi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redziu_01</text:p>
          </table:table-cell>
          <table:table-cell table:number-columns-repeated="4"/>
        </table:table-row>
        <table:table-row table:style-name="ro1">
          <table:table-cell office:value-type="string">
            <text:p>OCZKO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G0OCZKO</text:p>
          </table:table-cell>
          <table:table-cell table:number-columns-repeated="3"/>
        </table:table-row>
        <table:table-row table:style-name="ro1">
          <table:table-cell office:value-type="string">
            <text:p>Mateusz Wron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xiorsky</text:p>
          </table:table-cell>
          <table:table-cell table:number-columns-repeated="4"/>
        </table:table-row>
        <table:table-row table:style-name="ro1">
          <table:table-cell office:value-type="string">
            <text:p>Inmatefromp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arek Marco Orł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01135339340</text:p>
          </table:table-cell>
          <table:table-cell table:number-columns-repeated="3"/>
        </table:table-row>
        <table:table-row table:style-name="ro1">
          <table:table-cell office:value-type="string">
            <text:p>Bartoszbeny_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bartoszbeny_</text:p>
          </table:table-cell>
          <table:table-cell table:number-columns-repeated="4"/>
        </table:table-row>
        <table:table-row table:style-name="ro1">
          <table:table-cell office:value-type="string">
            <text:p>Konrad Bocia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hunder_stork</text:p>
          </table:table-cell>
          <table:table-cell table:number-columns-repeated="4"/>
        </table:table-row>
        <table:table-row table:style-name="ro1">
          <table:table-cell office:value-type="string">
            <text:p>Jakub Chwaste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ateusz GSR750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BarKop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bartek.kopczynski.3</text:p>
          </table:table-cell>
          <table:table-cell table:number-columns-repeated="3"/>
        </table:table-row>
        <table:table-row table:style-name="ro1">
          <table:table-cell office:value-type="string">
            <text:p>twojstarysolibudy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wojstarysolibudyn</text:p>
          </table:table-cell>
          <table:table-cell table:number-columns-repeated="4"/>
        </table:table-row>
        <table:table-row table:style-name="ro1">
          <table:table-cell office:value-type="string">
            <text:p>StasienK0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Seba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ebastian.gajda.92775</text:p>
          </table:table-cell>
          <table:table-cell table:number-columns-repeated="3"/>
        </table:table-row>
        <table:table-row table:style-name="ro1">
          <table:table-cell office:value-type="string">
            <text:p>Majkel - Michał Demb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01361930125</text:p>
          </table:table-cell>
          <table:table-cell table:number-columns-repeated="3"/>
        </table:table-row>
        <table:table-row table:style-name="ro1">
          <table:table-cell office:value-type="string">
            <text:p>Kacper Malec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otocykl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Fluffy GSX-R750 Rotmank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rco.fluffy</text:p>
          </table:table-cell>
          <table:table-cell table:number-columns-repeated="4"/>
        </table:table-row>
        <table:table-row table:style-name="ro1">
          <table:table-cell office:value-type="string">
            <text:p>Emil_Uciekinier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emilh2r</text:p>
          </table:table-cell>
          <table:table-cell table:number-columns-repeated="4"/>
        </table:table-row>
        <table:table-row table:style-name="ro1">
          <table:table-cell office:value-type="string">
            <text:p>Adam Szub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61551900655271</text:p>
          </table:table-cell>
          <table:table-cell table:number-columns-repeated="3"/>
        </table:table-row>
        <table:table-row table:style-name="ro1">
          <table:table-cell office:value-type="string">
            <text:p>Szymon_ndg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Typical Seb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Leszke Heszk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lesgotob</text:p>
          </table:table-cell>
          <table:table-cell table:number-columns-repeated="4"/>
        </table:table-row>
        <table:table-row table:style-name="ro1">
          <table:table-cell office:value-type="string">
            <text:p>Mateusz Kaczmi Kaczmare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suchykaczmii</text:p>
          </table:table-cell>
          <table:table-cell table:number-columns-repeated="4"/>
        </table:table-row>
        <table:table-row table:style-name="ro1">
          <table:table-cell office:value-type="string">
            <text:p>Mateusz GSR750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Karol Brzosk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tefan.kowalski.927980</text:p>
          </table:table-cell>
          <table:table-cell table:number-columns-repeated="3"/>
        </table:table-row>
        <table:table-row table:style-name="ro1">
          <table:table-cell office:value-type="string">
            <text:p>Lukasz_FZ1_Gdans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utek.putynkowski</text:p>
          </table:table-cell>
          <table:table-cell table:number-columns-repeated="3"/>
        </table:table-row>
        <table:table-row table:style-name="ro1">
          <table:table-cell office:value-type="string">
            <text:p>Piotr Falco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piotrfalcon</text:p>
          </table:table-cell>
          <table:table-cell table:number-columns-repeated="4"/>
        </table:table-row>
        <table:table-row table:style-name="ro1">
          <table:table-cell office:value-type="string">
            <text:p>Piotr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iotr.cieslik.161</text:p>
          </table:table-cell>
          <table:table-cell table:number-columns-repeated="3"/>
        </table:table-row>
        <table:table-row table:style-name="ro1">
          <table:table-cell office:value-type="string">
            <text:p>Szymon_ndg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Paweł (Sid) Dr-z 400 SM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sidartistics</text:p>
          </table:table-cell>
          <table:table-cell table:number-columns-repeated="4"/>
        </table:table-row>
        <table:table-row table:style-name="ro1">
          <table:table-cell office:value-type="string">
            <text:p>Maciek Jagiełł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maciekzim</text:p>
          </table:table-cell>
          <table:table-cell table:number-columns-repeated="4"/>
        </table:table-row>
        <table:table-row table:style-name="ro1">
          <table:table-cell office:value-type="string">
            <text:p>Bartosz Butajł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rofile.php?id=100071721794049</text:p>
          </table:table-cell>
          <table:table-cell table:number-columns-repeated="3"/>
        </table:table-row>
        <table:table-row table:style-name="ro1">
          <table:table-cell office:value-type="string">
            <text:p>Mateusz Grzyb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mateusz.grzyb.31</text:p>
          </table:table-cell>
          <table:table-cell table:number-columns-repeated="3"/>
        </table:table-row>
        <table:table-row table:style-name="ro1">
          <table:table-cell office:value-type="string">
            <text:p>Angy_S1000R GDA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angy_s1000rr</text:p>
          </table:table-cell>
          <table:table-cell table:number-columns-repeated="4"/>
        </table:table-row>
        <table:table-row table:style-name="ro1">
          <table:table-cell office:value-type="string">
            <text:p>Dezyderiusz Łaszkiewicz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Maciej Badtke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maciejbadtke</text:p>
          </table:table-cell>
          <table:table-cell table:number-columns-repeated="4"/>
        </table:table-row>
        <table:table-row table:style-name="ro1">
          <table:table-cell office:value-type="string">
            <text:p>BabyMonster MT-07 GD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baby.monstermt07</text:p>
          </table:table-cell>
          <table:table-cell table:number-columns-repeated="4"/>
        </table:table-row>
        <table:table-row table:style-name="ro1">
          <table:table-cell office:value-type="string">
            <text:p>Adrian (Trzonek)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trzonek</text:p>
          </table:table-cell>
          <table:table-cell table:number-columns-repeated="3"/>
        </table:table-row>
        <table:table-row table:style-name="ro1">
          <table:table-cell office:value-type="string">
            <text:p>Bartek Trident Gdansk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Jacek|SV650N|3city Bojan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Slav_XX1100_Gdynia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SlavSkyxx</text:p>
          </table:table-cell>
          <table:table-cell table:number-columns-repeated="3"/>
        </table:table-row>
        <table:table-row table:style-name="ro1">
          <table:table-cell office:value-type="string">
            <text:p>Kinga xj600s 3miasto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kina.urb</text:p>
          </table:table-cell>
          <table:table-cell table:number-columns-repeated="4"/>
        </table:table-row>
        <table:table-row table:style-name="ro1">
          <table:table-cell office:value-type="string">
            <text:p>BugiiCb650r3city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Javor Duke 390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Javor95</text:p>
          </table:table-cell>
          <table:table-cell table:number-columns-repeated="3"/>
        </table:table-row>
        <table:table-row table:style-name="ro1">
          <table:table-cell office:value-type="string">
            <text:p>DenyMotoVlog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Mateusz Nowak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rofile.php?id=100009837462310</text:p>
          </table:table-cell>
          <table:table-cell table:number-columns-repeated="3"/>
        </table:table-row>
        <table:table-row table:style-name="ro1">
          <table:table-cell office:value-type="string">
            <text:p>WitekMot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Miroslaw Kondracki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</table:table>
      <table:table table:name="results" table:style-name="ta1" table:print="false">
        <table:table-column table:style-name="co4" table:default-cell-style-name="ce7"/>
        <table:table-column table:style-name="co39" table:default-cell-style-name="ce8"/>
        <table:table-column table:style-name="co20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41" table:default-cell-style-name="Default"/>
        <table:table-column table:style-name="co12" table:default-cell-style-name="ce1"/>
        <table:table-column table:style-name="co9" table:default-cell-style-name="ce1"/>
        <table:table-column table:style-name="co9" table:default-cell-style-name="Default"/>
        <table:table-column table:style-name="co4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43" table:default-cell-style-name="Default"/>
        <table:table-row table:style-name="ro1">
          <table:table-cell table:style-name="Default" office:value-type="string">
            <text:p>Time</text:p>
          </table:table-cell>
          <table:table-cell table:style-name="Default" office:value-type="string">
            <text:p>Date</text:p>
          </table:table-cell>
          <table:table-cell office:value-type="string">
            <text:p>Rider</text:p>
          </table:table-cell>
          <table:table-cell office:value-type="string">
            <text:p>Method</text:p>
          </table:table-cell>
          <table:table-cell office:value-type="string">
            <text:p>Validity</text:p>
          </table:table-cell>
          <table:table-cell office:value-type="string">
            <text:p>Track</text:p>
          </table:table-cell>
          <table:table-cell office:value-type="string">
            <text:p>Organizer</text:p>
          </table:table-cell>
          <table:table-cell office:value-type="string">
            <text:p>Moto</text:p>
          </table:table-cell>
          <table:table-cell table:style-name="Default" office:value-type="string">
            <text:p>Tyres front</text:p>
          </table:table-cell>
          <table:table-cell table:style-name="Default" office:value-type="string">
            <text:p>Tyres rear</text:p>
          </table:table-cell>
          <table:table-cell office:value-type="string">
            <text:p>Link</text:p>
          </table:table-cell>
          <table:table-cell table:style-name="ce9" office:value-type="string">
            <text:p>proof_path</text:p>
          </table:table-cell>
          <table:table-cell office:value-type="string">
            <text:p>video_url</text:p>
          </table:table-cell>
          <table:table-cell table:number-columns-repeated="2"/>
        </table:table-row>
        <table:table-row table:style-name="ro1">
          <table:table-cell office:value-type="float" office:value="41.76">
            <text:p>41,76</text:p>
          </table:table-cell>
          <table:table-cell office:value-type="date" office:date-value="2020-08-20">
            <text:p>20.08.2020</text:p>
          </table:table-cell>
          <table:table-cell office:value-type="string">
            <text:p>Robak#66_Grzegorz Hanuszewicz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Attack</text:p>
          </table:table-cell>
          <table:table-cell office:value-type="string">
            <text:p>Husqvarna FS 450</text:p>
          </table:table-cell>
          <table:table-cell office:value-type="string">
            <text:p>Metzeler Racetec SM</text:p>
          </table:table-cell>
          <table:table-cell office:value-type="string">
            <text:p>Metzeler Racetec SM</text:p>
          </table:table-cell>
          <table:table-cell office:value-type="string">
            <text:p>NULL</text:p>
          </table:table-cell>
          <table:table-cell table:style-name="ce9" office:value-type="string">
            <text:p>/assets/images/media/evidences/41_76</text:p>
          </table:table-cell>
          <table:table-cell office:value-type="string">
            <text:p>https://www.youtube.com/watch?v=DVSyvmzuBZY</text:p>
          </table:table-cell>
          <table:table-cell table:number-columns-repeated="2"/>
        </table:table-row>
        <table:table-row table:style-name="ro1">
          <table:table-cell office:value-type="float" office:value="42.05">
            <text:p>42,05</text:p>
          </table:table-cell>
          <table:table-cell office:value-type="string">
            <text:p>14.08.2017</text:p>
          </table:table-cell>
          <table:table-cell office:value-type="string">
            <text:p>Piotr Zuchniarz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6</text:p>
          </table:table-cell>
          <table:table-cell office:value-type="string">
            <text:p>Dunlop Sportmax GP Racer D211</text:p>
          </table:table-cell>
          <table:table-cell office:value-type="string">
            <text:p>Metzeler Racetec RR K3</text:p>
          </table:table-cell>
          <table:table-cell office:value-type="string">
            <text:p>NULL</text:p>
          </table:table-cell>
          <table:table-cell office:value-type="string">
            <text:p>/assets/images/media/evidences/42_05</text:p>
          </table:table-cell>
          <table:table-cell office:value-type="string">
            <text:p>https://www.youtube.com/watch?v=HNgAaSlXTa0</text:p>
          </table:table-cell>
          <table:table-cell table:number-columns-repeated="2"/>
        </table:table-row>
        <table:table-row table:style-name="ro1">
          <table:table-cell office:value-type="float" office:value="42.12">
            <text:p>42,12</text:p>
          </table:table-cell>
          <table:table-cell office:value-type="date" office:date-value="2017-01-01">
            <text:p>1.01.2017</text:p>
          </table:table-cell>
          <table:table-cell office:value-type="string">
            <text:p>Przemysław Różyń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6</text:p>
          </table:table-cell>
          <table:table-cell office:value-type="string">
            <text:p>Pirelli Diablo Supercorsa SC</text:p>
          </table:table-cell>
          <table:table-cell office:value-type="string">
            <text:p>Pirelli Diablo Supercorsa SC V2</text:p>
          </table:table-cell>
          <table:table-cell office:value-type="string">
            <text:p>NULL</text:p>
          </table:table-cell>
          <table:table-cell office:value-type="string">
            <text:p>/assets/images/media/evidences/42_1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.45">
            <text:p>42,45</text:p>
          </table:table-cell>
          <table:table-cell office:value-type="string">
            <text:p>18.07.2017</text:p>
          </table:table-cell>
          <table:table-cell office:value-type="string">
            <text:p>Dawid Ustarbow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1</text:p>
          </table:table-cell>
          <table:table-cell office:value-type="string">
            <text:p>Dunlop Sportmax GP Racer D211 Slick</text:p>
          </table:table-cell>
          <table:table-cell office:value-type="string">
            <text:p>Metzeler Racetec RR K3</text:p>
          </table:table-cell>
          <table:table-cell office:value-type="string">
            <text:p>NULL</text:p>
          </table:table-cell>
          <table:table-cell office:value-type="string">
            <text:p>/assets/images/media/evidences/42_4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.46">
            <text:p>42,46</text:p>
          </table:table-cell>
          <table:table-cell office:value-type="string">
            <text:p>02.08.2025</text:p>
          </table:table-cell>
          <table:table-cell office:value-type="string">
            <text:p>Adam Jaszczak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usqvarna FS 450</text:p>
          </table:table-cell>
          <table:table-cell office:value-type="string">
            <text:p>Metzeler Racetec RR Slick</text:p>
          </table:table-cell>
          <table:table-cell office:value-type="string">
            <text:p>Metzeler Racetec RR K2 Slick</text:p>
          </table:table-cell>
          <table:table-cell office:value-type="string">
            <text:p>NULL</text:p>
          </table:table-cell>
          <table:table-cell office:value-type="string">
            <text:p>/assets/images/media/evidences/42_4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.63">
            <text:p>42,63</text:p>
          </table:table-cell>
          <table:table-cell office:value-type="string">
            <text:p>07.09.2025</text:p>
          </table:table-cell>
          <table:table-cell office:value-type="string">
            <text:p>Jan Dumara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onda CBR600RR</text:p>
          </table:table-cell>
          <table:table-cell office:value-type="string">
            <text:p>Bridgestone Battlax Racing V02 Soft</text:p>
          </table:table-cell>
          <table:table-cell office:value-type="string">
            <text:p>Bridgestone Battlax Racing V02 Soft</text:p>
          </table:table-cell>
          <table:table-cell office:value-type="string">
            <text:p>NULL</text:p>
          </table:table-cell>
          <table:table-cell office:value-type="string">
            <text:p>/assets/images/media/evidences/42_6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.77">
            <text:p>42,77</text:p>
          </table:table-cell>
          <table:table-cell office:value-type="string">
            <text:p>08.09.2020</text:p>
          </table:table-cell>
          <table:table-cell office:value-type="string">
            <text:p>Jan Dumara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600RR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42_77</text:p>
          </table:table-cell>
          <table:table-cell office:value-type="string">
            <text:p>https://www.youtube.com/watch?v=UG2P0IQbdBs</text:p>
          </table:table-cell>
          <table:table-cell table:number-columns-repeated="2"/>
        </table:table-row>
        <table:table-row table:style-name="ro1">
          <table:table-cell office:value-type="float" office:value="43.38">
            <text:p>43,38</text:p>
          </table:table-cell>
          <table:table-cell office:value-type="string">
            <text:p>02.07.2023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600RR</text:p>
          </table:table-cell>
          <table:table-cell office:value-type="string">
            <text:p>Metzeler Racetec TD</text:p>
          </table:table-cell>
          <table:table-cell office:value-type="string">
            <text:p>Metzeler Racetec TD</text:p>
          </table:table-cell>
          <table:table-cell office:value-type="string">
            <text:p>https://www.racebox.pro/webapp/session/64a1679954a76481131b423c</text:p>
          </table:table-cell>
          <table:table-cell office:value-type="string">
            <text:p>/assets/images/media/evidences/43_3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.42">
            <text:p>43,42</text:p>
          </table:table-cell>
          <table:table-cell office:value-type="string">
            <text:p>09.08.2025</text:p>
          </table:table-cell>
          <table:table-cell office:value-type="string">
            <text:p>Krzysztof Komornicki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usqvarna FS 450</text:p>
          </table:table-cell>
          <table:table-cell office:value-type="string">
            <text:p>Metzeler Racetec SM</text:p>
          </table:table-cell>
          <table:table-cell office:value-type="string">
            <text:p>Metzeler Racetec SM</text:p>
          </table:table-cell>
          <table:table-cell office:value-type="string">
            <text:p>NULL</text:p>
          </table:table-cell>
          <table:table-cell office:value-type="string">
            <text:p>/assets/images/media/evidences/43_4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.48">
            <text:p>43,48</text:p>
          </table:table-cell>
          <table:table-cell office:value-type="string">
            <text:p>13.05.2018</text:p>
          </table:table-cell>
          <table:table-cell office:value-type="string">
            <text:p>Milosz Kurkul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899 Panigale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43_48</text:p>
          </table:table-cell>
          <table:table-cell office:value-type="string">
            <text:p>https://www.youtube.com/watch?v=ugJNTPsMuMY</text:p>
          </table:table-cell>
          <table:table-cell table:number-columns-repeated="2"/>
        </table:table-row>
        <table:table-row table:style-name="ro1">
          <table:table-cell office:value-type="float" office:value="43.55">
            <text:p>43,55</text:p>
          </table:table-cell>
          <table:table-cell office:value-type="string">
            <text:p>09.08.2025</text:p>
          </table:table-cell>
          <table:table-cell office:value-type="string">
            <text:p>Robert Robson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onda CRF 450 R</text:p>
          </table:table-cell>
          <table:table-cell office:value-type="string">
            <text:p>Michelin Power Supermoto</text:p>
          </table:table-cell>
          <table:table-cell office:value-type="string">
            <text:p>Metzeler Racetec RR</text:p>
          </table:table-cell>
          <table:table-cell office:value-type="string">
            <text:p>NULL</text:p>
          </table:table-cell>
          <table:table-cell office:value-type="string">
            <text:p>/assets/images/media/evidences/43_5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.55">
            <text:p>43,55</text:p>
          </table:table-cell>
          <table:table-cell office:value-type="string">
            <text:p>24.08.2024</text:p>
          </table:table-cell>
          <table:table-cell office:value-type="string">
            <text:p>Michał Rainbow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BMW 1000RR HP4</text:p>
          </table:table-cell>
          <table:table-cell table:number-columns-repeated="2" office:value-type="string">
            <text:p>Dunlop KR 109</text:p>
          </table:table-cell>
          <table:table-cell office:value-type="string">
            <text:p>NULL</text:p>
          </table:table-cell>
          <table:table-cell office:value-type="string">
            <text:p>/assets/images/media/evidences/43_5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.6">
            <text:p>43,60</text:p>
          </table:table-cell>
          <table:table-cell office:value-type="string">
            <text:p>09.08.2023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Ninja 400</text:p>
          </table:table-cell>
          <table:table-cell office:value-type="string">
            <text:p>Dunlop Sportmax D 213 GP PRO</text:p>
          </table:table-cell>
          <table:table-cell office:value-type="string">
            <text:p>Dunlop Sportmax D 213 GP PRO</text:p>
          </table:table-cell>
          <table:table-cell office:value-type="string">
            <text:p>https://www.racebox.pro/webapp/session/64d3c73a75a0a6cdcf1b423c</text:p>
          </table:table-cell>
          <table:table-cell office:value-type="string">
            <text:p>/assets/images/media/evidences/43_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.65">
            <text:p>43,65</text:p>
          </table:table-cell>
          <table:table-cell office:value-type="string">
            <text:p>22.09.2024</text:p>
          </table:table-cell>
          <table:table-cell office:value-type="string">
            <text:p>Mirek Mordec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 600RR</text:p>
          </table:table-cell>
          <table:table-cell office:value-type="string">
            <text:p>Pirelli Diablo Supercorsa SP V2</text:p>
          </table:table-cell>
          <table:table-cell office:value-type="string">
            <text:p>Pirelli Diablo Supercorsa SP V2</text:p>
          </table:table-cell>
          <table:table-cell office:value-type="string">
            <text:p>NULL</text:p>
          </table:table-cell>
          <table:table-cell office:value-type="string">
            <text:p>/assets/images/media/evidences/43_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.69">
            <text:p>43,69</text:p>
          </table:table-cell>
          <table:table-cell office:value-type="string">
            <text:p>01.05.2019</text:p>
          </table:table-cell>
          <table:table-cell office:value-type="string">
            <text:p>Wesy#84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1000RR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43_69</text:p>
          </table:table-cell>
          <table:table-cell office:value-type="string">
            <text:p>https://www.youtube.com/watch?v=zTMPzs5I0Og</text:p>
          </table:table-cell>
          <table:table-cell table:number-columns-repeated="2"/>
        </table:table-row>
        <table:table-row table:style-name="ro1">
          <table:table-cell office:value-type="float" office:value="43.78">
            <text:p>43,78</text:p>
          </table:table-cell>
          <table:table-cell office:value-type="string">
            <text:p>03.06.2025</text:p>
          </table:table-cell>
          <table:table-cell office:value-type="string">
            <text:p>Lukasz Knapik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Yamaha R6 – 2005</text:p>
          </table:table-cell>
          <table:table-cell office:value-type="string">
            <text:p>Pirelli Diablo Supercorsa SP V2</text:p>
          </table:table-cell>
          <table:table-cell office:value-type="string">
            <text:p>Pirelli Diablo Supercorsa SP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/assets/images/media/evidences/43_7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.96">
            <text:p>43,96</text:p>
          </table:table-cell>
          <table:table-cell office:value-type="string">
            <text:p>27.08.2014</text:p>
          </table:table-cell>
          <table:table-cell office:value-type="string">
            <text:p>Cnk</text:p>
          </table:table-cell>
          <table:table-cell office:value-type="string">
            <text:p>Dragy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amaha R3</text:p>
          </table:table-cell>
          <table:table-cell office:value-type="string">
            <text:p>Pirelli Diablo Supercorsa SP</text:p>
          </table:table-cell>
          <table:table-cell office:value-type="string">
            <text:p>Pirelli Diablo Supercorsa SP V3</text:p>
          </table:table-cell>
          <table:table-cell office:value-type="string">
            <text:p>NULL</text:p>
          </table:table-cell>
          <table:table-cell office:value-type="string">
            <text:p>/assets/images/media/evidences/43_96</text:p>
          </table:table-cell>
          <table:table-cell office:value-type="string">
            <text:p>https://www.youtube.com/watch?v=dKhD-9K65kI</text:p>
          </table:table-cell>
          <table:table-cell table:number-columns-repeated="2"/>
        </table:table-row>
        <table:table-row table:style-name="ro1">
          <table:table-cell office:value-type="float" office:value="44.03">
            <text:p>44,03</text:p>
          </table:table-cell>
          <table:table-cell office:value-type="string">
            <text:p>04.09.2025</text:p>
          </table:table-cell>
          <table:table-cell office:value-type="string">
            <text:p>Maciej Mar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Ducati Panigale V4S</text:p>
          </table:table-cell>
          <table:table-cell office:value-type="string">
            <text:p>Pirelli Diablo Supercorsa SP</text:p>
          </table:table-cell>
          <table:table-cell office:value-type="string">
            <text:p>Pirelli Diablo Supercorsa SP</text:p>
          </table:table-cell>
          <table:table-cell office:value-type="string">
            <text:p>https://www.racebox.pro/webapp/session/68b9b7d223b7d5453c270af7</text:p>
          </table:table-cell>
          <table:table-cell office:value-type="string">
            <text:p>/assets/images/media/evidences/44_0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.05">
            <text:p>44,05</text:p>
          </table:table-cell>
          <table:table-cell office:value-type="string">
            <text:p>25.08.2014</text:p>
          </table:table-cell>
          <table:table-cell office:value-type="string">
            <text:p>Rut (Tomek Rutecki)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Triumph Street Triple 1200RS</text:p>
          </table:table-cell>
          <table:table-cell office:value-type="string">
            <text:p>Metzeler Racetec RR K3</text:p>
          </table:table-cell>
          <table:table-cell office:value-type="string">
            <text:p>Metzeler Racetec RR K3</text:p>
          </table:table-cell>
          <table:table-cell office:value-type="string">
            <text:p>NULL</text:p>
          </table:table-cell>
          <table:table-cell office:value-type="string">
            <text:p>/assets/images/media/evidences/44_0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.19">
            <text:p>44,19</text:p>
          </table:table-cell>
          <table:table-cell office:value-type="string">
            <text:p>07.09.2025</text:p>
          </table:table-cell>
          <table:table-cell office:value-type="string">
            <text:p>Sławomir Bławat</text:p>
          </table:table-cell>
          <table:table-cell office:value-type="string">
            <text:p>Qstarz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CF 190 SM</text:p>
          </table:table-cell>
          <table:table-cell table:number-columns-repeated="2" office:value-type="string">
            <text:p>PMT Super Soft</text:p>
          </table:table-cell>
          <table:table-cell office:value-type="string">
            <text:p>NULL</text:p>
          </table:table-cell>
          <table:table-cell office:value-type="string">
            <text:p>/assets/images/media/evidences/44_1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.21">
            <text:p>44,21</text:p>
          </table:table-cell>
          <table:table-cell office:value-type="string">
            <text:p>29.09.2024</text:p>
          </table:table-cell>
          <table:table-cell office:value-type="string">
            <text:p>Tomasz Byczek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 K7</text:p>
          </table:table-cell>
          <table:table-cell office:value-type="string">
            <text:p>Metzeler Racetec TD Slick</text:p>
          </table:table-cell>
          <table:table-cell office:value-type="string">
            <text:p>Bridgestone Battlax Racing V02 Soft</text:p>
          </table:table-cell>
          <table:table-cell office:value-type="string">
            <text:p>NULL</text:p>
          </table:table-cell>
          <table:table-cell office:value-type="string">
            <text:p>/assets/images/media/evidences/44_21</text:p>
          </table:table-cell>
          <table:table-cell office:value-type="string">
            <text:p>https://www.youtube.com/watch?v=9RfWD7viUCc</text:p>
          </table:table-cell>
          <table:table-cell table:number-columns-repeated="2"/>
        </table:table-row>
        <table:table-row table:style-name="ro1">
          <table:table-cell office:value-type="float" office:value="44.35">
            <text:p>44,35</text:p>
          </table:table-cell>
          <table:table-cell office:value-type="string">
            <text:p>24.08.2024</text:p>
          </table:table-cell>
          <table:table-cell office:value-type="string">
            <text:p>Arek Mierzejew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Suzuki GSX-R 600 K9</text:p>
          </table:table-cell>
          <table:table-cell office:value-type="string">
            <text:p>Pirelli Diablo Supercorsa SC</text:p>
          </table:table-cell>
          <table:table-cell office:value-type="string">
            <text:p>Metzeler Racetec RR K2</text:p>
          </table:table-cell>
          <table:table-cell office:value-type="string">
            <text:p>NULL</text:p>
          </table:table-cell>
          <table:table-cell office:value-type="string">
            <text:p>/assets/images/media/evidences/44_3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.48">
            <text:p>44,48</text:p>
          </table:table-cell>
          <table:table-cell office:value-type="string">
            <text:p>19.05.2025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/>
          <table:table-cell office:value-type="string">
            <text:p>Kawasaki Ninja 400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https://www.racebox.pro/webapp/session/6829fe06c264e95f5c423d89</text:p>
          </table:table-cell>
          <table:table-cell office:value-type="string">
            <text:p>/assets/images/media/evidences/44_48</text:p>
          </table:table-cell>
          <table:table-cell office:value-type="string">
            <text:p>https://www.youtube.com/watch?v=pFAJ_RTTp4k</text:p>
          </table:table-cell>
          <table:table-cell table:number-columns-repeated="2"/>
        </table:table-row>
        <table:table-row table:style-name="ro1">
          <table:table-cell office:value-type="float" office:value="44.75">
            <text:p>44,75</text:p>
          </table:table-cell>
          <table:table-cell office:value-type="string">
            <text:p>09.08.2025</text:p>
          </table:table-cell>
          <table:table-cell office:value-type="string">
            <text:p>Karol Brzos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Ducati 899 Panigale</text:p>
          </table:table-cell>
          <table:table-cell office:value-type="string">
            <text:p>Pirelli Diablo Supercorsa SC V3</text:p>
          </table:table-cell>
          <table:table-cell office:value-type="string">
            <text:p>Pirelli Diablo Supercorsa SC V2</text:p>
          </table:table-cell>
          <table:table-cell office:value-type="string">
            <text:p>NULL</text:p>
          </table:table-cell>
          <table:table-cell office:value-type="string">
            <text:p>/assets/images/media/evidences/44_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.8">
            <text:p>44,80</text:p>
          </table:table-cell>
          <table:table-cell office:value-type="string">
            <text:p>25.08.2024</text:p>
          </table:table-cell>
          <table:table-cell office:value-type="string">
            <text:p>Lemur [SD990]Gdyni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KTM SD 990</text:p>
          </table:table-cell>
          <table:table-cell office:value-type="string">
            <text:p>Pirelli Diablo Supercorsa SP</text:p>
          </table:table-cell>
          <table:table-cell office:value-type="string">
            <text:p>Pirelli Diablo Supercorsa SP</text:p>
          </table:table-cell>
          <table:table-cell office:value-type="string">
            <text:p>https://www.laptrophy.com/sessions/vjKZsW</text:p>
          </table:table-cell>
          <table:table-cell office:value-type="string">
            <text:p>/assets/images/media/evidences/44_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.83">
            <text:p>44,83</text:p>
          </table:table-cell>
          <table:table-cell office:value-type="string">
            <text:p>17.08.2025</text:p>
          </table:table-cell>
          <table:table-cell office:value-type="string">
            <text:p>Radek Witk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amaha Thunderace</text:p>
          </table:table-cell>
          <table:table-cell office:value-type="string">
            <text:p>Pirelli Diablo Supercorsa SP V2</text:p>
          </table:table-cell>
          <table:table-cell office:value-type="string">
            <text:p>Pirelli Diablo Supercorsa SP V2</text:p>
          </table:table-cell>
          <table:table-cell office:value-type="string">
            <text:p>NULL</text:p>
          </table:table-cell>
          <table:table-cell office:value-type="string">
            <text:p>/assets/images/media/evidences/44_8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.89">
            <text:p>44,89</text:p>
          </table:table-cell>
          <table:table-cell office:value-type="string">
            <text:p>16.09.2018</text:p>
          </table:table-cell>
          <table:table-cell office:value-type="string">
            <text:p>Wesy#84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9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44_89</text:p>
          </table:table-cell>
          <table:table-cell office:value-type="string">
            <text:p>https://www.youtube.com/watch?v=kKTiMn7LqJ8</text:p>
          </table:table-cell>
          <table:table-cell table:number-columns-repeated="2"/>
        </table:table-row>
        <table:table-row table:style-name="ro1">
          <table:table-cell office:value-type="float" office:value="44.91">
            <text:p>44,91</text:p>
          </table:table-cell>
          <table:table-cell office:value-type="string">
            <text:p>02.08.2025</text:p>
          </table:table-cell>
          <table:table-cell office:value-type="string">
            <text:p>Przemo84Pila</text:p>
          </table:table-cell>
          <table:table-cell office:value-type="string">
            <text:p>Starlane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Suzuki GSX-R 600</text:p>
          </table:table-cell>
          <table:table-cell table:style-name="ce2" office:value-type="string">
            <text:p>Pirelli Diablo Superbike SC2</text:p>
          </table:table-cell>
          <table:table-cell table:style-name="ce2" office:value-type="string">
            <text:p>Metzeler Racetec TD Slick</text:p>
          </table:table-cell>
          <table:table-cell office:value-type="string">
            <text:p>NULL</text:p>
          </table:table-cell>
          <table:table-cell office:value-type="string">
            <text:p>/assets/images/media/evidences/44_9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.94">
            <text:p>44,94</text:p>
          </table:table-cell>
          <table:table-cell office:value-type="string">
            <text:p>08.09.2024</text:p>
          </table:table-cell>
          <table:table-cell office:value-type="string">
            <text:p>PiotrSy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awasaki Ninja 300</text:p>
          </table:table-cell>
          <table:table-cell office:value-type="string">
            <text:p>Pirelli Diablo Supercorsa SP</text:p>
          </table:table-cell>
          <table:table-cell office:value-type="string">
            <text:p>Pirelli Diablo Supercorsa SP</text:p>
          </table:table-cell>
          <table:table-cell office:value-type="string">
            <text:p>NULL</text:p>
          </table:table-cell>
          <table:table-cell office:value-type="string">
            <text:p>/assets/images/media/evidences/44_9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.09">
            <text:p>45,09</text:p>
          </table:table-cell>
          <table:table-cell office:value-type="date" office:date-value="2023-01-01">
            <text:p>1.01.2023</text:p>
          </table:table-cell>
          <table:table-cell office:value-type="string">
            <text:p>Cnk</text:p>
          </table:table-cell>
          <table:table-cell office:value-type="string">
            <text:p>Dragy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765 RS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45_09</text:p>
          </table:table-cell>
          <table:table-cell office:value-type="string">
            <text:p>https://www.youtube.com/watch?v=zdm_jxXtNu0</text:p>
          </table:table-cell>
          <table:table-cell table:number-columns-repeated="2"/>
        </table:table-row>
        <table:table-row table:style-name="ro1">
          <table:table-cell office:value-type="float" office:value="45.44">
            <text:p>45,44</text:p>
          </table:table-cell>
          <table:table-cell office:value-type="date" office:date-value="2023-01-01">
            <text:p>1.01.2023</text:p>
          </table:table-cell>
          <table:table-cell office:value-type="string">
            <text:p>Leszek Marek Grzyb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SV 650</text:p>
          </table:table-cell>
          <table:table-cell office:value-type="string">
            <text:p>Dunlop Sportmax D 212 GP PRO</text:p>
          </table:table-cell>
          <table:table-cell office:value-type="string">
            <text:p>Pirelli Diablo Supercorsa SC V2</text:p>
          </table:table-cell>
          <table:table-cell office:value-type="string">
            <text:p>NULL</text:p>
          </table:table-cell>
          <table:table-cell office:value-type="string">
            <text:p>/assets/images/media/evidences/45_4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.5">
            <text:p>45,50</text:p>
          </table:table-cell>
          <table:table-cell office:value-type="string">
            <text:p>15.09.2024</text:p>
          </table:table-cell>
          <table:table-cell office:value-type="string">
            <text:p>MATRI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4</text:p>
          </table:table-cell>
          <table:table-cell office:value-type="string">
            <text:p>Dunlop SportSmart TT</text:p>
          </table:table-cell>
          <table:table-cell office:value-type="string">
            <text:p>Dunlop SportSmart TT</text:p>
          </table:table-cell>
          <table:table-cell office:value-type="string">
            <text:p>NULL</text:p>
          </table:table-cell>
          <table:table-cell office:value-type="string">
            <text:p>/assets/images/media/evidences/45_5</text:p>
          </table:table-cell>
          <table:table-cell office:value-type="string">
            <text:p>https://www.youtube.com/watch?v=N-f5eo0UgVc</text:p>
          </table:table-cell>
          <table:table-cell table:number-columns-repeated="2"/>
        </table:table-row>
        <table:table-row table:style-name="ro1">
          <table:table-cell office:value-type="float" office:value="45.72">
            <text:p>45,72</text:p>
          </table:table-cell>
          <table:table-cell office:value-type="string">
            <text:p>06.09.2024</text:p>
          </table:table-cell>
          <table:table-cell office:value-type="string">
            <text:p>Michał „Machu” Mach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1200 RS</text:p>
          </table:table-cell>
          <table:table-cell table:number-columns-repeated="2" office:value-type="string">
            <text:p>Pirelli Diablo Rosso 4 Corsa</text:p>
          </table:table-cell>
          <table:table-cell office:value-type="string">
            <text:p>NULL</text:p>
          </table:table-cell>
          <table:table-cell office:value-type="string">
            <text:p>/assets/images/media/evidences/45_7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.82">
            <text:p>45,82</text:p>
          </table:table-cell>
          <table:table-cell office:value-type="date" office:date-value="2023-01-01">
            <text:p>1.01.2023</text:p>
          </table:table-cell>
          <table:table-cell office:value-type="string">
            <text:p>Daniele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ZX-10R Ninja</text:p>
          </table:table-cell>
          <table:table-cell office:value-type="string">
            <text:p>Dunlop Sportmax D 212 GP PRO</text:p>
          </table:table-cell>
          <table:table-cell office:value-type="string">
            <text:p>Metzeler Racetec RR K3</text:p>
          </table:table-cell>
          <table:table-cell office:value-type="string">
            <text:p>NULL</text:p>
          </table:table-cell>
          <table:table-cell office:value-type="string">
            <text:p>/assets/images/media/evidences/45_8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.86">
            <text:p>45,86</text:p>
          </table:table-cell>
          <table:table-cell office:value-type="string">
            <text:p>04.09.2024</text:p>
          </table:table-cell>
          <table:table-cell office:value-type="string">
            <text:p>Wome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1000RR-R SP</text:p>
          </table:table-cell>
          <table:table-cell table:number-columns-repeated="2" office:value-type="string">
            <text:p>Pirelli Diablo Rosso 4 Corsa</text:p>
          </table:table-cell>
          <table:table-cell office:value-type="string">
            <text:p>NULL</text:p>
          </table:table-cell>
          <table:table-cell office:value-type="string">
            <text:p>/assets/images/media/evidences/45_8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.97">
            <text:p>47,97</text:p>
          </table:table-cell>
          <table:table-cell office:value-type="date" office:date-value="2022-01-01">
            <text:p>1.01.2022</text:p>
          </table:table-cell>
          <table:table-cell office:value-type="string">
            <text:p>Wome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Fireblade CBR1000RR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7_9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.96">
            <text:p>45,96</text:p>
          </table:table-cell>
          <table:table-cell office:value-type="string">
            <text:p>23.07.2016</text:p>
          </table:table-cell>
          <table:table-cell office:value-type="string">
            <text:p>Lukasz Wieczorek</text:p>
          </table:table-cell>
          <table:table-cell office:value-type="string">
            <text:p>LP-Cheetah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250R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45_96</text:p>
          </table:table-cell>
          <table:table-cell office:value-type="string">
            <text:p>https://www.youtube.com/watch?v=TG_MpTk0tcI</text:p>
          </table:table-cell>
          <table:table-cell table:number-columns-repeated="2"/>
        </table:table-row>
        <table:table-row table:style-name="ro1">
          <table:table-cell office:value-type="float" office:value="45.67">
            <text:p>45,67</text:p>
          </table:table-cell>
          <table:table-cell office:value-type="string">
            <text:p>17.08.2025</text:p>
          </table:table-cell>
          <table:table-cell office:value-type="string">
            <text:p>Imax_s3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Aprilia Tuono v4 1100</text:p>
          </table:table-cell>
          <table:table-cell table:number-columns-repeated="2" office:value-type="string">
            <text:p>Pirelli Diablo Rosso 4</text:p>
          </table:table-cell>
          <table:table-cell office:value-type="string">
            <text:p>NULL</text:p>
          </table:table-cell>
          <table:table-cell office:value-type="string">
            <text:p>/assets/images/media/evidences/45_6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.12">
            <text:p>46,12</text:p>
          </table:table-cell>
          <table:table-cell office:value-type="date" office:date-value="2023-01-01">
            <text:p>1.01.2023</text:p>
          </table:table-cell>
          <table:table-cell office:value-type="string">
            <text:p>Desmomat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Panigale V4R</text:p>
          </table:table-cell>
          <table:table-cell office:value-type="string">
            <text:p>Pirelli Diablo Supercorsa SP</text:p>
          </table:table-cell>
          <table:table-cell office:value-type="string">
            <text:p>Pirelli Diablo Supercorsa SP</text:p>
          </table:table-cell>
          <table:table-cell office:value-type="string">
            <text:p>NULL</text:p>
          </table:table-cell>
          <table:table-cell office:value-type="string">
            <text:p>/assets/images/media/evidences/46_1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.18">
            <text:p>46,18</text:p>
          </table:table-cell>
          <table:table-cell office:value-type="date" office:date-value="2022-01-01">
            <text:p>1.01.2022</text:p>
          </table:table-cell>
          <table:table-cell office:value-type="string">
            <text:p>Adam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1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6_1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.38">
            <text:p>46,38</text:p>
          </table:table-cell>
          <table:table-cell office:value-type="string">
            <text:p>03.09.2025</text:p>
          </table:table-cell>
          <table:table-cell office:value-type="string">
            <text:p>Ar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TM Duke 790</text:p>
          </table:table-cell>
          <table:table-cell office:value-type="string">
            <text:p>Bridgestone Battlax S22</text:p>
          </table:table-cell>
          <table:table-cell office:value-type="string">
            <text:p>Bridgestone Battlax S23</text:p>
          </table:table-cell>
          <table:table-cell office:value-type="string">
            <text:p>NULL</text:p>
          </table:table-cell>
          <table:table-cell office:value-type="string">
            <text:p>/assets/images/media/evidences/46_3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.41">
            <text:p>46,41</text:p>
          </table:table-cell>
          <table:table-cell office:value-type="string">
            <text:p>17.08.2025</text:p>
          </table:table-cell>
          <table:table-cell office:value-type="string">
            <text:p>Mateusz Karpiń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 600F Hornet</text:p>
          </table:table-cell>
          <table:table-cell office:value-type="string">
            <text:p>Michelin Power Cup 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6_41</text:p>
          </table:table-cell>
          <table:table-cell office:value-type="string">
            <text:p>https://www.youtube.com/watch?v=Rk9mtODkO1Y</text:p>
          </table:table-cell>
          <table:table-cell table:number-columns-repeated="2"/>
        </table:table-row>
        <table:table-row table:style-name="ro1">
          <table:table-cell office:value-type="float" office:value="46.43">
            <text:p>46,43</text:p>
          </table:table-cell>
          <table:table-cell office:value-type="string">
            <text:p>24.08.2022</text:p>
          </table:table-cell>
          <table:table-cell office:value-type="string">
            <text:p>Lejdi_ku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Kawasaki ZX-6R</text:p>
          </table:table-cell>
          <table:table-cell office:value-type="string">
            <text:p>Dunlop Sportmax D 212 GP PRO</text:p>
          </table:table-cell>
          <table:table-cell office:value-type="string">
            <text:p>Dunlop Sportmax D 212 GP PRO</text:p>
          </table:table-cell>
          <table:table-cell office:value-type="string">
            <text:p>NULL</text:p>
          </table:table-cell>
          <table:table-cell office:value-type="string">
            <text:p>/assets/images/media/evidences/46_4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.56">
            <text:p>46,56</text:p>
          </table:table-cell>
          <table:table-cell office:value-type="string">
            <text:p>03.07.2024</text:p>
          </table:table-cell>
          <table:table-cell office:value-type="string">
            <text:p>Paweł FZ125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6_5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.62">
            <text:p>46,62</text:p>
          </table:table-cell>
          <table:table-cell office:value-type="string">
            <text:p>04.06.2024</text:p>
          </table:table-cell>
          <table:table-cell office:value-type="string">
            <text:p>Kamil_Mal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6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6_6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.76">
            <text:p>46,76</text:p>
          </table:table-cell>
          <table:table-cell office:value-type="string">
            <text:p>27.08.2025</text:p>
          </table:table-cell>
          <table:table-cell office:value-type="string">
            <text:p>Kamil_Mal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Triumph Street Triple 765 RS</text:p>
          </table:table-cell>
          <table:table-cell office:value-type="string">
            <text:p>Pirelli Diablo Supercorsa SP V3</text:p>
          </table:table-cell>
          <table:table-cell office:value-type="string">
            <text:p>Pirelli Diablo Supercorsa SP V3</text:p>
          </table:table-cell>
          <table:table-cell office:value-type="string">
            <text:p>NULL</text:p>
          </table:table-cell>
          <table:table-cell office:value-type="string">
            <text:p>/assets/images/media/evidences/46_7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.73">
            <text:p>46,73</text:p>
          </table:table-cell>
          <table:table-cell office:value-type="string">
            <text:p>31.05.2025</text:p>
          </table:table-cell>
          <table:table-cell office:value-type="string">
            <text:p>Marek Marcins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765 R</text:p>
          </table:table-cell>
          <table:table-cell table:number-columns-repeated="2" office:value-type="string">
            <text:p>Pirelli Diablo Rosso 4 Corsa</text:p>
          </table:table-cell>
          <table:table-cell office:value-type="string">
            <text:p>NULL</text:p>
          </table:table-cell>
          <table:table-cell office:value-type="string">
            <text:p>/assets/images/media/evidences/46_73</text:p>
          </table:table-cell>
          <table:table-cell office:value-type="string">
            <text:p>https://www.youtube.com/watch?v=0_K1jzgGZp4</text:p>
          </table:table-cell>
          <table:table-cell table:number-columns-repeated="2"/>
        </table:table-row>
        <table:table-row table:style-name="ro1">
          <table:table-cell office:value-type="float" office:value="46.75">
            <text:p>46,75</text:p>
          </table:table-cell>
          <table:table-cell office:value-type="string">
            <text:p>14.08.2024</text:p>
          </table:table-cell>
          <table:table-cell office:value-type="string">
            <text:p>Veloce_Sig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 K6</text:p>
          </table:table-cell>
          <table:table-cell office:value-type="string">
            <text:p>Pirelli Diablo Supercorsa SP</text:p>
          </table:table-cell>
          <table:table-cell office:value-type="string">
            <text:p>Bridgestone Battlax RS10</text:p>
          </table:table-cell>
          <table:table-cell office:value-type="string">
            <text:p>NULL</text:p>
          </table:table-cell>
          <table:table-cell office:value-type="string">
            <text:p>/assets/images/media/evidences/46_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.47">
            <text:p>46,47</text:p>
          </table:table-cell>
          <table:table-cell office:value-type="string">
            <text:p>27.08.2025</text:p>
          </table:table-cell>
          <table:table-cell office:value-type="string">
            <text:p>Trenergranat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Monster 937 SP</text:p>
          </table:table-cell>
          <table:table-cell office:value-type="string">
            <text:p>Pirelli Diablo Supercorsa SP V4</text:p>
          </table:table-cell>
          <table:table-cell office:value-type="string">
            <text:p>Pirelli Diablo Supercorsa SP V4</text:p>
          </table:table-cell>
          <table:table-cell office:value-type="string">
            <text:p>NULL</text:p>
          </table:table-cell>
          <table:table-cell office:value-type="string">
            <text:p>/assets/images/media/evidences/46_4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.9">
            <text:p>46,90</text:p>
          </table:table-cell>
          <table:table-cell office:value-type="date" office:date-value="2023-01-01">
            <text:p>1.01.2023</text:p>
          </table:table-cell>
          <table:table-cell office:value-type="string">
            <text:p>Maciej Furious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Ninja 300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6_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.17">
            <text:p>47,17</text:p>
          </table:table-cell>
          <table:table-cell office:value-type="date" office:date-value="2025-08-08">
            <text:p>8.08.2025</text:p>
          </table:table-cell>
          <table:table-cell office:value-type="string">
            <text:p>Daniel Raczyło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3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7_1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.47">
            <text:p>47,47</text:p>
          </table:table-cell>
          <table:table-cell office:value-type="string">
            <text:p>21.07.2024</text:p>
          </table:table-cell>
          <table:table-cell office:value-type="string">
            <text:p>Tina_Mloda_1000R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BMW 1000RR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7_4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.49">
            <text:p>47,49</text:p>
          </table:table-cell>
          <table:table-cell office:value-type="string">
            <text:p>25.07.2025</text:p>
          </table:table-cell>
          <table:table-cell office:value-type="string">
            <text:p>Wojtek- HHB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600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/assets/images/media/evidences/47_4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.5">
            <text:p>47,50</text:p>
          </table:table-cell>
          <table:table-cell office:value-type="string">
            <text:p>18.08.2024</text:p>
          </table:table-cell>
          <table:table-cell office:value-type="string">
            <text:p>Tomasz Bycz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Triumph Street Triple 1050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7_5</text:p>
          </table:table-cell>
          <table:table-cell office:value-type="string">
            <text:p>https://www.youtube.com/watch?v=GPy7wa6-2rc</text:p>
          </table:table-cell>
          <table:table-cell table:number-columns-repeated="2"/>
        </table:table-row>
        <table:table-row table:style-name="ro1">
          <table:table-cell office:value-type="float" office:value="47.5">
            <text:p>47,50</text:p>
          </table:table-cell>
          <table:table-cell office:value-type="string">
            <text:p>20.07.2025</text:p>
          </table:table-cell>
          <table:table-cell office:value-type="string">
            <text:p>Marcin - olo.sc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Streetfighter V4S</text:p>
          </table:table-cell>
          <table:table-cell office:value-type="string">
            <text:p>Pirelli Diablo Supercorsa SP V4</text:p>
          </table:table-cell>
          <table:table-cell office:value-type="string">
            <text:p>Pirelli Diablo Supercorsa SP V4</text:p>
          </table:table-cell>
          <table:table-cell office:value-type="string">
            <text:p>NULL</text:p>
          </table:table-cell>
          <table:table-cell office:value-type="string">
            <text:p>/assets/images/media/evidences/47_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.51">
            <text:p>47,51</text:p>
          </table:table-cell>
          <table:table-cell office:value-type="string">
            <text:p>20.08.2025</text:p>
          </table:table-cell>
          <table:table-cell office:value-type="string">
            <text:p>Wojtek #251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CF 150 SM</text:p>
          </table:table-cell>
          <table:table-cell table:number-columns-repeated="2" office:value-type="string">
            <text:p>PMT Soft</text:p>
          </table:table-cell>
          <table:table-cell office:value-type="string">
            <text:p>https://www.racebox.pro/webapp/session/68a5ee848762225130e40d8d</text:p>
          </table:table-cell>
          <table:table-cell office:value-type="string">
            <text:p>/assets/images/media/evidences/47_5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.66">
            <text:p>47,66</text:p>
          </table:table-cell>
          <table:table-cell office:value-type="string">
            <text:p>14.08.2025</text:p>
          </table:table-cell>
          <table:table-cell office:value-type="string">
            <text:p>Marek Boczul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Streetfighter V4S</text:p>
          </table:table-cell>
          <table:table-cell table:number-columns-repeated="2" office:value-type="string">
            <text:p>Pirelli Diablo Rosso Corsa 2</text:p>
          </table:table-cell>
          <table:table-cell office:value-type="string">
            <text:p>https://www.laptrophy.com/sessions/Pu3pH7</text:p>
          </table:table-cell>
          <table:table-cell office:value-type="string">
            <text:p>/assets/images/media/evidences/47_6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.8">
            <text:p>47,80</text:p>
          </table:table-cell>
          <table:table-cell office:value-type="string">
            <text:p>23.05.2022</text:p>
          </table:table-cell>
          <table:table-cell office:value-type="string">
            <text:p>Dawid Rod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table:number-columns-repeated="3" office:value-type="string">
            <text:p>NULL</text:p>
          </table:table-cell>
          <table:table-cell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47_8</text:p>
          </table:table-cell>
          <table:table-cell office:value-type="string">
            <text:p>https://www.youtube.com/watch?v=etejhe2I4OQ</text:p>
          </table:table-cell>
          <table:table-cell table:number-columns-repeated="2"/>
        </table:table-row>
        <table:table-row table:style-name="ro1">
          <table:table-cell office:value-type="float" office:value="46.84">
            <text:p>46,84</text:p>
          </table:table-cell>
          <table:table-cell office:value-type="string">
            <text:p>13.08.2025</text:p>
          </table:table-cell>
          <table:table-cell office:value-type="string">
            <text:p>PiratJerry(954 Fireblade)G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R1000RR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6_8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.91">
            <text:p>47,91</text:p>
          </table:table-cell>
          <table:table-cell office:value-type="string">
            <text:p>20.08.2025</text:p>
          </table:table-cell>
          <table:table-cell office:value-type="string">
            <text:p>Piotr Woronowicz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CF K150 SM</text:p>
          </table:table-cell>
          <table:table-cell table:number-columns-repeated="2" office:value-type="string">
            <text:p>PMT Soft</text:p>
          </table:table-cell>
          <table:table-cell office:value-type="string">
            <text:p>NULL</text:p>
          </table:table-cell>
          <table:table-cell office:value-type="string">
            <text:p>/assets/images/media/evidences/47_91</text:p>
          </table:table-cell>
          <table:table-cell office:value-type="string">
            <text:p>https://www.youtube.com/watch?v=j-Dms7XyWuA</text:p>
          </table:table-cell>
          <table:table-cell table:number-columns-repeated="2"/>
        </table:table-row>
        <table:table-row table:style-name="ro1">
          <table:table-cell office:value-type="float" office:value="47.89">
            <text:p>47,89</text:p>
          </table:table-cell>
          <table:table-cell office:value-type="string">
            <text:p>03.09.2025</text:p>
          </table:table-cell>
          <table:table-cell office:value-type="string">
            <text:p>Pati [MT07] Rumi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7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https://www.laptrophy.com/sessions/2nsoNH</text:p>
          </table:table-cell>
          <table:table-cell office:value-type="string">
            <text:p>/assets/images/media/evidences/47_8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.95">
            <text:p>47,95</text:p>
          </table:table-cell>
          <table:table-cell office:value-type="string">
            <text:p>13.08.2025</text:p>
          </table:table-cell>
          <table:table-cell office:value-type="string">
            <text:p>Ladydriver_GSX-R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</text:p>
          </table:table-cell>
          <table:table-cell table:number-columns-repeated="2" office:value-type="string">
            <text:p>Pirelli Diablo Rosso 4 Corsa</text:p>
          </table:table-cell>
          <table:table-cell office:value-type="string">
            <text:p>NULL</text:p>
          </table:table-cell>
          <table:table-cell office:value-type="string">
            <text:p>/assets/images/media/evidences/47_9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.04">
            <text:p>48,04</text:p>
          </table:table-cell>
          <table:table-cell office:value-type="string">
            <text:p>22.09.2024</text:p>
          </table:table-cell>
          <table:table-cell office:value-type="string">
            <text:p>Szymon Schewe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1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8_0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.97">
            <text:p>47,97</text:p>
          </table:table-cell>
          <table:table-cell office:value-type="string">
            <text:p>27.08.2025</text:p>
          </table:table-cell>
          <table:table-cell office:value-type="string">
            <text:p>Michał /Dziadek Z 750 Gdań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awasaki Z750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7_9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.3">
            <text:p>48,30</text:p>
          </table:table-cell>
          <table:table-cell office:value-type="string">
            <text:p>01.07.2019</text:p>
          </table:table-cell>
          <table:table-cell office:value-type="string">
            <text:p>Marek Janikows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30 SM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48_3</text:p>
          </table:table-cell>
          <table:table-cell office:value-type="string">
            <text:p>https://www.youtube.com/watch?v=R6DwZpXyc0c</text:p>
          </table:table-cell>
          <table:table-cell table:number-columns-repeated="2"/>
        </table:table-row>
        <table:table-row table:style-name="ro1">
          <table:table-cell office:value-type="float" office:value="48.49">
            <text:p>48,49</text:p>
          </table:table-cell>
          <table:table-cell office:value-type="string">
            <text:p>08.08.2025</text:p>
          </table:table-cell>
          <table:table-cell office:value-type="string">
            <text:p>Mateusz Muchlado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Triumph Street Triple 765 RS</text:p>
          </table:table-cell>
          <table:table-cell office:value-type="string">
            <text:p>Bridgestone Battlax S23</text:p>
          </table:table-cell>
          <table:table-cell office:value-type="string">
            <text:p>Bridgestone Battlax S23</text:p>
          </table:table-cell>
          <table:table-cell office:value-type="string">
            <text:p>https://www.racebox.pro/webapp/session/68962592365a59e829aee2e1</text:p>
          </table:table-cell>
          <table:table-cell office:value-type="string">
            <text:p>/assets/images/media/evidences/48_4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.55">
            <text:p>48,55</text:p>
          </table:table-cell>
          <table:table-cell office:value-type="string">
            <text:p>31.05.2020</text:p>
          </table:table-cell>
          <table:table-cell office:value-type="string">
            <text:p>Marcin Slezia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30 SM</text:p>
          </table:table-cell>
          <table:table-cell office:value-type="string">
            <text:p>Mitas MC-35 S-RACER 2.0 Soft</text:p>
          </table:table-cell>
          <table:table-cell office:value-type="string">
            <text:p>Mitas MC-35 S-RACER 2.0 Medium</text:p>
          </table:table-cell>
          <table:table-cell office:value-type="string">
            <text:p>NULL</text:p>
          </table:table-cell>
          <table:table-cell office:value-type="string">
            <text:p>/assets/images/media/evidences/48_55</text:p>
          </table:table-cell>
          <table:table-cell office:value-type="string">
            <text:p>https://www.youtube.com/watch?v=mtZYhxPiyCU</text:p>
          </table:table-cell>
          <table:table-cell table:number-columns-repeated="2"/>
        </table:table-row>
        <table:table-row table:style-name="ro1">
          <table:table-cell office:value-type="float" office:value="48.01">
            <text:p>48,01</text:p>
          </table:table-cell>
          <table:table-cell office:value-type="string">
            <text:p>14.08.2025</text:p>
          </table:table-cell>
          <table:table-cell office:value-type="string">
            <text:p>Tredzi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MRF 140 SM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48_0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.77">
            <text:p>48,77</text:p>
          </table:table-cell>
          <table:table-cell office:value-type="string">
            <text:p>09.08.2024</text:p>
          </table:table-cell>
          <table:table-cell office:value-type="string">
            <text:p>OCZK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Honda CB650R</text:p>
          </table:table-cell>
          <table:table-cell office:value-type="string">
            <text:p>Bridgestone Battlax S23</text:p>
          </table:table-cell>
          <table:table-cell office:value-type="string">
            <text:p>Bridgestone Battlax S23</text:p>
          </table:table-cell>
          <table:table-cell office:value-type="string">
            <text:p>https://www.laptrophy.com/sessions/pBpXcM</text:p>
          </table:table-cell>
          <table:table-cell office:value-type="string">
            <text:p>/assets/images/media/evidences/48_77</text:p>
          </table:table-cell>
          <table:table-cell office:value-type="string">
            <text:p>https://www.youtube.com/watch?v=JJBhTNXK2pM</text:p>
          </table:table-cell>
          <table:table-cell table:number-columns-repeated="2"/>
        </table:table-row>
        <table:table-row table:style-name="ro1">
          <table:table-cell office:value-type="float" office:value="48.85">
            <text:p>48,85</text:p>
          </table:table-cell>
          <table:table-cell office:value-type="string">
            <text:p>09.08.2025</text:p>
          </table:table-cell>
          <table:table-cell office:value-type="string">
            <text:p>Mateusz Wron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TM SuperDuke 1290 GT</text:p>
          </table:table-cell>
          <table:table-cell table:number-columns-repeated="2" office:value-type="string">
            <text:p>Pirelli Diablo Rosso 4 Corsa</text:p>
          </table:table-cell>
          <table:table-cell office:value-type="string">
            <text:p>NULL</text:p>
          </table:table-cell>
          <table:table-cell office:value-type="string">
            <text:p>/assets/images/media/evidences/48_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">
            <text:p>49,00</text:p>
          </table:table-cell>
          <table:table-cell office:value-type="string">
            <text:p>18.09.2020</text:p>
          </table:table-cell>
          <table:table-cell office:value-type="string">
            <text:p>Inmatefrompl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Hornet 600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49</text:p>
          </table:table-cell>
          <table:table-cell office:value-type="string">
            <text:p>https://www.youtube.com/watch?v=YyVmTd5NrWU</text:p>
          </table:table-cell>
          <table:table-cell table:number-columns-repeated="2"/>
        </table:table-row>
        <table:table-row table:style-name="ro1">
          <table:table-cell office:value-type="float" office:value="49.08">
            <text:p>49,08</text:p>
          </table:table-cell>
          <table:table-cell office:value-type="string">
            <text:p>18.08.2024</text:p>
          </table:table-cell>
          <table:table-cell office:value-type="string">
            <text:p>Marek Marco Orł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Suzuki GSX-R 600</text:p>
          </table:table-cell>
          <table:table-cell office:value-type="string">
            <text:p>Metzeler Sportec M9 RR</text:p>
          </table:table-cell>
          <table:table-cell office:value-type="string">
            <text:p>Metzeler Sportec M9 RR</text:p>
          </table:table-cell>
          <table:table-cell office:value-type="string">
            <text:p>NULL</text:p>
          </table:table-cell>
          <table:table-cell office:value-type="string">
            <text:p>/assets/images/media/evidences/49_0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.37">
            <text:p>49,37</text:p>
          </table:table-cell>
          <table:table-cell office:value-type="string">
            <text:p>08.09.2024</text:p>
          </table:table-cell>
          <table:table-cell office:value-type="string">
            <text:p>Bartoszbeny_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NULL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49_3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.43">
            <text:p>49,43</text:p>
          </table:table-cell>
          <table:table-cell office:value-type="string">
            <text:p>08.09.2024</text:p>
          </table:table-cell>
          <table:table-cell office:value-type="string">
            <text:p>Konrad Bocia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amaha R6</text:p>
          </table:table-cell>
          <table:table-cell office:value-type="string">
            <text:p>Metzeler Sportec M9 RR</text:p>
          </table:table-cell>
          <table:table-cell office:value-type="string">
            <text:p>Metzeler Sportec M9 RR</text:p>
          </table:table-cell>
          <table:table-cell office:value-type="string">
            <text:p>NULL</text:p>
          </table:table-cell>
          <table:table-cell office:value-type="string">
            <text:p>/assets/images/media/evidences/49_4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.65">
            <text:p>49,65</text:p>
          </table:table-cell>
          <table:table-cell office:value-type="string">
            <text:p>14.08.2025</text:p>
          </table:table-cell>
          <table:table-cell office:value-type="string">
            <text:p>Jakub Chwast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TM Duke 690</text:p>
          </table:table-cell>
          <table:table-cell office:value-type="string">
            <text:p>Metzeler Sportec M5 Interact</text:p>
          </table:table-cell>
          <table:table-cell office:value-type="string">
            <text:p>Metzeler Sportec M5 Interact</text:p>
          </table:table-cell>
          <table:table-cell office:value-type="string">
            <text:p>NULL</text:p>
          </table:table-cell>
          <table:table-cell office:value-type="string">
            <text:p>/assets/images/media/evidences/49_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.74">
            <text:p>49,74</text:p>
          </table:table-cell>
          <table:table-cell office:value-type="string">
            <text:p>29.06.2024</text:p>
          </table:table-cell>
          <table:table-cell office:value-type="string">
            <text:p>Mateusz GSR750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</text:p>
          </table:table-cell>
          <table:table-cell office:value-type="string">
            <text:p>Dunlop Sportmax GPR-300</text:p>
          </table:table-cell>
          <table:table-cell office:value-type="string">
            <text:p>Dunlop Sportmax GPR-300</text:p>
          </table:table-cell>
          <table:table-cell office:value-type="string">
            <text:p>NULL</text:p>
          </table:table-cell>
          <table:table-cell office:value-type="string">
            <text:p>/assets/images/media/evidences/49_7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.98">
            <text:p>49,98</text:p>
          </table:table-cell>
          <table:table-cell office:value-type="string">
            <text:p>09.08.2024</text:p>
          </table:table-cell>
          <table:table-cell office:value-type="string">
            <text:p>BarKop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Triumph Street Triple 675</text:p>
          </table:table-cell>
          <table:table-cell office:value-type="string">
            <text:p>Bridgestone Battlax S21</text:p>
          </table:table-cell>
          <table:table-cell office:value-type="string">
            <text:p>Bridgestone Battlax S21</text:p>
          </table:table-cell>
          <table:table-cell office:value-type="string">
            <text:p>NULL</text:p>
          </table:table-cell>
          <table:table-cell office:value-type="string">
            <text:p>/assets/images/media/evidences/49_9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.98">
            <text:p>49,98</text:p>
          </table:table-cell>
          <table:table-cell office:value-type="string">
            <text:p>06.07.2025</text:p>
          </table:table-cell>
          <table:table-cell office:value-type="string">
            <text:p>twojstarysolibudy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X-S 1000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49_9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">
            <text:p>50,00</text:p>
          </table:table-cell>
          <table:table-cell office:value-type="string">
            <text:p>24.04.2022</text:p>
          </table:table-cell>
          <table:table-cell office:value-type="string">
            <text:p>StasienK0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NULL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0</text:p>
          </table:table-cell>
          <table:table-cell office:value-type="string">
            <text:p>https://www.youtube.com/watch?v=zlr0jZPrAj0</text:p>
          </table:table-cell>
          <table:table-cell table:number-columns-repeated="2"/>
        </table:table-row>
        <table:table-row table:style-name="ro1">
          <table:table-cell office:value-type="float" office:value="50">
            <text:p>50,00</text:p>
          </table:table-cell>
          <table:table-cell office:value-type="string">
            <text:p>05.06.2023</text:p>
          </table:table-cell>
          <table:table-cell office:value-type="string">
            <text:p>Seba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R 954RR Fireblade</text:p>
          </table:table-cell>
          <table:table-cell office:value-type="string">
            <text:p>Bridgestone Battlax S21</text:p>
          </table:table-cell>
          <table:table-cell office:value-type="string">
            <text:p>Bridgestone Battlax S21</text:p>
          </table:table-cell>
          <table:table-cell office:value-type="string">
            <text:p>NULL</text:p>
          </table:table-cell>
          <table:table-cell office:value-type="string">
            <text:p>/assets/images/media/evidences/5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.1">
            <text:p>50,10</text:p>
          </table:table-cell>
          <table:table-cell office:value-type="string">
            <text:p>08.08.2025</text:p>
          </table:table-cell>
          <table:table-cell office:value-type="string">
            <text:p>Majkel - Michał Demb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X-8R</text:p>
          </table:table-cell>
          <table:table-cell office:value-type="string">
            <text:p>Dunlop Sportmax Roadsport 2</text:p>
          </table:table-cell>
          <table:table-cell office:value-type="string">
            <text:p>Dunlop Sportmax Roadsport 2</text:p>
          </table:table-cell>
          <table:table-cell office:value-type="string">
            <text:p>NULL</text:p>
          </table:table-cell>
          <table:table-cell office:value-type="string">
            <text:p>/assets/images/media/evidences/50_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.11">
            <text:p>50,11</text:p>
          </table:table-cell>
          <table:table-cell office:value-type="string">
            <text:p>18.08.2020</text:p>
          </table:table-cell>
          <table:table-cell office:value-type="string">
            <text:p>Kacper Malec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750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0_11</text:p>
          </table:table-cell>
          <table:table-cell office:value-type="string">
            <text:p>https://www.youtube.com/watch?v=jpMLFT5rWFQ</text:p>
          </table:table-cell>
          <table:table-cell table:number-columns-repeated="2"/>
        </table:table-row>
        <table:table-row table:style-name="ro1">
          <table:table-cell office:value-type="float" office:value="50.4">
            <text:p>50,40</text:p>
          </table:table-cell>
          <table:table-cell office:value-type="string">
            <text:p>24.08.2020</text:p>
          </table:table-cell>
          <table:table-cell office:value-type="string">
            <text:p>Motocykle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0_4</text:p>
          </table:table-cell>
          <table:table-cell office:value-type="string">
            <text:p>https://www.youtube.com/watch?v=8Cy3ZOiHk_k</text:p>
          </table:table-cell>
          <table:table-cell table:number-columns-repeated="2"/>
        </table:table-row>
        <table:table-row table:style-name="ro1">
          <table:table-cell office:value-type="float" office:value="50.5">
            <text:p>50,50</text:p>
          </table:table-cell>
          <table:table-cell office:value-type="string">
            <text:p>29.06.2024</text:p>
          </table:table-cell>
          <table:table-cell office:value-type="string">
            <text:p>Fluffy GSX-R750 Rotmank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R 750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50_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.83">
            <text:p>50,83</text:p>
          </table:table-cell>
          <table:table-cell office:value-type="string">
            <text:p>08.09.2024</text:p>
          </table:table-cell>
          <table:table-cell office:value-type="string">
            <text:p>Emil_Uciekinier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awasaki ZX-10R Ninja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0_8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.99">
            <text:p>50,99</text:p>
          </table:table-cell>
          <table:table-cell office:value-type="string">
            <text:p>19.09.2024</text:p>
          </table:table-cell>
          <table:table-cell office:value-type="string">
            <text:p>Adam Szub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600</text:p>
          </table:table-cell>
          <table:table-cell office:value-type="string">
            <text:p>Metzeler Racetec TD Slick</text:p>
          </table:table-cell>
          <table:table-cell office:value-type="string">
            <text:p>Metzeler Racetec TD Slick</text:p>
          </table:table-cell>
          <table:table-cell office:value-type="string">
            <text:p>NULL</text:p>
          </table:table-cell>
          <table:table-cell office:value-type="string">
            <text:p>/assets/images/media/evidences/50_9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">
            <text:p>51,00</text:p>
          </table:table-cell>
          <table:table-cell office:value-type="string">
            <text:p>30.08.2023</text:p>
          </table:table-cell>
          <table:table-cell office:value-type="string">
            <text:p>Szymon_ndg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Kawasaki Ninja 250r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1</text:p>
          </table:table-cell>
          <table:table-cell office:value-type="string">
            <text:p>https://www.youtube.com/watch?v=sqgmlAghHsg</text:p>
          </table:table-cell>
          <table:table-cell table:number-columns-repeated="2"/>
        </table:table-row>
        <table:table-row table:style-name="ro1">
          <table:table-cell office:value-type="float" office:value="51">
            <text:p>51,00</text:p>
          </table:table-cell>
          <table:table-cell office:value-type="string">
            <text:p>07.09.2023</text:p>
          </table:table-cell>
          <table:table-cell office:value-type="string">
            <text:p>Typical Seba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Monster 1200R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.29">
            <text:p>51,29</text:p>
          </table:table-cell>
          <table:table-cell office:value-type="string">
            <text:p>27.08.2025</text:p>
          </table:table-cell>
          <table:table-cell office:value-type="string">
            <text:p>Leszke Heszke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awasaki ZX-6R</text:p>
          </table:table-cell>
          <table:table-cell office:value-type="string">
            <text:p>Bridgestone Battlax S21</text:p>
          </table:table-cell>
          <table:table-cell/>
          <table:table-cell office:value-type="string">
            <text:p>https://www.laptrophy.com/sessions/sWe3OI</text:p>
          </table:table-cell>
          <table:table-cell office:value-type="string">
            <text:p>/assets/images/media/evidences/51_2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.35">
            <text:p>51,35</text:p>
          </table:table-cell>
          <table:table-cell office:value-type="string">
            <text:p>03.07.2024</text:p>
          </table:table-cell>
          <table:table-cell office:value-type="string">
            <text:p>Mateusz Kaczmi Kaczmar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-N</text:p>
          </table:table-cell>
          <table:table-cell office:value-type="string">
            <text:p>Dunlop SportSmart 3</text:p>
          </table:table-cell>
          <table:table-cell office:value-type="string">
            <text:p>Dunlop SportSmart 3</text:p>
          </table:table-cell>
          <table:table-cell office:value-type="string">
            <text:p>NULL</text:p>
          </table:table-cell>
          <table:table-cell office:value-type="string">
            <text:p>/assets/images/media/evidences/51_3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.37">
            <text:p>51,37</text:p>
          </table:table-cell>
          <table:table-cell office:value-type="string">
            <text:p>05.06.2024</text:p>
          </table:table-cell>
          <table:table-cell office:value-type="string">
            <text:p>Mateusz GSR750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R 750</text:p>
          </table:table-cell>
          <table:table-cell office:value-type="string">
            <text:p>Dunlop Sportmax GPR-300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1_3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.41">
            <text:p>50,41</text:p>
          </table:table-cell>
          <table:table-cell office:value-type="string">
            <text:p>07.09.2025</text:p>
          </table:table-cell>
          <table:table-cell office:value-type="string">
            <text:p>Karol Brzos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MRF 160-R SM</text:p>
          </table:table-cell>
          <table:table-cell office:value-type="string">
            <text:p>Pirelli Diablo Rosso Scooter</text:p>
          </table:table-cell>
          <table:table-cell office:value-type="string">
            <text:p>Pirelli Diablo Rosso Scooter</text:p>
          </table:table-cell>
          <table:table-cell office:value-type="string">
            <text:p>NULL</text:p>
          </table:table-cell>
          <table:table-cell office:value-type="string">
            <text:p>/assets/images/media/evidences/50_4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.64">
            <text:p>51,64</text:p>
          </table:table-cell>
          <table:table-cell office:value-type="string">
            <text:p>22.09.2024</text:p>
          </table:table-cell>
          <table:table-cell office:value-type="string">
            <text:p>Lukasz_FZ1_Gdan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https://www.laptrophy.com/sessions/QeHqzu</text:p>
          </table:table-cell>
          <table:table-cell office:value-type="string">
            <text:p>/assets/images/media/evidences/51_6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.68">
            <text:p>51,68</text:p>
          </table:table-cell>
          <table:table-cell office:value-type="string">
            <text:p>08.08.2025</text:p>
          </table:table-cell>
          <table:table-cell office:value-type="string">
            <text:p>Piotr Falco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9</text:p>
          </table:table-cell>
          <table:table-cell office:value-type="string">
            <text:p>Bridgestone Battlax S23</text:p>
          </table:table-cell>
          <table:table-cell office:value-type="string">
            <text:p>Bridgestone Battlax S23</text:p>
          </table:table-cell>
          <table:table-cell office:value-type="string">
            <text:p>NULL</text:p>
          </table:table-cell>
          <table:table-cell office:value-type="string">
            <text:p>/assets/images/media/evidences/51_6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.99">
            <text:p>51,99</text:p>
          </table:table-cell>
          <table:table-cell office:value-type="string">
            <text:p>05.07.2024</text:p>
          </table:table-cell>
          <table:table-cell office:value-type="string">
            <text:p>Piotr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Yamaha R6</text:p>
          </table:table-cell>
          <table:table-cell office:value-type="string">
            <text:p>Bridgestone Battlax S23</text:p>
          </table:table-cell>
          <table:table-cell office:value-type="string">
            <text:p>Bridgestone Battlax S23</text:p>
          </table:table-cell>
          <table:table-cell office:value-type="string">
            <text:p>NULL</text:p>
          </table:table-cell>
          <table:table-cell office:value-type="string">
            <text:p>/assets/images/media/evidences/51_9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.01">
            <text:p>52,01</text:p>
          </table:table-cell>
          <table:table-cell office:value-type="string">
            <text:p>28.08.2022</text:p>
          </table:table-cell>
          <table:table-cell office:value-type="string">
            <text:p>Szymon_ndg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Kawasaki Ninja 250r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2_0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.02">
            <text:p>52,02</text:p>
          </table:table-cell>
          <table:table-cell office:value-type="string">
            <text:p>03.07.2024</text:p>
          </table:table-cell>
          <table:table-cell office:value-type="string">
            <text:p>Paweł (Sid) Dr-z 400 SM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DR-Z4SM</text:p>
          </table:table-cell>
          <table:table-cell table:number-columns-repeated="2" office:value-type="string">
            <text:p>Pirelli Diablo Rosso 2</text:p>
          </table:table-cell>
          <table:table-cell office:value-type="string">
            <text:p>NULL</text:p>
          </table:table-cell>
          <table:table-cell office:value-type="string">
            <text:p>/assets/images/media/evidences/52_0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.24">
            <text:p>52,24</text:p>
          </table:table-cell>
          <table:table-cell office:value-type="string">
            <text:p>17.08.2024</text:p>
          </table:table-cell>
          <table:table-cell office:value-type="string">
            <text:p>Maciek Jagiełł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650R</text:p>
          </table:table-cell>
          <table:table-cell table:number-columns-repeated="2" office:value-type="string">
            <text:p>Pirelli Diablo Rosso 4</text:p>
          </table:table-cell>
          <table:table-cell office:value-type="string">
            <text:p>NULL</text:p>
          </table:table-cell>
          <table:table-cell office:value-type="string">
            <text:p>/assets/images/media/evidences/52_2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.56">
            <text:p>52,56</text:p>
          </table:table-cell>
          <table:table-cell office:value-type="string">
            <text:p>17.08.2024</text:p>
          </table:table-cell>
          <table:table-cell office:value-type="string">
            <text:p>Bartosz Butajło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 600F Hornet</text:p>
          </table:table-cell>
          <table:table-cell table:number-columns-repeated="2" office:value-type="string">
            <text:p>Michelin Pilot Power 2CT</text:p>
          </table:table-cell>
          <table:table-cell office:value-type="string">
            <text:p>NULL</text:p>
          </table:table-cell>
          <table:table-cell office:value-type="string">
            <text:p>/assets/images/media/evidences/52_5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.59">
            <text:p>52,59</text:p>
          </table:table-cell>
          <table:table-cell office:value-type="string">
            <text:p>17.08.2025</text:p>
          </table:table-cell>
          <table:table-cell office:value-type="string">
            <text:p>Mateusz Grzyb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1000R</text:p>
          </table:table-cell>
          <table:table-cell office:value-type="string">
            <text:p>Bridgestone Battlax S23</text:p>
          </table:table-cell>
          <table:table-cell office:value-type="string">
            <text:p>Metzeler Sportec M7 RR</text:p>
          </table:table-cell>
          <table:table-cell office:value-type="string">
            <text:p>NULL</text:p>
          </table:table-cell>
          <table:table-cell office:value-type="string">
            <text:p>/assets/images/media/evidences/52_5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.69">
            <text:p>52,69</text:p>
          </table:table-cell>
          <table:table-cell office:value-type="string">
            <text:p>31.07.2024</text:p>
          </table:table-cell>
          <table:table-cell office:value-type="string">
            <text:p>Angy_S1000R GD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BMW S1000R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52_6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3">
            <text:p>53,00</text:p>
          </table:table-cell>
          <table:table-cell office:value-type="string">
            <text:p>02.07.2024</text:p>
          </table:table-cell>
          <table:table-cell office:value-type="string">
            <text:p>Dezyderiusz Łaszkiewicz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3</text:p>
          </table:table-cell>
          <table:table-cell office:value-type="string">
            <text:p>https://www.youtube.com/watch?v=MBhLJZ8ToA0</text:p>
          </table:table-cell>
          <table:table-cell table:number-columns-repeated="2"/>
        </table:table-row>
        <table:table-row table:style-name="ro1">
          <table:table-cell office:value-type="float" office:value="53">
            <text:p>53,00</text:p>
          </table:table-cell>
          <table:table-cell office:value-type="string">
            <text:p>01.08.2024</text:p>
          </table:table-cell>
          <table:table-cell office:value-type="string">
            <text:p>Maciej Badtke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Zone</text:p>
          </table:table-cell>
          <table:table-cell office:value-type="string">
            <text:p>Yamaha MT10</text:p>
          </table:table-cell>
          <table:table-cell office:value-type="string">
            <text:p>Bridgestone Battlax S22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53</text:p>
          </table:table-cell>
          <table:table-cell office:value-type="string">
            <text:p>https://www.youtube.com/watch?v=3EqleyD0mDU</text:p>
          </table:table-cell>
          <table:table-cell table:number-columns-repeated="2"/>
        </table:table-row>
        <table:table-row table:style-name="ro1">
          <table:table-cell office:value-type="float" office:value="53.46">
            <text:p>53,46</text:p>
          </table:table-cell>
          <table:table-cell office:value-type="string">
            <text:p>21.07.2024</text:p>
          </table:table-cell>
          <table:table-cell office:value-type="string">
            <text:p>BabyMonster MT-07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7</text:p>
          </table:table-cell>
          <table:table-cell table:number-columns-repeated="2" office:value-type="string">
            <text:p>Michelin Road 5</text:p>
          </table:table-cell>
          <table:table-cell office:value-type="string">
            <text:p>NULL</text:p>
          </table:table-cell>
          <table:table-cell office:value-type="string">
            <text:p>/assets/images/media/evidences/53_4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.74">
            <text:p>50,74</text:p>
          </table:table-cell>
          <table:table-cell office:value-type="string">
            <text:p>08.08.2025</text:p>
          </table:table-cell>
          <table:table-cell office:value-type="string">
            <text:p>Adrian (Trzonek)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Tracer 9 Sport Touring</text:p>
          </table:table-cell>
          <table:table-cell office:value-type="string">
            <text:p>Metzeler Roadtec 01</text:p>
          </table:table-cell>
          <table:table-cell office:value-type="string">
            <text:p>Metzeler Roadtec 01</text:p>
          </table:table-cell>
          <table:table-cell office:value-type="string">
            <text:p>NULL</text:p>
          </table:table-cell>
          <table:table-cell office:value-type="string">
            <text:p>/assets/images/media/evidences/50_7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3.64">
            <text:p>53,64</text:p>
          </table:table-cell>
          <table:table-cell office:value-type="string">
            <text:p>19.07.2024</text:p>
          </table:table-cell>
          <table:table-cell office:value-type="string">
            <text:p>Bartek Trident Gdan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Trident 660</text:p>
          </table:table-cell>
          <table:table-cell table:number-columns-repeated="2" office:value-type="string">
            <text:p>Michelin Road 5</text:p>
          </table:table-cell>
          <table:table-cell office:value-type="string">
            <text:p>NULL</text:p>
          </table:table-cell>
          <table:table-cell office:value-type="string">
            <text:p>/assets/images/media/evidences/53_6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4.92">
            <text:p>54,92</text:p>
          </table:table-cell>
          <table:table-cell office:value-type="string">
            <text:p>29.06.2024</text:p>
          </table:table-cell>
          <table:table-cell office:value-type="string">
            <text:p>Jacek|SV650N|3city Bojan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SV 650N</text:p>
          </table:table-cell>
          <table:table-cell table:number-columns-repeated="2" office:value-type="string">
            <text:p>Pirelli Diablo Rosso Corsa 2</text:p>
          </table:table-cell>
          <table:table-cell office:value-type="string">
            <text:p>NULL</text:p>
          </table:table-cell>
          <table:table-cell office:value-type="string">
            <text:p>/assets/images/media/evidences/54_9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.99">
            <text:p>55,99</text:p>
          </table:table-cell>
          <table:table-cell office:value-type="string">
            <text:p>16.08.2024</text:p>
          </table:table-cell>
          <table:table-cell office:value-type="string">
            <text:p>Slav_XX1100_Gdynia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Honda CBR 1100XX Blackbird</text:p>
          </table:table-cell>
          <table:table-cell table:number-columns-repeated="2" office:value-type="string">
            <text:p>Pirelli Angel ST</text:p>
          </table:table-cell>
          <table:table-cell office:value-type="string">
            <text:p>NULL</text:p>
          </table:table-cell>
          <table:table-cell office:value-type="string">
            <text:p>/assets/images/media/evidences/55_9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.96">
            <text:p>56,96</text:p>
          </table:table-cell>
          <table:table-cell office:value-type="string">
            <text:p>24.08.2024</text:p>
          </table:table-cell>
          <table:table-cell office:value-type="string">
            <text:p>Kinga xj600s 3miasto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amaha XJ600 Diversion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6_9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8">
            <text:p>58,00</text:p>
          </table:table-cell>
          <table:table-cell office:value-type="string">
            <text:p>26.05.2024</text:p>
          </table:table-cell>
          <table:table-cell office:value-type="string">
            <text:p>BugiiCb650r3city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650R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8</text:p>
          </table:table-cell>
          <table:table-cell office:value-type="string">
            <text:p>https://www.youtube.com/watch?v=NYLzNRK0rsI</text:p>
          </table:table-cell>
          <table:table-cell table:number-columns-repeated="2"/>
        </table:table-row>
        <table:table-row table:style-name="ro1">
          <table:table-cell office:value-type="float" office:value="58.44">
            <text:p>58,44</text:p>
          </table:table-cell>
          <table:table-cell office:value-type="string">
            <text:p>07.07.2024</text:p>
          </table:table-cell>
          <table:table-cell office:value-type="string">
            <text:p>Javor Duke 390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KTM Duke 390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8_4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9">
            <text:p>59,00</text:p>
          </table:table-cell>
          <table:table-cell office:value-type="string">
            <text:p>28.06.2020</text:p>
          </table:table-cell>
          <table:table-cell office:value-type="string">
            <text:p>DenyMotoVlog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59</text:p>
          </table:table-cell>
          <table:table-cell office:value-type="string">
            <text:p>https://www.youtube.com/watch?v=GgL4nH-ebqA</text:p>
          </table:table-cell>
          <table:table-cell table:number-columns-repeated="2"/>
        </table:table-row>
        <table:table-row table:style-name="ro1">
          <table:table-cell office:value-type="float" office:value="59.12">
            <text:p>59,12</text:p>
          </table:table-cell>
          <table:table-cell office:value-type="string">
            <text:p>21.07.2024</text:p>
          </table:table-cell>
          <table:table-cell office:value-type="string">
            <text:p>Mateusz Nowa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125</text:p>
          </table:table-cell>
          <table:table-cell table:number-columns-repeated="2" office:value-type="string">
            <text:p>Michelin Pilot Street</text:p>
          </table:table-cell>
          <table:table-cell office:value-type="string">
            <text:p>https://www.laptrophy.com/sessions/cQldYE</text:p>
          </table:table-cell>
          <table:table-cell office:value-type="string">
            <text:p>/assets/images/media/evidences/59_1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0">
            <text:p>60,00</text:p>
          </table:table-cell>
          <table:table-cell office:value-type="string">
            <text:p>27.06.2021</text:p>
          </table:table-cell>
          <table:table-cell office:value-type="string">
            <text:p>WitekMoto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table:number-columns-repeated="2" office:value-type="string">
            <text:p>NULL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60</text:p>
          </table:table-cell>
          <table:table-cell office:value-type="string">
            <text:p>https://www.youtube.com/watch?v=7eRKsR6d5A4</text:p>
          </table:table-cell>
          <table:table-cell table:number-columns-repeated="2"/>
        </table:table-row>
        <table:table-row table:style-name="ro1">
          <table:table-cell office:value-type="float" office:value="60">
            <text:p>60,00</text:p>
          </table:table-cell>
          <table:table-cell office:value-type="string">
            <text:p>09.08.2017</text:p>
          </table:table-cell>
          <table:table-cell office:value-type="string">
            <text:p>Miroslaw Kondrac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1000</text:p>
          </table:table-cell>
          <table:table-cell table:number-columns-repeated="2" table:style-name="Default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/assets/images/media/evidences/60</text:p>
          </table:table-cell>
          <table:table-cell office:value-type="string">
            <text:p>https://www.youtube.com/watch?v=MURaILW-jbI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</table:table-row>
        <table:table-row table:style-name="ro1" table:number-rows-repeated="5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3" table:number-columns-repeated="2"/>
          <table:table-cell table:number-columns-repeated="5"/>
        </table:table-row>
      </table:table>
      <table:table table:name="Arkusz1" table:style-name="ta1" table:print="false">
        <table:table-column table:style-name="co4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3" table:default-cell-style-name="Default"/>
        <table:table-row table:style-name="ro2">
          <table:table-cell office:value-type="string">
            <text:p>Time</text:p>
          </table:table-cell>
          <table:table-cell office:value-type="string">
            <text:p>Date</text:p>
          </table:table-cell>
          <table:table-cell office:value-type="string">
            <text:p>Rider</text:p>
          </table:table-cell>
          <table:table-cell office:value-type="string">
            <text:p>Method</text:p>
          </table:table-cell>
          <table:table-cell office:value-type="string">
            <text:p>Validity</text:p>
          </table:table-cell>
          <table:table-cell office:value-type="string">
            <text:p>Track</text:p>
          </table:table-cell>
          <table:table-cell office:value-type="string">
            <text:p>Organizer</text:p>
          </table:table-cell>
          <table:table-cell office:value-type="string">
            <text:p>Moto</text:p>
          </table:table-cell>
          <table:table-cell office:value-type="string">
            <text:p>Tyres</text:p>
          </table:table-cell>
          <table:table-cell office:value-type="string">
            <text:p>Link</text:p>
          </table:table-cell>
          <table:table-cell office:value-type="string">
            <text:p>proof_path</text:p>
          </table:table-cell>
          <table:table-cell office:value-type="string">
            <text:p>video_url</text:p>
          </table:table-cell>
          <table:table-cell office:value-type="string">
            <text:p>approval_link</text:p>
          </table:table-cell>
          <table:table-cell office:value-type="string">
            <text:p>created_date</text:p>
          </table:table-cell>
        </table:table-row>
        <table:table-row table:style-name="ro2">
          <table:table-cell office:value-type="float" office:value="41.76">
            <text:p>41,76</text:p>
          </table:table-cell>
          <table:table-cell office:value-type="string">
            <text:p>20.08.2020</text:p>
          </table:table-cell>
          <table:table-cell office:value-type="string">
            <text:p>Robak#66_Grzegorz Hanuszewicz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Attack</text:p>
          </table:table-cell>
          <table:table-cell office:value-type="string">
            <text:p>Husqvarna FS 450</text:p>
          </table:table-cell>
          <table:table-cell office:value-type="string">
            <text:p>Metzeler Racetec SM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DVSyvmzuBZY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2.05">
            <text:p>42,05</text:p>
          </table:table-cell>
          <table:table-cell office:value-type="string">
            <text:p>14.08.2017</text:p>
          </table:table-cell>
          <table:table-cell office:value-type="string">
            <text:p>Piotr Zuchniarz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6</text:p>
          </table:table-cell>
          <table:table-cell office:value-type="string">
            <text:p>Dunlop Sportmax D211+ K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HNgAaSlXTa0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2.12">
            <text:p>42,12</text:p>
          </table:table-cell>
          <table:table-cell office:value-type="string">
            <text:p>1.01.2017</text:p>
          </table:table-cell>
          <table:table-cell office:value-type="string">
            <text:p>Przemysław Różyń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6</text:p>
          </table:table-cell>
          <table:table-cell office:value-type="string">
            <text:p>Pirelli Supercorsa SC1 + SC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2.45">
            <text:p>42,45</text:p>
          </table:table-cell>
          <table:table-cell office:value-type="string">
            <text:p>18.07.2017</text:p>
          </table:table-cell>
          <table:table-cell office:value-type="string">
            <text:p>Dawid Ustarbow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1</text:p>
          </table:table-cell>
          <table:table-cell office:value-type="string">
            <text:p>Dunlop D211 s, Metzeler Racetec K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2.46">
            <text:p>42,46</text:p>
          </table:table-cell>
          <table:table-cell office:value-type="string">
            <text:p>02.08.2025</text:p>
          </table:table-cell>
          <table:table-cell office:value-type="string">
            <text:p>Adam Jaszczak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usqvarna FS 450</text:p>
          </table:table-cell>
          <table:table-cell office:value-type="string">
            <text:p>Metzeler Racetec RR Slick K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2.63">
            <text:p>42,63</text:p>
          </table:table-cell>
          <table:table-cell office:value-type="string">
            <text:p>07.09.2025</text:p>
          </table:table-cell>
          <table:table-cell office:value-type="string">
            <text:p>Jan Dumara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onda CBR600RR</text:p>
          </table:table-cell>
          <table:table-cell office:value-type="string">
            <text:p>Bridgestone Battlax Racing V02R Sof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2.77">
            <text:p>42,77</text:p>
          </table:table-cell>
          <table:table-cell office:value-type="string">
            <text:p>08.09.2020</text:p>
          </table:table-cell>
          <table:table-cell office:value-type="string">
            <text:p>Jan Dumara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600R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UG2P0IQbdBs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3.38">
            <text:p>43,38</text:p>
          </table:table-cell>
          <table:table-cell office:value-type="string">
            <text:p>02.07.2023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600RR</text:p>
          </table:table-cell>
          <table:table-cell office:value-type="string">
            <text:p>Metzeler Racetec TD</text:p>
          </table:table-cell>
          <table:table-cell office:value-type="string">
            <text:p>https://www.racebox.pro/webapp/session/64a1679954a76481131b423c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42">
            <text:p>43,42</text:p>
          </table:table-cell>
          <table:table-cell office:value-type="string">
            <text:p>09.08.2025</text:p>
          </table:table-cell>
          <table:table-cell office:value-type="string">
            <text:p>Krzysztof Komornicki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usqvarna FS 450</text:p>
          </table:table-cell>
          <table:table-cell office:value-type="string">
            <text:p>Metzeler Racetec SM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48">
            <text:p>43,48</text:p>
          </table:table-cell>
          <table:table-cell office:value-type="string">
            <text:p>13.05.2018</text:p>
          </table:table-cell>
          <table:table-cell office:value-type="string">
            <text:p>Milosz Kurkul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899 Panigale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ugJNTPsMuMY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3.55">
            <text:p>43,55</text:p>
          </table:table-cell>
          <table:table-cell office:value-type="string">
            <text:p>09.08.2025</text:p>
          </table:table-cell>
          <table:table-cell office:value-type="string">
            <text:p>Robert Robson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onda CRF 450 R</text:p>
          </table:table-cell>
          <table:table-cell office:value-type="string">
            <text:p>Michelin Power Supermoto B, Metzeler K1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55">
            <text:p>43,55</text:p>
          </table:table-cell>
          <table:table-cell office:value-type="string">
            <text:p>24.08.2024</text:p>
          </table:table-cell>
          <table:table-cell office:value-type="string">
            <text:p>Michał Rainbow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BMW 1000RR HP4</text:p>
          </table:table-cell>
          <table:table-cell office:value-type="string">
            <text:p>Dunlop KR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6">
            <text:p>43,6</text:p>
          </table:table-cell>
          <table:table-cell office:value-type="string">
            <text:p>09.08.2023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Ninja 400</text:p>
          </table:table-cell>
          <table:table-cell office:value-type="string">
            <text:p>Dunlop d213</text:p>
          </table:table-cell>
          <table:table-cell office:value-type="string">
            <text:p>https://www.racebox.pro/webapp/session/64d3c73a75a0a6cdcf1b423c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65">
            <text:p>43,65</text:p>
          </table:table-cell>
          <table:table-cell office:value-type="string">
            <text:p>22.09.2024</text:p>
          </table:table-cell>
          <table:table-cell office:value-type="string">
            <text:p>Mirek Mordec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 600RR</text:p>
          </table:table-cell>
          <table:table-cell office:value-type="string">
            <text:p>Pirelli Supercorsa SP V0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69">
            <text:p>43,69</text:p>
          </table:table-cell>
          <table:table-cell office:value-type="string">
            <text:p>01.05.2019</text:p>
          </table:table-cell>
          <table:table-cell office:value-type="string">
            <text:p>Wesy#84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1000R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zTMPzs5I0Og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3.78">
            <text:p>43,78</text:p>
          </table:table-cell>
          <table:table-cell office:value-type="string">
            <text:p>03.06.2025</text:p>
          </table:table-cell>
          <table:table-cell office:value-type="string">
            <text:p>Lukasz Knapik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Yamaha R6 – 2005</text:p>
          </table:table-cell>
          <table:table-cell office:value-type="string">
            <text:p>Pirelli SuperCorsa 2 &amp; 1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96">
            <text:p>43,96</text:p>
          </table:table-cell>
          <table:table-cell office:value-type="string">
            <text:p>27.08.2014</text:p>
          </table:table-cell>
          <table:table-cell office:value-type="string">
            <text:p>Cnk</text:p>
          </table:table-cell>
          <table:table-cell office:value-type="string">
            <text:p>Dragy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amaha R3</text:p>
          </table:table-cell>
          <table:table-cell office:value-type="string">
            <text:p>Pirelli SuperCorsa 1 &amp; 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dKhD-9K65kI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4.03">
            <text:p>44,03</text:p>
          </table:table-cell>
          <table:table-cell office:value-type="string">
            <text:p>04.09.2025</text:p>
          </table:table-cell>
          <table:table-cell office:value-type="string">
            <text:p>Maciej Mar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Ducati Panigale V4S</text:p>
          </table:table-cell>
          <table:table-cell office:value-type="string">
            <text:p>Pirelli SuperCorsa SP V4</text:p>
          </table:table-cell>
          <table:table-cell office:value-type="string">
            <text:p>https://www.racebox.pro/webapp/session/68b9b7d223b7d5453c270af7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05">
            <text:p>44,05</text:p>
          </table:table-cell>
          <table:table-cell office:value-type="string">
            <text:p>25.08.2014</text:p>
          </table:table-cell>
          <table:table-cell office:value-type="string">
            <text:p>Rut (Tomek Rutecki)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Triumph Street Triple 1200RS</text:p>
          </table:table-cell>
          <table:table-cell office:value-type="string">
            <text:p>Metzeler Racetec K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19">
            <text:p>44,19</text:p>
          </table:table-cell>
          <table:table-cell office:value-type="string">
            <text:p>07.09.2025</text:p>
          </table:table-cell>
          <table:table-cell office:value-type="string">
            <text:p>Sławomir Bławat</text:p>
          </table:table-cell>
          <table:table-cell office:value-type="string">
            <text:p>Qstarz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CF 190 SM</text:p>
          </table:table-cell>
          <table:table-cell office:value-type="string">
            <text:p>PMT Super Sof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21">
            <text:p>44,21</text:p>
          </table:table-cell>
          <table:table-cell office:value-type="string">
            <text:p>29.09.2024</text:p>
          </table:table-cell>
          <table:table-cell office:value-type="string">
            <text:p>Tomasz Byczek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 K7</text:p>
          </table:table-cell>
          <table:table-cell office:value-type="string">
            <text:p>Metzeller Racetec TD slick &amp; <text:s/>Bridgestone V02 sof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9RfWD7viUCc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4.35">
            <text:p>44,35</text:p>
          </table:table-cell>
          <table:table-cell office:value-type="string">
            <text:p>24.08.2024</text:p>
          </table:table-cell>
          <table:table-cell office:value-type="string">
            <text:p>Arek Mierzejew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Suzuki GSX-R 600 K9</text:p>
          </table:table-cell>
          <table:table-cell office:value-type="string">
            <text:p>Pirelli SuperCorsa SC1, Metzeler K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48">
            <text:p>44,48</text:p>
          </table:table-cell>
          <table:table-cell office:value-type="string">
            <text:p>19.05.2025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/>
          <table:table-cell office:value-type="string">
            <text:p>Kawasaki Ninja 400</text:p>
          </table:table-cell>
          <table:table-cell office:value-type="string">
            <text:p>NULL</text:p>
          </table:table-cell>
          <table:table-cell office:value-type="string">
            <text:p>https://www.racebox.pro/webapp/session/6829fe06c264e95f5c423d89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pFAJ_RTTp4k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4.75">
            <text:p>44,75</text:p>
          </table:table-cell>
          <table:table-cell office:value-type="string">
            <text:p>09.08.2025</text:p>
          </table:table-cell>
          <table:table-cell office:value-type="string">
            <text:p>Karol Brzos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Ducati 899 Panigale</text:p>
          </table:table-cell>
          <table:table-cell office:value-type="string">
            <text:p>Pirelli SuperCorsa sc3 tyl sc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8">
            <text:p>44,8</text:p>
          </table:table-cell>
          <table:table-cell office:value-type="string">
            <text:p>25.08.2024</text:p>
          </table:table-cell>
          <table:table-cell office:value-type="string">
            <text:p>Lemur [SD990]Gdyni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KTM SD 990</text:p>
          </table:table-cell>
          <table:table-cell office:value-type="string">
            <text:p>Pirelli SuperCorsa SP</text:p>
          </table:table-cell>
          <table:table-cell office:value-type="string">
            <text:p>https://www.laptrophy.com/sessions/vjKZsW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83">
            <text:p>44,83</text:p>
          </table:table-cell>
          <table:table-cell office:value-type="string">
            <text:p>17.08.2025</text:p>
          </table:table-cell>
          <table:table-cell office:value-type="string">
            <text:p>Radek Witk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amaha Thunderace</text:p>
          </table:table-cell>
          <table:table-cell office:value-type="string">
            <text:p>Pirelli Diablo SuperCorsa v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89">
            <text:p>44,89</text:p>
          </table:table-cell>
          <table:table-cell office:value-type="string">
            <text:p>16.09.2018</text:p>
          </table:table-cell>
          <table:table-cell office:value-type="string">
            <text:p>Wesy#84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9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kKTiMn7LqJ8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4.91">
            <text:p>44,91</text:p>
          </table:table-cell>
          <table:table-cell office:value-type="string">
            <text:p>02.08.2025</text:p>
          </table:table-cell>
          <table:table-cell office:value-type="string">
            <text:p>Przemo84Pila</text:p>
          </table:table-cell>
          <table:table-cell office:value-type="string">
            <text:p>Starlane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Suzuki GSX-R 600</text:p>
          </table:table-cell>
          <table:table-cell office:value-type="string">
            <text:p>Pirreli SuperBike SC2, Metzeler TD Slick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94">
            <text:p>44,94</text:p>
          </table:table-cell>
          <table:table-cell office:value-type="string">
            <text:p>08.09.2024</text:p>
          </table:table-cell>
          <table:table-cell office:value-type="string">
            <text:p>PiotrSy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awasaki Ninja 300</text:p>
          </table:table-cell>
          <table:table-cell office:value-type="string">
            <text:p>Pirelli SuperCorsa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5.09">
            <text:p>45,09</text:p>
          </table:table-cell>
          <table:table-cell office:value-type="string">
            <text:p>1.01.2023</text:p>
          </table:table-cell>
          <table:table-cell office:value-type="string">
            <text:p>Cnk</text:p>
          </table:table-cell>
          <table:table-cell office:value-type="string">
            <text:p>Dragy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765 RS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zdm_jxXtNu0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5.44">
            <text:p>45,44</text:p>
          </table:table-cell>
          <table:table-cell office:value-type="string">
            <text:p>1.01.2023</text:p>
          </table:table-cell>
          <table:table-cell office:value-type="string">
            <text:p>Leszek Marek Grzyb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SV 650</text:p>
          </table:table-cell>
          <table:table-cell office:value-type="string">
            <text:p>D212 GP Pro + SuperCorsa SC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5.5">
            <text:p>45,5</text:p>
          </table:table-cell>
          <table:table-cell office:value-type="string">
            <text:p>15.09.2024</text:p>
          </table:table-cell>
          <table:table-cell office:value-type="string">
            <text:p>MATRI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4</text:p>
          </table:table-cell>
          <table:table-cell office:value-type="string">
            <text:p>Dunlop Sportsmart T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N-f5eo0UgVc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5.72">
            <text:p>45,72</text:p>
          </table:table-cell>
          <table:table-cell office:value-type="string">
            <text:p>06.09.2024</text:p>
          </table:table-cell>
          <table:table-cell office:value-type="string">
            <text:p>Michał „Machu” Mach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1200 RS</text:p>
          </table:table-cell>
          <table:table-cell office:value-type="string">
            <text:p>Pirelli Rosso IV Corsa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5.82">
            <text:p>45,82</text:p>
          </table:table-cell>
          <table:table-cell office:value-type="string">
            <text:p>1.01.2023</text:p>
          </table:table-cell>
          <table:table-cell office:value-type="string">
            <text:p>Daniele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ZX-10R Ninja</text:p>
          </table:table-cell>
          <table:table-cell office:value-type="string">
            <text:p>Dunlop 212 &amp; Metzeler Racetec RR K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5.86">
            <text:p>45,86</text:p>
          </table:table-cell>
          <table:table-cell office:value-type="string">
            <text:p>04.09.2024</text:p>
          </table:table-cell>
          <table:table-cell office:value-type="string">
            <text:p>Wome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1000RR-R SP</text:p>
          </table:table-cell>
          <table:table-cell office:value-type="string">
            <text:p>Diablo Rosso Corsa 4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97">
            <text:p>47,97</text:p>
          </table:table-cell>
          <table:table-cell office:value-type="string">
            <text:p>1.01.2022</text:p>
          </table:table-cell>
          <table:table-cell office:value-type="string">
            <text:p>Wome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Fireblade CBR1000RR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5.96">
            <text:p>45,96</text:p>
          </table:table-cell>
          <table:table-cell office:value-type="string">
            <text:p>23.07.2016</text:p>
          </table:table-cell>
          <table:table-cell office:value-type="string">
            <text:p>Lukasz Wieczorek</text:p>
          </table:table-cell>
          <table:table-cell office:value-type="string">
            <text:p>LP-Cheetah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250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TG_MpTk0tcI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5.67">
            <text:p>45,67</text:p>
          </table:table-cell>
          <table:table-cell office:value-type="string">
            <text:p>17.08.2025</text:p>
          </table:table-cell>
          <table:table-cell office:value-type="string">
            <text:p>Imax_s3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Aprilia Tuono v4 1100</text:p>
          </table:table-cell>
          <table:table-cell office:value-type="string">
            <text:p>Pirelli Diablo Rosso IV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12">
            <text:p>46,12</text:p>
          </table:table-cell>
          <table:table-cell office:value-type="string">
            <text:p>1.01.2023</text:p>
          </table:table-cell>
          <table:table-cell office:value-type="string">
            <text:p>Desmomat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Panigale V4R</text:p>
          </table:table-cell>
          <table:table-cell office:value-type="string">
            <text:p>Pirelli SuperCorsa SP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18">
            <text:p>46,18</text:p>
          </table:table-cell>
          <table:table-cell office:value-type="string">
            <text:p>1.01.2022</text:p>
          </table:table-cell>
          <table:table-cell office:value-type="string">
            <text:p>Adam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1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38">
            <text:p>46,38</text:p>
          </table:table-cell>
          <table:table-cell office:value-type="string">
            <text:p>03.09.2025</text:p>
          </table:table-cell>
          <table:table-cell office:value-type="string">
            <text:p>Ar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TM Duke 790</text:p>
          </table:table-cell>
          <table:table-cell office:value-type="string">
            <text:p>Bridgestone Battlax S22 + Bridgestone Battlax S2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41">
            <text:p>46,41</text:p>
          </table:table-cell>
          <table:table-cell office:value-type="string">
            <text:p>17.08.2025</text:p>
          </table:table-cell>
          <table:table-cell office:value-type="string">
            <text:p>Mateusz Karpiń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 600F Hornet</text:p>
          </table:table-cell>
          <table:table-cell office:value-type="string">
            <text:p>Michelin Power Cup 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Rk9mtODkO1Y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6.43">
            <text:p>46,43</text:p>
          </table:table-cell>
          <table:table-cell office:value-type="string">
            <text:p>24.08.2022</text:p>
          </table:table-cell>
          <table:table-cell office:value-type="string">
            <text:p>Lejdi_ku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Kawasaki ZX-6R</text:p>
          </table:table-cell>
          <table:table-cell office:value-type="string">
            <text:p>Dunlop d21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56">
            <text:p>46,56</text:p>
          </table:table-cell>
          <table:table-cell office:value-type="string">
            <text:p>03.07.2024</text:p>
          </table:table-cell>
          <table:table-cell office:value-type="string">
            <text:p>Paweł FZ125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62">
            <text:p>46,62</text:p>
          </table:table-cell>
          <table:table-cell office:value-type="string">
            <text:p>04.06.2024</text:p>
          </table:table-cell>
          <table:table-cell office:value-type="string">
            <text:p>Kamil_Mal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6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76">
            <text:p>46,76</text:p>
          </table:table-cell>
          <table:table-cell office:value-type="string">
            <text:p>27.08.2025</text:p>
          </table:table-cell>
          <table:table-cell office:value-type="string">
            <text:p>Kamil_Mal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Triumph Street Triple 765 RS</text:p>
          </table:table-cell>
          <table:table-cell office:value-type="string">
            <text:p>Pirelli Diablo SuperCorsa V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73">
            <text:p>46,73</text:p>
          </table:table-cell>
          <table:table-cell office:value-type="string">
            <text:p>31.05.2025</text:p>
          </table:table-cell>
          <table:table-cell office:value-type="string">
            <text:p>Marek Marcins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765 R</text:p>
          </table:table-cell>
          <table:table-cell office:value-type="string">
            <text:p>Pirelli Diablo Rosso Corsa IV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0_K1jzgGZp4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6.75">
            <text:p>46,75</text:p>
          </table:table-cell>
          <table:table-cell office:value-type="string">
            <text:p>14.08.2024</text:p>
          </table:table-cell>
          <table:table-cell office:value-type="string">
            <text:p>Veloce_Sig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 K6</text:p>
          </table:table-cell>
          <table:table-cell office:value-type="string">
            <text:p>Pirelli SP + Bridgestone rs 10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47">
            <text:p>46,47</text:p>
          </table:table-cell>
          <table:table-cell office:value-type="string">
            <text:p>27.08.2025</text:p>
          </table:table-cell>
          <table:table-cell office:value-type="string">
            <text:p>Trenergranat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Monster 937 SP</text:p>
          </table:table-cell>
          <table:table-cell office:value-type="string">
            <text:p>PIRELLI DIABLO SuperCorsa V4 SP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9">
            <text:p>46,9</text:p>
          </table:table-cell>
          <table:table-cell office:value-type="string">
            <text:p>1.01.2023</text:p>
          </table:table-cell>
          <table:table-cell office:value-type="string">
            <text:p>Maciej Furious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Ninja 30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17">
            <text:p>47,17</text:p>
          </table:table-cell>
          <table:table-cell office:value-type="string">
            <text:p>8.08.2025</text:p>
          </table:table-cell>
          <table:table-cell office:value-type="string">
            <text:p>Daniel Raczyło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3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47">
            <text:p>47,47</text:p>
          </table:table-cell>
          <table:table-cell office:value-type="string">
            <text:p>21.07.2024</text:p>
          </table:table-cell>
          <table:table-cell office:value-type="string">
            <text:p>Tina_Mloda_1000R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BMW 1000RR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49">
            <text:p>47,49</text:p>
          </table:table-cell>
          <table:table-cell office:value-type="string">
            <text:p>25.07.2025</text:p>
          </table:table-cell>
          <table:table-cell office:value-type="string">
            <text:p>Wojtek- HHB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600</text:p>
          </table:table-cell>
          <table:table-cell office:value-type="string">
            <text:p>Bridgestone Battlax S22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5">
            <text:p>47,5</text:p>
          </table:table-cell>
          <table:table-cell office:value-type="string">
            <text:p>18.08.2024</text:p>
          </table:table-cell>
          <table:table-cell office:value-type="string">
            <text:p>Tomasz Bycz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Triumph Street Triple 105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GPy7wa6-2rc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7.5">
            <text:p>47,5</text:p>
          </table:table-cell>
          <table:table-cell office:value-type="string">
            <text:p>20.07.2025</text:p>
          </table:table-cell>
          <table:table-cell office:value-type="string">
            <text:p>Marcin - olo.sc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Streetfighter V4S</text:p>
          </table:table-cell>
          <table:table-cell office:value-type="string">
            <text:p>Pirelli SuperCorsa SP V4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51">
            <text:p>47,51</text:p>
          </table:table-cell>
          <table:table-cell office:value-type="string">
            <text:p>20.08.2025</text:p>
          </table:table-cell>
          <table:table-cell office:value-type="string">
            <text:p>Wojtek #251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CF 150 SM</text:p>
          </table:table-cell>
          <table:table-cell office:value-type="string">
            <text:p>PMT Soft</text:p>
          </table:table-cell>
          <table:table-cell office:value-type="string">
            <text:p>https://www.racebox.pro/webapp/session/68a5ee848762225130e40d8d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66">
            <text:p>47,66</text:p>
          </table:table-cell>
          <table:table-cell office:value-type="string">
            <text:p>14.08.2025</text:p>
          </table:table-cell>
          <table:table-cell office:value-type="string">
            <text:p>Marek Boczul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Streetfighter V4S</text:p>
          </table:table-cell>
          <table:table-cell office:value-type="string">
            <text:p>Pirelli Diablo Rosso Corsa II</text:p>
          </table:table-cell>
          <table:table-cell office:value-type="string">
            <text:p>https://www.laptrophy.com/sessions/Pu3pH7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8">
            <text:p>47,8</text:p>
          </table:table-cell>
          <table:table-cell office:value-type="string">
            <text:p>23.05.2022</text:p>
          </table:table-cell>
          <table:table-cell office:value-type="string">
            <text:p>Dawid Rod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table:number-columns-repeated="4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etejhe2I4OQ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6.84">
            <text:p>46,84</text:p>
          </table:table-cell>
          <table:table-cell office:value-type="string">
            <text:p>13.08.2025</text:p>
          </table:table-cell>
          <table:table-cell office:value-type="string">
            <text:p>PiratJerry(954 Fireblade)G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R1000RR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91">
            <text:p>47,91</text:p>
          </table:table-cell>
          <table:table-cell office:value-type="string">
            <text:p>20.08.2025</text:p>
          </table:table-cell>
          <table:table-cell office:value-type="string">
            <text:p>Piotr Woronowicz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CF K150 SM</text:p>
          </table:table-cell>
          <table:table-cell office:value-type="string">
            <text:p>PMT Sof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j-Dms7XyWuA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7.89">
            <text:p>47,89</text:p>
          </table:table-cell>
          <table:table-cell office:value-type="string">
            <text:p>03.09.2025</text:p>
          </table:table-cell>
          <table:table-cell office:value-type="string">
            <text:p>Pati [MT07] Rumi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7</text:p>
          </table:table-cell>
          <table:table-cell office:value-type="string">
            <text:p>Bridgestone Battlax S22</text:p>
          </table:table-cell>
          <table:table-cell office:value-type="string">
            <text:p>https://www.laptrophy.com/sessions/2nsoNH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95">
            <text:p>47,95</text:p>
          </table:table-cell>
          <table:table-cell office:value-type="string">
            <text:p>13.08.2025</text:p>
          </table:table-cell>
          <table:table-cell office:value-type="string">
            <text:p>Ladydriver_GSX-R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</text:p>
          </table:table-cell>
          <table:table-cell office:value-type="string">
            <text:p>Pirelli Diablo Rosso IV Corsa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8.04">
            <text:p>48,04</text:p>
          </table:table-cell>
          <table:table-cell office:value-type="string">
            <text:p>22.09.2024</text:p>
          </table:table-cell>
          <table:table-cell office:value-type="string">
            <text:p>Szymon Schewe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1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97">
            <text:p>47,97</text:p>
          </table:table-cell>
          <table:table-cell office:value-type="string">
            <text:p>27.08.2025</text:p>
          </table:table-cell>
          <table:table-cell office:value-type="string">
            <text:p>Michał /Dziadek Z 750 Gdań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awasaki Z75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8.3">
            <text:p>48,3</text:p>
          </table:table-cell>
          <table:table-cell office:value-type="string">
            <text:p>01.07.2019</text:p>
          </table:table-cell>
          <table:table-cell office:value-type="string">
            <text:p>Marek Janikows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30 SM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R6DwZpXyc0c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8.49">
            <text:p>48,49</text:p>
          </table:table-cell>
          <table:table-cell office:value-type="string">
            <text:p>08.08.2025</text:p>
          </table:table-cell>
          <table:table-cell office:value-type="string">
            <text:p>Mateusz Muchlado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Triumph Street Triple 765 RS</text:p>
          </table:table-cell>
          <table:table-cell office:value-type="string">
            <text:p>Bridgestone Battlax S23</text:p>
          </table:table-cell>
          <table:table-cell office:value-type="string">
            <text:p>https://www.racebox.pro/webapp/session/68962592365a59e829aee2e1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8.55">
            <text:p>48,55</text:p>
          </table:table-cell>
          <table:table-cell office:value-type="string">
            <text:p>31.05.2020</text:p>
          </table:table-cell>
          <table:table-cell office:value-type="string">
            <text:p>Marcin Slezia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30 SM</text:p>
          </table:table-cell>
          <table:table-cell office:value-type="string">
            <text:p>Mitas, soft, tyl medium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mtZYhxPiyCU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8.01">
            <text:p>48,01</text:p>
          </table:table-cell>
          <table:table-cell office:value-type="string">
            <text:p>14.08.2025</text:p>
          </table:table-cell>
          <table:table-cell office:value-type="string">
            <text:p>Tredzi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MRF 140 SM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8.77">
            <text:p>48,77</text:p>
          </table:table-cell>
          <table:table-cell office:value-type="string">
            <text:p>09.08.2024</text:p>
          </table:table-cell>
          <table:table-cell office:value-type="string">
            <text:p>OCZK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Honda CB650R</text:p>
          </table:table-cell>
          <table:table-cell office:value-type="string">
            <text:p>Bridgestone Battlax S23</text:p>
          </table:table-cell>
          <table:table-cell office:value-type="string">
            <text:p>https://www.laptrophy.com/sessions/pBpXcM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JJBhTNXK2pM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8.85">
            <text:p>48,85</text:p>
          </table:table-cell>
          <table:table-cell office:value-type="string">
            <text:p>09.08.2025</text:p>
          </table:table-cell>
          <table:table-cell office:value-type="string">
            <text:p>Mateusz Wron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TM SuperDuke 1290 GT</text:p>
          </table:table-cell>
          <table:table-cell office:value-type="string">
            <text:p>Pirelli Diablo Corsa IV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18.09.2020</text:p>
          </table:table-cell>
          <table:table-cell office:value-type="string">
            <text:p>Inmatefrompl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Hornet 600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YyVmTd5NrWU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9.08">
            <text:p>49,08</text:p>
          </table:table-cell>
          <table:table-cell office:value-type="string">
            <text:p>18.08.2024</text:p>
          </table:table-cell>
          <table:table-cell office:value-type="string">
            <text:p>Marek Marco Orł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Suzuki GSX-R 600</text:p>
          </table:table-cell>
          <table:table-cell office:value-type="string">
            <text:p>Metzeler M9RR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37">
            <text:p>49,37</text:p>
          </table:table-cell>
          <table:table-cell office:value-type="string">
            <text:p>08.09.2024</text:p>
          </table:table-cell>
          <table:table-cell office:value-type="string">
            <text:p>Bartoszbeny_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table:number-columns-repeated="3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43">
            <text:p>49,43</text:p>
          </table:table-cell>
          <table:table-cell office:value-type="string">
            <text:p>08.09.2024</text:p>
          </table:table-cell>
          <table:table-cell office:value-type="string">
            <text:p>Konrad Bocia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amaha R6</text:p>
          </table:table-cell>
          <table:table-cell office:value-type="string">
            <text:p>Metzeler Sportec M9 RR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65">
            <text:p>49,65</text:p>
          </table:table-cell>
          <table:table-cell office:value-type="string">
            <text:p>14.08.2025</text:p>
          </table:table-cell>
          <table:table-cell office:value-type="string">
            <text:p>Jakub Chwast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TM Duke 690</text:p>
          </table:table-cell>
          <table:table-cell office:value-type="string">
            <text:p>Metzeler Sportec M5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74">
            <text:p>49,74</text:p>
          </table:table-cell>
          <table:table-cell office:value-type="string">
            <text:p>29.06.2024</text:p>
          </table:table-cell>
          <table:table-cell office:value-type="string">
            <text:p>Mateusz GSR750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</text:p>
          </table:table-cell>
          <table:table-cell office:value-type="string">
            <text:p>Dunlop gpr300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98">
            <text:p>49,98</text:p>
          </table:table-cell>
          <table:table-cell office:value-type="string">
            <text:p>09.08.2024</text:p>
          </table:table-cell>
          <table:table-cell office:value-type="string">
            <text:p>BarKop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Triumph Street Triple 675</text:p>
          </table:table-cell>
          <table:table-cell office:value-type="string">
            <text:p>Bridgestone Battlax S21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98">
            <text:p>49,98</text:p>
          </table:table-cell>
          <table:table-cell office:value-type="string">
            <text:p>06.07.2025</text:p>
          </table:table-cell>
          <table:table-cell office:value-type="string">
            <text:p>twojstarysolibudy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X-S 100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4.04.2022</text:p>
          </table:table-cell>
          <table:table-cell office:value-type="string">
            <text:p>StasienK0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table:number-columns-repeated="3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zlr0jZPrAj0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5.06.2023</text:p>
          </table:table-cell>
          <table:table-cell office:value-type="string">
            <text:p>Seba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R 954RR Fireblade</text:p>
          </table:table-cell>
          <table:table-cell office:value-type="string">
            <text:p>Bridgestone Battlax S21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1">
            <text:p>50,1</text:p>
          </table:table-cell>
          <table:table-cell office:value-type="string">
            <text:p>08.08.2025</text:p>
          </table:table-cell>
          <table:table-cell office:value-type="string">
            <text:p>Majkel - Michał Demb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X-8R</text:p>
          </table:table-cell>
          <table:table-cell office:value-type="string">
            <text:p>DUNLOP SPORTMAX ROADSPORT 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11">
            <text:p>50,11</text:p>
          </table:table-cell>
          <table:table-cell office:value-type="string">
            <text:p>18.08.2020</text:p>
          </table:table-cell>
          <table:table-cell office:value-type="string">
            <text:p>Kacper Malec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750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jpMLFT5rWFQ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0.4">
            <text:p>50,4</text:p>
          </table:table-cell>
          <table:table-cell office:value-type="string">
            <text:p>24.08.2020</text:p>
          </table:table-cell>
          <table:table-cell office:value-type="string">
            <text:p>Motocykle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8Cy3ZOiHk_k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0.5">
            <text:p>50,5</text:p>
          </table:table-cell>
          <table:table-cell office:value-type="string">
            <text:p>29.06.2024</text:p>
          </table:table-cell>
          <table:table-cell office:value-type="string">
            <text:p>Fluffy GSX-R750 Rotmank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R 75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83">
            <text:p>50,83</text:p>
          </table:table-cell>
          <table:table-cell office:value-type="string">
            <text:p>08.09.2024</text:p>
          </table:table-cell>
          <table:table-cell office:value-type="string">
            <text:p>Emil_Uciekinier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awasaki ZX-10R Ninja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99">
            <text:p>50,99</text:p>
          </table:table-cell>
          <table:table-cell office:value-type="string">
            <text:p>19.09.2024</text:p>
          </table:table-cell>
          <table:table-cell office:value-type="string">
            <text:p>Adam Szub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600</text:p>
          </table:table-cell>
          <table:table-cell office:value-type="string">
            <text:p>Metzeler Racetec TD Slick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30.08.2023</text:p>
          </table:table-cell>
          <table:table-cell office:value-type="string">
            <text:p>Szymon_ndg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Kawasaki Ninja 250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sqgmlAghHsg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7.09.2023</text:p>
          </table:table-cell>
          <table:table-cell office:value-type="string">
            <text:p>Typical Seba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Monster 1200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29">
            <text:p>51,29</text:p>
          </table:table-cell>
          <table:table-cell office:value-type="string">
            <text:p>27.08.2025</text:p>
          </table:table-cell>
          <table:table-cell office:value-type="string">
            <text:p>Leszke Heszke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awasaki ZX-6R</text:p>
          </table:table-cell>
          <table:table-cell office:value-type="string">
            <text:p>Bridgestone Battlax S21</text:p>
          </table:table-cell>
          <table:table-cell office:value-type="string">
            <text:p>https://www.laptrophy.com/sessions/sWe3OI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35">
            <text:p>51,35</text:p>
          </table:table-cell>
          <table:table-cell office:value-type="string">
            <text:p>03.07.2024</text:p>
          </table:table-cell>
          <table:table-cell office:value-type="string">
            <text:p>Mateusz Kaczmi Kaczmar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-N</text:p>
          </table:table-cell>
          <table:table-cell office:value-type="string">
            <text:p>Dunlop SportSmart 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37">
            <text:p>51,37</text:p>
          </table:table-cell>
          <table:table-cell office:value-type="string">
            <text:p>05.06.2024</text:p>
          </table:table-cell>
          <table:table-cell office:value-type="string">
            <text:p>Mateusz GSR750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R 750</text:p>
          </table:table-cell>
          <table:table-cell office:value-type="string">
            <text:p>Dunlop gpr300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41">
            <text:p>50,41</text:p>
          </table:table-cell>
          <table:table-cell office:value-type="string">
            <text:p>07.09.2025</text:p>
          </table:table-cell>
          <table:table-cell office:value-type="string">
            <text:p>Karol Brzos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MRF 160-R SM</text:p>
          </table:table-cell>
          <table:table-cell office:value-type="string">
            <text:p>Diablo Rosso Scooter SC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64">
            <text:p>51,64</text:p>
          </table:table-cell>
          <table:table-cell office:value-type="string">
            <text:p>22.09.2024</text:p>
          </table:table-cell>
          <table:table-cell office:value-type="string">
            <text:p>Lukasz_FZ1_Gdan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</text:p>
          </table:table-cell>
          <table:table-cell office:value-type="string">
            <text:p>Bridgestone Battlax S22</text:p>
          </table:table-cell>
          <table:table-cell office:value-type="string">
            <text:p>https://www.laptrophy.com/sessions/QeHqzu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68">
            <text:p>51,68</text:p>
          </table:table-cell>
          <table:table-cell office:value-type="string">
            <text:p>08.08.2025</text:p>
          </table:table-cell>
          <table:table-cell office:value-type="string">
            <text:p>Piotr Falco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9</text:p>
          </table:table-cell>
          <table:table-cell office:value-type="string">
            <text:p>Bridgestone Battlax S2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99">
            <text:p>51,99</text:p>
          </table:table-cell>
          <table:table-cell office:value-type="string">
            <text:p>05.07.2024</text:p>
          </table:table-cell>
          <table:table-cell office:value-type="string">
            <text:p>Piotr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Yamaha R6</text:p>
          </table:table-cell>
          <table:table-cell office:value-type="string">
            <text:p>Bridgestone Battlax S2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01">
            <text:p>52,01</text:p>
          </table:table-cell>
          <table:table-cell office:value-type="string">
            <text:p>28.08.2022</text:p>
          </table:table-cell>
          <table:table-cell office:value-type="string">
            <text:p>Szymon_ndg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Kawasaki Ninja 250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02">
            <text:p>52,02</text:p>
          </table:table-cell>
          <table:table-cell office:value-type="string">
            <text:p>03.07.2024</text:p>
          </table:table-cell>
          <table:table-cell office:value-type="string">
            <text:p>Paweł (Sid) Dr-z 400 SM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DR-Z4SM</text:p>
          </table:table-cell>
          <table:table-cell office:value-type="string">
            <text:p>Pirelli Diablo Roso 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24">
            <text:p>52,24</text:p>
          </table:table-cell>
          <table:table-cell office:value-type="string">
            <text:p>17.08.2024</text:p>
          </table:table-cell>
          <table:table-cell office:value-type="string">
            <text:p>Maciek Jagiełł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650R</text:p>
          </table:table-cell>
          <table:table-cell office:value-type="string">
            <text:p>Pirelli Diablo Rosso IV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56">
            <text:p>52,56</text:p>
          </table:table-cell>
          <table:table-cell office:value-type="string">
            <text:p>17.08.2024</text:p>
          </table:table-cell>
          <table:table-cell office:value-type="string">
            <text:p>Bartosz Butajło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 600F Hornet</text:p>
          </table:table-cell>
          <table:table-cell office:value-type="string">
            <text:p>Michelin PILOT POWER 2c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59">
            <text:p>52,59</text:p>
          </table:table-cell>
          <table:table-cell office:value-type="string">
            <text:p>17.08.2025</text:p>
          </table:table-cell>
          <table:table-cell office:value-type="string">
            <text:p>Mateusz Grzyb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1000R</text:p>
          </table:table-cell>
          <table:table-cell office:value-type="string">
            <text:p>Bridgestone bt023+ Metzeler m7rr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69">
            <text:p>52,69</text:p>
          </table:table-cell>
          <table:table-cell office:value-type="string">
            <text:p>31.07.2024</text:p>
          </table:table-cell>
          <table:table-cell office:value-type="string">
            <text:p>Angy_S1000R GD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BMW S1000R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02.07.2024</text:p>
          </table:table-cell>
          <table:table-cell office:value-type="string">
            <text:p>Dezyderiusz Łaszkiewicz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MBhLJZ8ToA0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01.08.2024</text:p>
          </table:table-cell>
          <table:table-cell office:value-type="string">
            <text:p>Maciej Badtke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Zone</text:p>
          </table:table-cell>
          <table:table-cell office:value-type="string">
            <text:p>Yamaha MT1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3EqleyD0mDU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3.46">
            <text:p>53,46</text:p>
          </table:table-cell>
          <table:table-cell office:value-type="string">
            <text:p>21.07.2024</text:p>
          </table:table-cell>
          <table:table-cell office:value-type="string">
            <text:p>BabyMonster MT-07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7</text:p>
          </table:table-cell>
          <table:table-cell office:value-type="string">
            <text:p>Michelin Road 5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74">
            <text:p>50,74</text:p>
          </table:table-cell>
          <table:table-cell office:value-type="string">
            <text:p>08.08.2025</text:p>
          </table:table-cell>
          <table:table-cell office:value-type="string">
            <text:p>Adrian (Trzonek)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Tracer 9 Sport Touring</text:p>
          </table:table-cell>
          <table:table-cell office:value-type="string">
            <text:p>Metzeler RoadTec 01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3.64">
            <text:p>53,64</text:p>
          </table:table-cell>
          <table:table-cell office:value-type="string">
            <text:p>19.07.2024</text:p>
          </table:table-cell>
          <table:table-cell office:value-type="string">
            <text:p>Bartek Trident Gdan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Trident 660</text:p>
          </table:table-cell>
          <table:table-cell office:value-type="string">
            <text:p>Michelin Road 5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4.92">
            <text:p>54,92</text:p>
          </table:table-cell>
          <table:table-cell office:value-type="string">
            <text:p>29.06.2024</text:p>
          </table:table-cell>
          <table:table-cell office:value-type="string">
            <text:p>Jacek|SV650N|3city Bojan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SV 650N</text:p>
          </table:table-cell>
          <table:table-cell office:value-type="string">
            <text:p>Pirelli Diablo Rosso Corsa 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5.99">
            <text:p>55,99</text:p>
          </table:table-cell>
          <table:table-cell office:value-type="string">
            <text:p>16.08.2024</text:p>
          </table:table-cell>
          <table:table-cell office:value-type="string">
            <text:p>Slav_XX1100_Gdynia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Honda CBR 1100XX Blackbird</text:p>
          </table:table-cell>
          <table:table-cell office:value-type="string">
            <text:p>Pirelli Angel S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6.96">
            <text:p>56,96</text:p>
          </table:table-cell>
          <table:table-cell office:value-type="string">
            <text:p>24.08.2024</text:p>
          </table:table-cell>
          <table:table-cell office:value-type="string">
            <text:p>Kinga xj600s 3miasto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amaha XJ600 Diversion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6.05.2024</text:p>
          </table:table-cell>
          <table:table-cell office:value-type="string">
            <text:p>BugiiCb650r3city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650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NYLzNRK0rsI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8.44">
            <text:p>58,44</text:p>
          </table:table-cell>
          <table:table-cell office:value-type="string">
            <text:p>07.07.2024</text:p>
          </table:table-cell>
          <table:table-cell office:value-type="string">
            <text:p>Javor Duke 390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KTM Duke 390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8.06.2020</text:p>
          </table:table-cell>
          <table:table-cell office:value-type="string">
            <text:p>DenyMotoVlog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GgL4nH-ebqA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9.12">
            <text:p>59,12</text:p>
          </table:table-cell>
          <table:table-cell office:value-type="string">
            <text:p>21.07.2024</text:p>
          </table:table-cell>
          <table:table-cell office:value-type="string">
            <text:p>Mateusz Nowa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125</text:p>
          </table:table-cell>
          <table:table-cell office:value-type="string">
            <text:p>Michelin Pilot Street</text:p>
          </table:table-cell>
          <table:table-cell office:value-type="string">
            <text:p>https://www.laptrophy.com/sessions/cQldYE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7.06.2021</text:p>
          </table:table-cell>
          <table:table-cell office:value-type="string">
            <text:p>WitekMoto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table:number-columns-repeated="4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7eRKsR6d5A4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09.08.2017</text:p>
          </table:table-cell>
          <table:table-cell office:value-type="string">
            <text:p>Miroslaw Kondrac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1000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MURaILW-jbI</text:p>
          </table:table-cell>
          <table:table-cell office:value-type="string">
            <text:p>NULL</text:p>
          </table:table-cell>
          <table:table-cell/>
        </table:table-row>
      </table:table>
      <table:database-ranges>
        <table:database-range table:name="__Anonymous_Sheet_DB__1" table:target-range-address="full.A1:full.P116" table:display-filter-buttons="true"/>
        <table:database-range table:name="__Anonymous_Sheet_DB__2" table:target-range-address="results.A1:results.N116" table:display-filter-buttons="true"/>
        <table:database-range table:name="__Anonymous_Sheet_DB__3" table:target-range-address="Arkusz1.A1:Arkusz1.M1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.</number:text>
      <number:seconds number:style="long"/>
    </number:tim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5">25.09.2025</text:date>, <text:time>19:32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B</meta:initial-creator>
    <meta:creation-date>2025-09-07T20:11:03.37</meta:creation-date>
    <dc:date>2025-09-25T19:27:35.43</dc:date>
    <dc:creator>T B</dc:creator>
    <meta:editing-duration>P12DT2H32M6S</meta:editing-duration>
    <meta:editing-cycles>52</meta:editing-cycles>
    <meta:generator>OpenOffice/4.1.15$Win32 OpenOffice.org_project/4115m2$Build-9813</meta:generator>
    <meta:document-statistic meta:table-count="5" meta:cell-count="5013" meta:object-count="0"/>
  </office:meta>
</office:document-meta>
</file>